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272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Relacion_5f_dispers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/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ext-properties fo:color="#dc85e9"/>
    </style:style>
    <style:style style:name="ce13" style:family="table-cell" style:parent-style-name="Default">
      <style:text-properties fo:color="#bfbfbf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color="#bfbfbf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44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lacion_dispersion" table:style-name="ta1">
        <office:forms form:automatic-focus="false" form:apply-design-mode="false"/>
        <table:shapes>
          <draw:frame draw:z-index="0" draw:style-name="gr1" draw:text-style-name="P1" svg:width="15.988cm" svg:height="9.006cm" svg:x="2.197cm" svg:y="17.238cm">
            <draw:object draw:notify-on-update-of-ranges="Relacion_dispersion.E2:Relacion_dispersion.E27 Relacion_dispersion.M2:Relacion_dispersion.M27 Relacion_dispersion.E2:Relacion_dispersion.E27 Relacion_dispersion.N2:Relacion_dispersion.N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d(m)</text:p>
          </table:table-cell>
          <table:table-cell table:number-columns-repeated="2"/>
          <table:table-cell table:style-name="ce2" office:value-type="string" calcext:value-type="string">
            <text:p>Frecuencia (Hz)</text:p>
          </table:table-cell>
          <table:table-cell table:style-name="ce2" office:value-type="string" calcext:value-type="string">
            <text:p>Error Hz</text:p>
          </table:table-cell>
          <table:table-cell table:style-name="ce2" office:value-type="string" calcext:value-type="string">
            <text:p>longitud de onda</text:p>
          </table:table-cell>
          <table:table-cell table:style-name="ce12"/>
          <table:table-cell table:style-name="ce2" office:value-type="string" calcext:value-type="string">
            <text:p>Omega</text:p>
          </table:table-cell>
          <table:table-cell table:style-name="ce2" office:value-type="string" calcext:value-type="string">
            <text:p>Error w</text:p>
          </table:table-cell>
          <table:table-cell table:style-name="ce2" office:value-type="string" calcext:value-type="string">
            <text:p>Omega^2</text:p>
          </table:table-cell>
          <table:table-cell table:style-name="ce2" office:value-type="string" calcext:value-type="string">
            <text:p>error w²</text:p>
          </table:table-cell>
          <table:table-cell table:style-name="ce4" office:value-type="string" calcext:value-type="string">
            <text:p>c1 (mm)</text:p>
          </table:table-cell>
          <table:table-cell table:style-name="ce2" office:value-type="string" calcext:value-type="string">
            <text:p>c2 (mm)</text:p>
          </table:table-cell>
          <table:table-cell table:style-name="ce6" office:value-type="string" calcext:value-type="string">
            <text:p>c3(mm)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error 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error k2</text:p>
          </table:table-cell>
          <table:table-cell office:value-type="string" calcext:value-type="string">
            <text:p>k3</text:p>
          </table:table-cell>
          <table:table-cell/>
          <table:table-cell table:style-name="ce2" office:value-type="string" calcext:value-type="string">
            <text:p>K1³</text:p>
          </table:table-cell>
          <table:table-cell table:style-name="ce2" office:value-type="string" calcext:value-type="string">
            <text:p>error k1³</text:p>
          </table:table-cell>
          <table:table-cell table:style-name="ce2" office:value-type="string" calcext:value-type="string">
            <text:p>K2³</text:p>
          </table:table-cell>
          <table:table-cell table:style-name="ce2" office:value-type="string" calcext:value-type="string">
            <text:p>error k2³</text:p>
          </table:table-cell>
          <table:table-cell office:value-type="string" calcext:value-type="string">
            <text:p>K3³</text:p>
          </table:table-cell>
          <table:table-cell office:value-type="string" calcext:value-type="string">
            <text:p>error k3³</text:p>
          </table:table-cell>
          <table:table-cell table:style-name="ce2"/>
          <table:table-cell office:value-type="string" calcext:value-type="string">
            <text:p>w^2/k1³</text:p>
          </table:table-cell>
          <table:table-cell office:value-type="string" calcext:value-type="string">
            <text:p>w^2/k2³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029" calcext:value-type="float">
            <text:p>4,0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]" office:value-type="float" office:value="942.477796076938" calcext:value-type="float">
            <text:p>942,477796076938</text:p>
          </table:table-cell>
          <table:table-cell table:style-name="ce15" table:formula="of:= 2*PI() * [.F2]" office:value-type="float" office:value="6.28318530717959" calcext:value-type="float">
            <text:p>6,28318530717959</text:p>
          </table:table-cell>
          <table:table-cell table:formula="of:=[.I2]^2" office:value-type="float" office:value="888264.396098042" calcext:value-type="float">
            <text:p>888264,396098042</text:p>
          </table:table-cell>
          <table:table-cell table:style-name="ce13" table:formula="of:= 2*[.I2]*[.J2]" office:value-type="float" office:value="11843.5252813072" calcext:value-type="float">
            <text:p>11843,5252813072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"/>
          <table:table-cell table:formula="of:=(PI()/[.G2])*(([.M2]/1000)/[.$B$2])*([.$B$5]/[.$B$2])" office:value-type="float" office:value="2380.79390803379" calcext:value-type="float">
            <text:p>2380,79390803379</text:p>
          </table:table-cell>
          <table:table-cell table:style-name="ce13" table:formula="of:=[.P2]/[.G2]*[.H2]+[.P2]/([.M2]/1000)*(1/1000) + (2*[.P2]/[.$B$2])*[.$B$3]+ ([.P2]/[.$B$5])*[.$B$6]" office:value-type="float" office:value="227.827091475738" calcext:value-type="float">
            <text:p>227,827091475738</text:p>
          </table:table-cell>
          <table:table-cell table:formula="of:=(PI()/(2*[.G2]))*(([.N2]/1000)/[.$B$2])*([.$B$5]/[.$B$2])" office:value-type="float" office:value="2380.79390803379" calcext:value-type="float">
            <text:p>2380,79390803379</text:p>
          </table:table-cell>
          <table:table-cell table:style-name="ce13" table:formula="of:=[.R2]/[.G2]*[.H2]+[.R2]/([.N2]/1000)*(1/1000) + ([.R2]/[.$B$2])*[.$B$3]+ ([.R2]/[.$B$8])*[.$B$9]" office:value-type="float" office:value="304.099406776346" calcext:value-type="float">
            <text:p>304,099406776346</text:p>
          </table:table-cell>
          <table:table-cell table:formula="of:=(PI()/(3*[.G2]))*(([.O2]/1000)/[.$B$2])*([.$B$5]/[.$B$2])" office:value-type="float" office:value="0" calcext:value-type="float">
            <text:p>0</text:p>
          </table:table-cell>
          <table:table-cell table:style-name="ce13" table:formula="of:=[.T2]/[.G2]*[.H2]+[.T2]/([.O2]/1000)*(1/1000) + ([.T2]/[.$B$2])*[.$B$3]+ ([.T2]/[.$B$8])*[.$B$9]" office:value-type="string" office:string-value="" calcext:value-type="error">
            <text:p>#¡DIV/0!</text:p>
          </table:table-cell>
          <table:table-cell table:formula="of:=[.P2]^3" office:value-type="float" office:value="13494767538.7705" calcext:value-type="float">
            <text:p>13494767538,7705</text:p>
          </table:table-cell>
          <table:table-cell table:style-name="ce13" table:formula="of:=3 * [.P2]^2*[.Q2]" office:value-type="float" office:value="3874094638.92452" calcext:value-type="float">
            <text:p>3874094638,92452</text:p>
          </table:table-cell>
          <table:table-cell table:formula="of:=[.R2]^3" office:value-type="float" office:value="13494767538.7705" calcext:value-type="float">
            <text:p>13494767538,7705</text:p>
          </table:table-cell>
          <table:table-cell table:style-name="ce13" table:formula="of:=3*[.R2]^2*[.S2]" office:value-type="float" office:value="5171070191.26314" calcext:value-type="float">
            <text:p>5171070191,26314</text:p>
          </table:table-cell>
          <table:table-cell table:formula="of:=[.T2]^3" office:value-type="float" office:value="0" calcext:value-type="float">
            <text:p>0</text:p>
          </table:table-cell>
          <table:table-cell table:style-name="ce13" table:formula="of:=3*[.T2]^2*[.U2]" office:value-type="string" office:string-value="" calcext:value-type="error">
            <text:p>#¡DIV/0!</text:p>
          </table:table-cell>
          <table:table-cell/>
          <table:table-cell table:formula="of:=[.K2]/[.V2]" office:value-type="float" office:value="0.0000658228749436445" calcext:value-type="float">
            <text:p>6,58228749436445E-05</text:p>
          </table:table-cell>
          <table:table-cell table:formula="of:=[.K2]/[.X2]" office:value-type="float" office:value="0.0000658228749436445" calcext:value-type="float">
            <text:p>6,58228749436445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rror a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2]+10" office:value-type="float" office:value="160" calcext:value-type="float">
            <text:p>16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3]" office:value-type="float" office:value="1005.30964914873" calcext:value-type="float">
            <text:p>1005,30964914873</text:p>
          </table:table-cell>
          <table:table-cell table:style-name="ce15" table:formula="of:= 2*PI() * [.F3]" office:value-type="float" office:value="6.28318530717959" calcext:value-type="float">
            <text:p>6,28318530717959</text:p>
          </table:table-cell>
          <table:table-cell table:formula="of:=[.I3]^2" office:value-type="float" office:value="1010647.49067154" calcext:value-type="float">
            <text:p>1010647,49067154</text:p>
          </table:table-cell>
          <table:table-cell table:style-name="ce13" table:formula="of:= 2*[.I3]*[.J3]" office:value-type="float" office:value="12633.0936333944" calcext:value-type="float">
            <text:p>12633,0936333944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"/>
          <table:table-cell table:formula="of:=(PI()/[.G3])*(([.M3]/1000)/[.$B$2])*([.$B$5]/[.$B$2])" office:value-type="float" office:value="2563.93190095946" calcext:value-type="float">
            <text:p>2563,93190095946</text:p>
          </table:table-cell>
          <table:table-cell table:style-name="ce13" table:formula="of:=[.P3]/[.G3]*[.H3]+[.P3]/([.M3]/1000)*(1/1000) + (2*[.P3]/[.$B$2])*[.$B$3]+ ([.P3]/[.$B$5])*[.$B$6]" office:value-type="float" office:value="231.264714441127" calcext:value-type="float">
            <text:p>231,264714441127</text:p>
          </table:table-cell>
          <table:table-cell table:formula="of:=(PI()/(2*[.G3]))*(([.N3]/1000)/[.$B$2])*([.$B$5]/[.$B$2])" office:value-type="float" office:value="2563.93190095946" calcext:value-type="float">
            <text:p>2563,93190095946</text:p>
          </table:table-cell>
          <table:table-cell table:style-name="ce13" table:formula="of:=[.R3]/[.G3]*[.H3]+[.R3]/([.N3]/1000)*(1/1000) + ([.R3]/[.$B$2])*[.$B$3]+ ([.R3]/[.$B$8])*[.$B$9]" office:value-type="float" office:value="320.447899877386" calcext:value-type="float">
            <text:p>320,447899877386</text:p>
          </table:table-cell>
          <table:table-cell table:formula="of:=(PI()/(3*[.G3]))*(([.O3]/1000)/[.$B$2])*([.$B$5]/[.$B$2])" office:value-type="float" office:value="0" calcext:value-type="float">
            <text:p>0</text:p>
          </table:table-cell>
          <table:table-cell table:style-name="ce13" table:formula="of:=[.T3]/[.G3]*[.H3]+[.T3]/([.O3]/1000)*(1/1000) + ([.T3]/[.$B$2])*[.$B$3]+ ([.T3]/[.$B$8])*[.$B$9]" office:value-type="string" office:string-value="" calcext:value-type="error">
            <text:p>#¡DIV/0!</text:p>
          </table:table-cell>
          <table:table-cell table:formula="of:=[.P3]^3" office:value-type="float" office:value="16854639110.7812" calcext:value-type="float">
            <text:p>16854639110,7812</text:p>
          </table:table-cell>
          <table:table-cell table:style-name="ce13" table:formula="of:=3 * [.P3]^2*[.Q3]" office:value-type="float" office:value="4560827024.50608" calcext:value-type="float">
            <text:p>4560827024,50608</text:p>
          </table:table-cell>
          <table:table-cell table:formula="of:=[.R3]^3" office:value-type="float" office:value="16854639110.7812" calcext:value-type="float">
            <text:p>16854639110,7812</text:p>
          </table:table-cell>
          <table:table-cell table:style-name="ce13" table:formula="of:=3*[.R3]^2*[.S3]" office:value-type="float" office:value="6319630062.19462" calcext:value-type="float">
            <text:p>6319630062,19462</text:p>
          </table:table-cell>
          <table:table-cell table:formula="of:=[.T3]^3" office:value-type="float" office:value="0" calcext:value-type="float">
            <text:p>0</text:p>
          </table:table-cell>
          <table:table-cell table:style-name="ce13" table:formula="of:=3*[.T3]^2*[.U3]" office:value-type="string" office:string-value="" calcext:value-type="error">
            <text:p>#¡DIV/0!</text:p>
          </table:table-cell>
          <table:table-cell/>
          <table:table-cell table:formula="of:=[.K3]/[.V3]" office:value-type="float" office:value="0.0000599625707811849" calcext:value-type="float">
            <text:p>5,99625707811849E-05</text:p>
          </table:table-cell>
          <table:table-cell table:formula="of:=[.K3]/[.X3]" office:value-type="float" office:value="0.0000599625707811849" calcext:value-type="float">
            <text:p>5,99625707811849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E3]+10" office:value-type="float" office:value="170" calcext:value-type="float">
            <text:p>17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4]" office:value-type="float" office:value="1068.14150222053" calcext:value-type="float">
            <text:p>1068,14150222053</text:p>
          </table:table-cell>
          <table:table-cell table:style-name="ce15" table:formula="of:= 2*PI() * [.F4]" office:value-type="float" office:value="6.28318530717959" calcext:value-type="float">
            <text:p>6,28318530717959</text:p>
          </table:table-cell>
          <table:table-cell table:formula="of:=[.I4]^2" office:value-type="float" office:value="1140926.26876593" calcext:value-type="float">
            <text:p>1140926,26876593</text:p>
          </table:table-cell>
          <table:table-cell table:style-name="ce13" table:formula="of:= 2*[.I4]*[.J4]" office:value-type="float" office:value="13422.6619854815" calcext:value-type="float">
            <text:p>13422,6619854815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"/>
          <table:table-cell table:formula="of:=(PI()/[.G4])*(([.M4]/1000)/[.$B$2])*([.$B$5]/[.$B$2])" office:value-type="float" office:value="2747.06989388514" calcext:value-type="float">
            <text:p>2747,06989388514</text:p>
          </table:table-cell>
          <table:table-cell table:style-name="ce13" table:formula="of:=[.P4]/[.G4]*[.H4]+[.P4]/([.M4]/1000)*(1/1000) + (2*[.P4]/[.$B$2])*[.$B$3]+ ([.P4]/[.$B$5])*[.$B$6]" office:value-type="float" office:value="234.702337406517" calcext:value-type="float">
            <text:p>234,702337406517</text:p>
          </table:table-cell>
          <table:table-cell table:formula="of:=(PI()/(2*[.G4]))*(([.N4]/1000)/[.$B$2])*([.$B$5]/[.$B$2])" office:value-type="float" office:value="2747.06989388514" calcext:value-type="float">
            <text:p>2747,06989388514</text:p>
          </table:table-cell>
          <table:table-cell table:style-name="ce13" table:formula="of:=[.R4]/[.G4]*[.H4]+[.R4]/([.N4]/1000)*(1/1000) + ([.R4]/[.$B$2])*[.$B$3]+ ([.R4]/[.$B$8])*[.$B$9]" office:value-type="float" office:value="336.796392978425" calcext:value-type="float">
            <text:p>336,796392978425</text:p>
          </table:table-cell>
          <table:table-cell table:formula="of:=(PI()/(3*[.G4]))*(([.O4]/1000)/[.$B$2])*([.$B$5]/[.$B$2])" office:value-type="float" office:value="0" calcext:value-type="float">
            <text:p>0</text:p>
          </table:table-cell>
          <table:table-cell table:style-name="ce13" table:formula="of:=[.T4]/[.G4]*[.H4]+[.T4]/([.O4]/1000)*(1/1000) + ([.T4]/[.$B$2])*[.$B$3]+ ([.T4]/[.$B$8])*[.$B$9]" office:value-type="string" office:string-value="" calcext:value-type="error">
            <text:p>#¡DIV/0!</text:p>
          </table:table-cell>
          <table:table-cell table:formula="of:=[.P4]^3" office:value-type="float" office:value="20730469022.9178" calcext:value-type="float">
            <text:p>20730469022,9178</text:p>
          </table:table-cell>
          <table:table-cell table:style-name="ce13" table:formula="of:=3 * [.P4]^2*[.Q4]" office:value-type="float" office:value="5313468229.59537" calcext:value-type="float">
            <text:p>5313468229,59537</text:p>
          </table:table-cell>
          <table:table-cell table:formula="of:=[.R4]^3" office:value-type="float" office:value="20730469022.9178" calcext:value-type="float">
            <text:p>20730469022,9178</text:p>
          </table:table-cell>
          <table:table-cell table:style-name="ce13" table:formula="of:=3*[.R4]^2*[.S4]" office:value-type="float" office:value="7624793829.10265" calcext:value-type="float">
            <text:p>7624793829,10265</text:p>
          </table:table-cell>
          <table:table-cell table:formula="of:=[.T4]^3" office:value-type="float" office:value="0" calcext:value-type="float">
            <text:p>0</text:p>
          </table:table-cell>
          <table:table-cell table:style-name="ce13" table:formula="of:=3*[.T4]^2*[.U4]" office:value-type="string" office:string-value="" calcext:value-type="error">
            <text:p>#¡DIV/0!</text:p>
          </table:table-cell>
          <table:table-cell/>
          <table:table-cell table:formula="of:=[.K4]/[.V4]" office:value-type="float" office:value="0.00005503620142432" calcext:value-type="float">
            <text:p>5,503620142432E-05</text:p>
          </table:table-cell>
          <table:table-cell table:formula="of:=[.K4]/[.X4]" office:value-type="float" office:value="0.00005503620142432" calcext:value-type="float">
            <text:p>5,503620142432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</text:p>
          </table:table-cell>
          <table:table-cell table:formula="of:=59.9/100" office:value-type="float" office:value="0.599" calcext:value-type="float">
            <text:p>0,59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4]+10" office:value-type="float" office:value="180" calcext:value-type="float">
            <text:p>18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5]" office:value-type="float" office:value="1130.97335529233" calcext:value-type="float">
            <text:p>1130,97335529233</text:p>
          </table:table-cell>
          <table:table-cell table:style-name="ce15" table:formula="of:= 2*PI() * [.F5]" office:value-type="float" office:value="6.28318530717959" calcext:value-type="float">
            <text:p>6,28318530717959</text:p>
          </table:table-cell>
          <table:table-cell table:formula="of:=[.I5]^2" office:value-type="float" office:value="1279100.73038119" calcext:value-type="float">
            <text:p>1279100,73038119</text:p>
          </table:table-cell>
          <table:table-cell table:style-name="ce13" table:formula="of:= 2*[.I5]*[.J5]" office:value-type="float" office:value="14212.2303375687" calcext:value-type="float">
            <text:p>14212,2303375687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"/>
          <table:table-cell table:formula="of:=(PI()/[.G5])*(([.M5]/1000)/[.$B$2])*([.$B$5]/[.$B$2])" office:value-type="float" office:value="2930.20788681081" calcext:value-type="float">
            <text:p>2930,20788681081</text:p>
          </table:table-cell>
          <table:table-cell table:style-name="ce13" table:formula="of:=[.P5]/[.G5]*[.H5]+[.P5]/([.M5]/1000)*(1/1000) + (2*[.P5]/[.$B$2])*[.$B$3]+ ([.P5]/[.$B$5])*[.$B$6]" office:value-type="float" office:value="238.139960371906" calcext:value-type="float">
            <text:p>238,139960371906</text:p>
          </table:table-cell>
          <table:table-cell table:formula="of:=(PI()/(2*[.G5]))*(([.N5]/1000)/[.$B$2])*([.$B$5]/[.$B$2])" office:value-type="float" office:value="2838.63889034798" calcext:value-type="float">
            <text:p>2838,63889034798</text:p>
          </table:table-cell>
          <table:table-cell table:style-name="ce13" table:formula="of:=[.R5]/[.G5]*[.H5]+[.R5]/([.N5]/1000)*(1/1000) + ([.R5]/[.$B$2])*[.$B$3]+ ([.R5]/[.$B$8])*[.$B$9]" office:value-type="float" office:value="344.970639528944" calcext:value-type="float">
            <text:p>344,970639528944</text:p>
          </table:table-cell>
          <table:table-cell table:formula="of:=(PI()/(3*[.G5]))*(([.O5]/1000)/[.$B$2])*([.$B$5]/[.$B$2])" office:value-type="float" office:value="0" calcext:value-type="float">
            <text:p>0</text:p>
          </table:table-cell>
          <table:table-cell table:style-name="ce13" table:formula="of:=[.T5]/[.G5]*[.H5]+[.T5]/([.O5]/1000)*(1/1000) + ([.T5]/[.$B$2])*[.$B$3]+ ([.T5]/[.$B$8])*[.$B$9]" office:value-type="string" office:string-value="" calcext:value-type="error">
            <text:p>#¡DIV/0!</text:p>
          </table:table-cell>
          <table:table-cell table:formula="of:=[.P5]^3" office:value-type="float" office:value="25159111442.3322" calcext:value-type="float">
            <text:p>25159111442,3322</text:p>
          </table:table-cell>
          <table:table-cell table:style-name="ce13" table:formula="of:=3 * [.P5]^2*[.Q5]" office:value-type="float" office:value="6134093586.50347" calcext:value-type="float">
            <text:p>6134093586,50347</text:p>
          </table:table-cell>
          <table:table-cell table:formula="of:=[.R5]^3" office:value-type="float" office:value="22873385283.7683" calcext:value-type="float">
            <text:p>22873385283,7683</text:p>
          </table:table-cell>
          <table:table-cell table:style-name="ce13" table:formula="of:=3*[.R5]^2*[.S5]" office:value-type="float" office:value="8339186477.39608" calcext:value-type="float">
            <text:p>8339186477,39608</text:p>
          </table:table-cell>
          <table:table-cell table:formula="of:=[.T5]^3" office:value-type="float" office:value="0" calcext:value-type="float">
            <text:p>0</text:p>
          </table:table-cell>
          <table:table-cell table:style-name="ce13" table:formula="of:=3*[.T5]^2*[.U5]" office:value-type="string" office:string-value="" calcext:value-type="error">
            <text:p>#¡DIV/0!</text:p>
          </table:table-cell>
          <table:table-cell/>
          <table:table-cell table:formula="of:=[.K5]/[.V5]" office:value-type="float" office:value="0.0000508404572758083" calcext:value-type="float">
            <text:p>5,08404572758083E-05</text:p>
          </table:table-cell>
          <table:table-cell table:formula="of:=[.K5]/[.X5]" office:value-type="float" office:value="0.0000559209192042458" calcext:value-type="float">
            <text:p>5,5920919204245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rror b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5]+10" office:value-type="float" office:value="190" calcext:value-type="float">
            <text:p>19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6]" office:value-type="float" office:value="1193.80520836412" calcext:value-type="float">
            <text:p>1193,80520836412</text:p>
          </table:table-cell>
          <table:table-cell table:style-name="ce15" table:formula="of:= 2*PI() * [.F6]" office:value-type="float" office:value="6.28318530717959" calcext:value-type="float">
            <text:p>6,28318530717959</text:p>
          </table:table-cell>
          <table:table-cell table:formula="of:=[.I6]^2" office:value-type="float" office:value="1425170.8755173" calcext:value-type="float">
            <text:p>1425170,8755173</text:p>
          </table:table-cell>
          <table:table-cell table:style-name="ce13" table:formula="of:= 2*[.I6]*[.J6]" office:value-type="float" office:value="15001.7986896558" calcext:value-type="float">
            <text:p>15001,798689655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formula="of:=(PI()/[.G6])*(([.M6]/1000)/[.$B$2])*([.$B$5]/[.$B$2])" office:value-type="float" office:value="2930.20788681081" calcext:value-type="float">
            <text:p>2930,20788681081</text:p>
          </table:table-cell>
          <table:table-cell table:style-name="ce13" table:formula="of:=[.P6]/[.G6]*[.H6]+[.P6]/([.M6]/1000)*(1/1000) + (2*[.P6]/[.$B$2])*[.$B$3]+ ([.P6]/[.$B$5])*[.$B$6]" office:value-type="float" office:value="238.139960371906" calcext:value-type="float">
            <text:p>238,139960371906</text:p>
          </table:table-cell>
          <table:table-cell table:formula="of:=(PI()/(2*[.G6]))*(([.N6]/1000)/[.$B$2])*([.$B$5]/[.$B$2])" office:value-type="float" office:value="2930.20788681081" calcext:value-type="float">
            <text:p>2930,20788681081</text:p>
          </table:table-cell>
          <table:table-cell table:style-name="ce13" table:formula="of:=[.R6]/[.G6]*[.H6]+[.R6]/([.N6]/1000)*(1/1000) + ([.R6]/[.$B$2])*[.$B$3]+ ([.R6]/[.$B$8])*[.$B$9]" office:value-type="float" office:value="353.144886079464" calcext:value-type="float">
            <text:p>353,144886079464</text:p>
          </table:table-cell>
          <table:table-cell table:formula="of:=(PI()/(3*[.G6]))*(([.O6]/1000)/[.$B$2])*([.$B$5]/[.$B$2])" office:value-type="float" office:value="0" calcext:value-type="float">
            <text:p>0</text:p>
          </table:table-cell>
          <table:table-cell table:style-name="ce13" table:formula="of:=[.T6]/[.G6]*[.H6]+[.T6]/([.O6]/1000)*(1/1000) + ([.T6]/[.$B$2])*[.$B$3]+ ([.T6]/[.$B$8])*[.$B$9]" office:value-type="string" office:string-value="" calcext:value-type="error">
            <text:p>#¡DIV/0!</text:p>
          </table:table-cell>
          <table:table-cell table:formula="of:=[.P6]^3" office:value-type="float" office:value="25159111442.3322" calcext:value-type="float">
            <text:p>25159111442,3322</text:p>
          </table:table-cell>
          <table:table-cell table:style-name="ce13" table:formula="of:=3 * [.P6]^2*[.Q6]" office:value-type="float" office:value="6134093586.50347" calcext:value-type="float">
            <text:p>6134093586,50347</text:p>
          </table:table-cell>
          <table:table-cell table:formula="of:=[.R6]^3" office:value-type="float" office:value="25159111442.3322" calcext:value-type="float">
            <text:p>25159111442,3322</text:p>
          </table:table-cell>
          <table:table-cell table:style-name="ce13" table:formula="of:=3*[.R6]^2*[.S6]" office:value-type="float" office:value="9096431264.30155" calcext:value-type="float">
            <text:p>9096431264,30155</text:p>
          </table:table-cell>
          <table:table-cell table:formula="of:=[.T6]^3" office:value-type="float" office:value="0" calcext:value-type="float">
            <text:p>0</text:p>
          </table:table-cell>
          <table:table-cell table:style-name="ce13" table:formula="of:=3*[.T6]^2*[.U6]" office:value-type="string" office:string-value="" calcext:value-type="error">
            <text:p>#¡DIV/0!</text:p>
          </table:table-cell>
          <table:table-cell/>
          <table:table-cell table:formula="of:=[.K6]/[.V6]" office:value-type="float" office:value="0.0000566463119647117" calcext:value-type="float">
            <text:p>5,66463119647117E-05</text:p>
          </table:table-cell>
          <table:table-cell table:formula="of:=[.K6]/[.X6]" office:value-type="float" office:value="0.0000566463119647117" calcext:value-type="float">
            <text:p>5,66463119647117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E6]+10" office:value-type="float" office:value="200" calcext:value-type="float">
            <text:p>20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7]" office:value-type="float" office:value="1256.63706143592" calcext:value-type="float">
            <text:p>1256,63706143592</text:p>
          </table:table-cell>
          <table:table-cell table:style-name="ce15" table:formula="of:= 2*PI() * [.F7]" office:value-type="float" office:value="6.28318530717959" calcext:value-type="float">
            <text:p>6,28318530717959</text:p>
          </table:table-cell>
          <table:table-cell table:formula="of:=[.I7]^2" office:value-type="float" office:value="1579136.7041743" calcext:value-type="float">
            <text:p>1579136,7041743</text:p>
          </table:table-cell>
          <table:table-cell table:style-name="ce13" table:formula="of:= 2*[.I7]*[.J7]" office:value-type="float" office:value="15791.367041743" calcext:value-type="float">
            <text:p>15791,367041743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formula="of:=(PI()/[.G7])*(([.M7]/1000)/[.$B$2])*([.$B$5]/[.$B$2])" office:value-type="float" office:value="3113.34587973649" calcext:value-type="float">
            <text:p>3113,34587973649</text:p>
          </table:table-cell>
          <table:table-cell table:style-name="ce13" table:formula="of:=[.P7]/[.G7]*[.H7]+[.P7]/([.M7]/1000)*(1/1000) + (2*[.P7]/[.$B$2])*[.$B$3]+ ([.P7]/[.$B$5])*[.$B$6]" office:value-type="float" office:value="241.577583337295" calcext:value-type="float">
            <text:p>241,577583337295</text:p>
          </table:table-cell>
          <table:table-cell table:formula="of:=(PI()/(2*[.G7]))*(([.N7]/1000)/[.$B$2])*([.$B$5]/[.$B$2])" office:value-type="float" office:value="2930.20788681081" calcext:value-type="float">
            <text:p>2930,20788681081</text:p>
          </table:table-cell>
          <table:table-cell table:style-name="ce13" table:formula="of:=[.R7]/[.G7]*[.H7]+[.R7]/([.N7]/1000)*(1/1000) + ([.R7]/[.$B$2])*[.$B$3]+ ([.R7]/[.$B$8])*[.$B$9]" office:value-type="float" office:value="353.144886079464" calcext:value-type="float">
            <text:p>353,144886079464</text:p>
          </table:table-cell>
          <table:table-cell table:formula="of:=(PI()/(3*[.G7]))*(([.O7]/1000)/[.$B$2])*([.$B$5]/[.$B$2])" office:value-type="float" office:value="0" calcext:value-type="float">
            <text:p>0</text:p>
          </table:table-cell>
          <table:table-cell table:style-name="ce13" table:formula="of:=[.T7]/[.G7]*[.H7]+[.T7]/([.O7]/1000)*(1/1000) + ([.T7]/[.$B$2])*[.$B$3]+ ([.T7]/[.$B$8])*[.$B$9]" office:value-type="string" office:string-value="" calcext:value-type="error">
            <text:p>#¡DIV/0!</text:p>
          </table:table-cell>
          <table:table-cell table:formula="of:=[.P7]^3" office:value-type="float" office:value="30177420536.1763" calcext:value-type="float">
            <text:p>30177420536,1763</text:p>
          </table:table-cell>
          <table:table-cell table:style-name="ce13" table:formula="of:=3 * [.P7]^2*[.Q7]" office:value-type="float" office:value="7024778427.54153" calcext:value-type="float">
            <text:p>7024778427,54153</text:p>
          </table:table-cell>
          <table:table-cell table:formula="of:=[.R7]^3" office:value-type="float" office:value="25159111442.3322" calcext:value-type="float">
            <text:p>25159111442,3322</text:p>
          </table:table-cell>
          <table:table-cell table:style-name="ce13" table:formula="of:=3*[.R7]^2*[.S7]" office:value-type="float" office:value="9096431264.30155" calcext:value-type="float">
            <text:p>9096431264,30155</text:p>
          </table:table-cell>
          <table:table-cell table:formula="of:=[.T7]^3" office:value-type="float" office:value="0" calcext:value-type="float">
            <text:p>0</text:p>
          </table:table-cell>
          <table:table-cell table:style-name="ce13" table:formula="of:=3*[.T7]^2*[.U7]" office:value-type="string" office:string-value="" calcext:value-type="error">
            <text:p>#¡DIV/0!</text:p>
          </table:table-cell>
          <table:table-cell/>
          <table:table-cell table:formula="of:=[.K7]/[.V7]" office:value-type="float" office:value="0.0000523284189343239" calcext:value-type="float">
            <text:p>5,23284189343239E-05</text:p>
          </table:table-cell>
          <table:table-cell table:formula="of:=[.K7]/[.X7]" office:value-type="float" office:value="0.0000627659966368001" calcext:value-type="float">
            <text:p>6,27659966368001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heta_0</text:p>
          </table:table-cell>
          <table:table-cell table:formula="of:=[.B5]/[.B2]" office:value-type="float" office:value="0.14867212707868" calcext:value-type="float">
            <text:p>0,1486721270786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7]+10" office:value-type="float" office:value="210" calcext:value-type="float">
            <text:p>21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8]" office:value-type="float" office:value="1319.46891450771" calcext:value-type="float">
            <text:p>1319,46891450771</text:p>
          </table:table-cell>
          <table:table-cell table:style-name="ce15" table:formula="of:= 2*PI() * [.F8]" office:value-type="float" office:value="6.28318530717959" calcext:value-type="float">
            <text:p>6,28318530717959</text:p>
          </table:table-cell>
          <table:table-cell table:formula="of:=[.I8]^2" office:value-type="float" office:value="1740998.21635215" calcext:value-type="float">
            <text:p>1740998,21635215</text:p>
          </table:table-cell>
          <table:table-cell table:style-name="ce13" table:formula="of:= 2*[.I8]*[.J8]" office:value-type="float" office:value="16580.9353938301" calcext:value-type="float">
            <text:p>16580,9353938301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"/>
          <table:table-cell table:formula="of:=(PI()/[.G8])*(([.M8]/1000)/[.$B$2])*([.$B$5]/[.$B$2])" office:value-type="float" office:value="3113.34587973649" calcext:value-type="float">
            <text:p>3113,34587973649</text:p>
          </table:table-cell>
          <table:table-cell table:style-name="ce13" table:formula="of:=[.P8]/[.G8]*[.H8]+[.P8]/([.M8]/1000)*(1/1000) + (2*[.P8]/[.$B$2])*[.$B$3]+ ([.P8]/[.$B$5])*[.$B$6]" office:value-type="float" office:value="241.577583337295" calcext:value-type="float">
            <text:p>241,577583337295</text:p>
          </table:table-cell>
          <table:table-cell table:formula="of:=(PI()/(2*[.G8]))*(([.N8]/1000)/[.$B$2])*([.$B$5]/[.$B$2])" office:value-type="float" office:value="3021.77688327365" calcext:value-type="float">
            <text:p>3021,77688327365</text:p>
          </table:table-cell>
          <table:table-cell table:style-name="ce13" table:formula="of:=[.R8]/[.G8]*[.H8]+[.R8]/([.N8]/1000)*(1/1000) + ([.R8]/[.$B$2])*[.$B$3]+ ([.R8]/[.$B$8])*[.$B$9]" office:value-type="float" office:value="361.319132629983" calcext:value-type="float">
            <text:p>361,319132629983</text:p>
          </table:table-cell>
          <table:table-cell table:formula="of:=(PI()/(3*[.G8]))*(([.O8]/1000)/[.$B$2])*([.$B$5]/[.$B$2])" office:value-type="float" office:value="0" calcext:value-type="float">
            <text:p>0</text:p>
          </table:table-cell>
          <table:table-cell table:style-name="ce13" table:formula="of:=[.T8]/[.G8]*[.H8]+[.T8]/([.O8]/1000)*(1/1000) + ([.T8]/[.$B$2])*[.$B$3]+ ([.T8]/[.$B$8])*[.$B$9]" office:value-type="string" office:string-value="" calcext:value-type="error">
            <text:p>#¡DIV/0!</text:p>
          </table:table-cell>
          <table:table-cell table:formula="of:=[.P8]^3" office:value-type="float" office:value="30177420536.1763" calcext:value-type="float">
            <text:p>30177420536,1763</text:p>
          </table:table-cell>
          <table:table-cell table:style-name="ce13" table:formula="of:=3 * [.P8]^2*[.Q8]" office:value-type="float" office:value="7024778427.54153" calcext:value-type="float">
            <text:p>7024778427,54153</text:p>
          </table:table-cell>
          <table:table-cell table:formula="of:=[.R8]^3" office:value-type="float" office:value="27592254269.5036" calcext:value-type="float">
            <text:p>27592254269,5036</text:p>
          </table:table-cell>
          <table:table-cell table:style-name="ce13" table:formula="of:=3*[.R8]^2*[.S8]" office:value-type="float" office:value="9897761911.3583" calcext:value-type="float">
            <text:p>9897761911,3583</text:p>
          </table:table-cell>
          <table:table-cell table:formula="of:=[.T8]^3" office:value-type="float" office:value="0" calcext:value-type="float">
            <text:p>0</text:p>
          </table:table-cell>
          <table:table-cell table:style-name="ce13" table:formula="of:=3*[.T8]^2*[.U8]" office:value-type="string" office:string-value="" calcext:value-type="error">
            <text:p>#¡DIV/0!</text:p>
          </table:table-cell>
          <table:table-cell/>
          <table:table-cell table:formula="of:=[.K8]/[.V8]" office:value-type="float" office:value="0.0000576920818750915" calcext:value-type="float">
            <text:p>5,76920818750915E-05</text:p>
          </table:table-cell>
          <table:table-cell table:formula="of:=[.K8]/[.X8]" office:value-type="float" office:value="0.0000630973533132593" calcext:value-type="float">
            <text:p>6,30973533132593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rror theta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8]+10" office:value-type="float" office:value="220" calcext:value-type="float">
            <text:p>22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9]" office:value-type="float" office:value="1382.30076757951" calcext:value-type="float">
            <text:p>1382,30076757951</text:p>
          </table:table-cell>
          <table:table-cell table:style-name="ce15" table:formula="of:= 2*PI() * [.F9]" office:value-type="float" office:value="6.28318530717959" calcext:value-type="float">
            <text:p>6,28318530717959</text:p>
          </table:table-cell>
          <table:table-cell table:formula="of:=[.I9]^2" office:value-type="float" office:value="1910755.4120509" calcext:value-type="float">
            <text:p>1910755,4120509</text:p>
          </table:table-cell>
          <table:table-cell table:style-name="ce13" table:formula="of:= 2*[.I9]*[.J9]" office:value-type="float" office:value="17370.5037459173" calcext:value-type="float">
            <text:p>17370,5037459173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"/>
          <table:table-cell table:formula="of:=(PI()/[.G9])*(([.M9]/1000)/[.$B$2])*([.$B$5]/[.$B$2])" office:value-type="float" office:value="3113.34587973649" calcext:value-type="float">
            <text:p>3113,34587973649</text:p>
          </table:table-cell>
          <table:table-cell table:style-name="ce13" table:formula="of:=[.P9]/[.G9]*[.H9]+[.P9]/([.M9]/1000)*(1/1000) + (2*[.P9]/[.$B$2])*[.$B$3]+ ([.P9]/[.$B$5])*[.$B$6]" office:value-type="float" office:value="241.577583337295" calcext:value-type="float">
            <text:p>241,577583337295</text:p>
          </table:table-cell>
          <table:table-cell table:formula="of:=(PI()/(2*[.G9]))*(([.N9]/1000)/[.$B$2])*([.$B$5]/[.$B$2])" office:value-type="float" office:value="3113.34587973649" calcext:value-type="float">
            <text:p>3113,34587973649</text:p>
          </table:table-cell>
          <table:table-cell table:style-name="ce13" table:formula="of:=[.R9]/[.G9]*[.H9]+[.R9]/([.N9]/1000)*(1/1000) + ([.R9]/[.$B$2])*[.$B$3]+ ([.R9]/[.$B$8])*[.$B$9]" office:value-type="float" office:value="369.493379180503" calcext:value-type="float">
            <text:p>369,493379180503</text:p>
          </table:table-cell>
          <table:table-cell table:formula="of:=(PI()/(3*[.G9]))*(([.O9]/1000)/[.$B$2])*([.$B$5]/[.$B$2])" office:value-type="float" office:value="0" calcext:value-type="float">
            <text:p>0</text:p>
          </table:table-cell>
          <table:table-cell table:style-name="ce13" table:formula="of:=[.T9]/[.G9]*[.H9]+[.T9]/([.O9]/1000)*(1/1000) + ([.T9]/[.$B$2])*[.$B$3]+ ([.T9]/[.$B$8])*[.$B$9]" office:value-type="string" office:string-value="" calcext:value-type="error">
            <text:p>#¡DIV/0!</text:p>
          </table:table-cell>
          <table:table-cell table:formula="of:=[.P9]^3" office:value-type="float" office:value="30177420536.1763" calcext:value-type="float">
            <text:p>30177420536,1763</text:p>
          </table:table-cell>
          <table:table-cell table:style-name="ce13" table:formula="of:=3 * [.P9]^2*[.Q9]" office:value-type="float" office:value="7024778427.54153" calcext:value-type="float">
            <text:p>7024778427,54153</text:p>
          </table:table-cell>
          <table:table-cell table:formula="of:=[.R9]^3" office:value-type="float" office:value="30177420536.1763" calcext:value-type="float">
            <text:p>30177420536,1763</text:p>
          </table:table-cell>
          <table:table-cell table:style-name="ce13" table:formula="of:=3*[.R9]^2*[.S9]" office:value-type="float" office:value="10744412140.1057" calcext:value-type="float">
            <text:p>10744412140,1057</text:p>
          </table:table-cell>
          <table:table-cell table:formula="of:=[.T9]^3" office:value-type="float" office:value="0" calcext:value-type="float">
            <text:p>0</text:p>
          </table:table-cell>
          <table:table-cell table:style-name="ce13" table:formula="of:=3*[.T9]^2*[.U9]" office:value-type="string" office:string-value="" calcext:value-type="error">
            <text:p>#¡DIV/0!</text:p>
          </table:table-cell>
          <table:table-cell/>
          <table:table-cell table:formula="of:=[.K9]/[.V9]" office:value-type="float" office:value="0.0000633173869105317" calcext:value-type="float">
            <text:p>6,33173869105317E-05</text:p>
          </table:table-cell>
          <table:table-cell table:formula="of:=[.K9]/[.X9]" office:value-type="float" office:value="0.0000633173869105317" calcext:value-type="float">
            <text:p>6,33173869105317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E9]+10" office:value-type="float" office:value="230" calcext:value-type="float">
            <text:p>23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0]" office:value-type="float" office:value="1445.1326206513" calcext:value-type="float">
            <text:p>1445,1326206513</text:p>
          </table:table-cell>
          <table:table-cell table:style-name="ce15" table:formula="of:= 2*PI() * [.F10]" office:value-type="float" office:value="6.28318530717959" calcext:value-type="float">
            <text:p>6,28318530717959</text:p>
          </table:table-cell>
          <table:table-cell table:formula="of:=[.I10]^2" office:value-type="float" office:value="2088408.29127049" calcext:value-type="float">
            <text:p>2088408,29127049</text:p>
          </table:table-cell>
          <table:table-cell table:style-name="ce13" table:formula="of:= 2*[.I10]*[.J10]" office:value-type="float" office:value="18160.0720980044" calcext:value-type="float">
            <text:p>18160,0720980044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7"/>
          <table:table-cell table:formula="of:=(PI()/[.G10])*(([.M10]/1000)/[.$B$2])*([.$B$5]/[.$B$2])" office:value-type="float" office:value="3113.34587973649" calcext:value-type="float">
            <text:p>3113,34587973649</text:p>
          </table:table-cell>
          <table:table-cell table:style-name="ce13" table:formula="of:=[.P10]/[.G10]*[.H10]+[.P10]/([.M10]/1000)*(1/1000) + (2*[.P10]/[.$B$2])*[.$B$3]+ ([.P10]/[.$B$5])*[.$B$6]" office:value-type="float" office:value="241.577583337295" calcext:value-type="float">
            <text:p>241,577583337295</text:p>
          </table:table-cell>
          <table:table-cell table:formula="of:=(PI()/(2*[.G10]))*(([.N10]/1000)/[.$B$2])*([.$B$5]/[.$B$2])" office:value-type="float" office:value="3204.91487619933" calcext:value-type="float">
            <text:p>3204,91487619933</text:p>
          </table:table-cell>
          <table:table-cell table:style-name="ce13" table:formula="of:=[.R10]/[.G10]*[.H10]+[.R10]/([.N10]/1000)*(1/1000) + ([.R10]/[.$B$2])*[.$B$3]+ ([.R10]/[.$B$8])*[.$B$9]" office:value-type="float" office:value="377.667625731022" calcext:value-type="float">
            <text:p>377,667625731022</text:p>
          </table:table-cell>
          <table:table-cell table:formula="of:=(PI()/(3*[.G10]))*(([.O10]/1000)/[.$B$2])*([.$B$5]/[.$B$2])" office:value-type="float" office:value="0" calcext:value-type="float">
            <text:p>0</text:p>
          </table:table-cell>
          <table:table-cell table:style-name="ce13" table:formula="of:=[.T10]/[.G10]*[.H10]+[.T10]/([.O10]/1000)*(1/1000) + ([.T10]/[.$B$2])*[.$B$3]+ ([.T10]/[.$B$8])*[.$B$9]" office:value-type="string" office:string-value="" calcext:value-type="error">
            <text:p>#¡DIV/0!</text:p>
          </table:table-cell>
          <table:table-cell table:formula="of:=[.P10]^3" office:value-type="float" office:value="30177420536.1763" calcext:value-type="float">
            <text:p>30177420536,1763</text:p>
          </table:table-cell>
          <table:table-cell table:style-name="ce13" table:formula="of:=3 * [.P10]^2*[.Q10]" office:value-type="float" office:value="7024778427.54153" calcext:value-type="float">
            <text:p>7024778427,54153</text:p>
          </table:table-cell>
          <table:table-cell table:formula="of:=[.R10]^3" office:value-type="float" office:value="32919217013.2445" calcext:value-type="float">
            <text:p>32919217013,2445</text:p>
          </table:table-cell>
          <table:table-cell table:style-name="ce13" table:formula="of:=3*[.R10]^2*[.S10]" office:value-type="float" office:value="11637615672.0829" calcext:value-type="float">
            <text:p>11637615672,0829</text:p>
          </table:table-cell>
          <table:table-cell table:formula="of:=[.T10]^3" office:value-type="float" office:value="0" calcext:value-type="float">
            <text:p>0</text:p>
          </table:table-cell>
          <table:table-cell table:style-name="ce13" table:formula="of:=3*[.T10]^2*[.U10]" office:value-type="string" office:string-value="" calcext:value-type="error">
            <text:p>#¡DIV/0!</text:p>
          </table:table-cell>
          <table:table-cell/>
          <table:table-cell table:formula="of:=[.K10]/[.V10]" office:value-type="float" office:value="0.0000692043340406425" calcext:value-type="float">
            <text:p>6,92043340406425E-05</text:p>
          </table:table-cell>
          <table:table-cell table:formula="of:=[.K10]/[.X10]" office:value-type="float" office:value="0.0000634403998864937" calcext:value-type="float">
            <text:p>6,3440399886493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rror c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0]+10" office:value-type="float" office:value="240" calcext:value-type="float">
            <text:p>24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1]" office:value-type="float" office:value="1507.9644737231" calcext:value-type="float">
            <text:p>1507,9644737231</text:p>
          </table:table-cell>
          <table:table-cell table:style-name="ce15" table:formula="of:= 2*PI() * [.F11]" office:value-type="float" office:value="6.28318530717959" calcext:value-type="float">
            <text:p>6,28318530717959</text:p>
          </table:table-cell>
          <table:table-cell table:formula="of:=[.I11]^2" office:value-type="float" office:value="2273956.85401099" calcext:value-type="float">
            <text:p>2273956,85401099</text:p>
          </table:table-cell>
          <table:table-cell table:style-name="ce13" table:formula="of:= 2*[.I11]*[.J11]" office:value-type="float" office:value="18949.6404500916" calcext:value-type="float">
            <text:p>18949,64045009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7"/>
          <table:table-cell table:formula="of:=(PI()/[.G11])*(([.M11]/1000)/[.$B$2])*([.$B$5]/[.$B$2])" office:value-type="float" office:value="3113.34587973649" calcext:value-type="float">
            <text:p>3113,34587973649</text:p>
          </table:table-cell>
          <table:table-cell table:style-name="ce13" table:formula="of:=[.P11]/[.G11]*[.H11]+[.P11]/([.M11]/1000)*(1/1000) + (2*[.P11]/[.$B$2])*[.$B$3]+ ([.P11]/[.$B$5])*[.$B$6]" office:value-type="float" office:value="241.577583337295" calcext:value-type="float">
            <text:p>241,577583337295</text:p>
          </table:table-cell>
          <table:table-cell table:formula="of:=(PI()/(2*[.G11]))*(([.N11]/1000)/[.$B$2])*([.$B$5]/[.$B$2])" office:value-type="float" office:value="3296.48387266216" calcext:value-type="float">
            <text:p>3296,48387266216</text:p>
          </table:table-cell>
          <table:table-cell table:style-name="ce13" table:formula="of:=[.R11]/[.G11]*[.H11]+[.R11]/([.N11]/1000)*(1/1000) + ([.R11]/[.$B$2])*[.$B$3]+ ([.R11]/[.$B$8])*[.$B$9]" office:value-type="float" office:value="385.841872281542" calcext:value-type="float">
            <text:p>385,841872281542</text:p>
          </table:table-cell>
          <table:table-cell table:formula="of:=(PI()/(3*[.G11]))*(([.O11]/1000)/[.$B$2])*([.$B$5]/[.$B$2])" office:value-type="float" office:value="0" calcext:value-type="float">
            <text:p>0</text:p>
          </table:table-cell>
          <table:table-cell table:style-name="ce13" table:formula="of:=[.T11]/[.G11]*[.H11]+[.T11]/([.O11]/1000)*(1/1000) + ([.T11]/[.$B$2])*[.$B$3]+ ([.T11]/[.$B$8])*[.$B$9]" office:value-type="string" office:string-value="" calcext:value-type="error">
            <text:p>#¡DIV/0!</text:p>
          </table:table-cell>
          <table:table-cell table:formula="of:=[.P11]^3" office:value-type="float" office:value="30177420536.1763" calcext:value-type="float">
            <text:p>30177420536,1763</text:p>
          </table:table-cell>
          <table:table-cell table:style-name="ce13" table:formula="of:=3 * [.P11]^2*[.Q11]" office:value-type="float" office:value="7024778427.54153" calcext:value-type="float">
            <text:p>7024778427,54153</text:p>
          </table:table-cell>
          <table:table-cell table:formula="of:=[.R11]^3" office:value-type="float" office:value="35822250471.6019" calcext:value-type="float">
            <text:p>35822250471,6019</text:p>
          </table:table-cell>
          <table:table-cell table:style-name="ce13" table:formula="of:=3*[.R11]^2*[.S11]" office:value-type="float" office:value="12578606228.8293" calcext:value-type="float">
            <text:p>12578606228,8293</text:p>
          </table:table-cell>
          <table:table-cell table:formula="of:=[.T11]^3" office:value-type="float" office:value="0" calcext:value-type="float">
            <text:p>0</text:p>
          </table:table-cell>
          <table:table-cell table:style-name="ce13" table:formula="of:=3*[.T11]^2*[.U11]" office:value-type="string" office:string-value="" calcext:value-type="error">
            <text:p>#¡DIV/0!</text:p>
          </table:table-cell>
          <table:table-cell/>
          <table:table-cell table:formula="of:=[.K11]/[.V11]" office:value-type="float" office:value="0.000075352923265426" calcext:value-type="float">
            <text:p>7,5352923265426E-05</text:p>
          </table:table-cell>
          <table:table-cell table:formula="of:=[.K11]/[.X11]" office:value-type="float" office:value="0.0000634788943763783" calcext:value-type="float">
            <text:p>6,34788943763783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E11]+10" office:value-type="float" office:value="250" calcext:value-type="float">
            <text:p>25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2]" office:value-type="float" office:value="1570.7963267949" calcext:value-type="float">
            <text:p>1570,7963267949</text:p>
          </table:table-cell>
          <table:table-cell table:style-name="ce15" table:formula="of:= 2*PI() * [.F12]" office:value-type="float" office:value="6.28318530717959" calcext:value-type="float">
            <text:p>6,28318530717959</text:p>
          </table:table-cell>
          <table:table-cell table:formula="of:=[.I12]^2" office:value-type="float" office:value="2467401.10027235" calcext:value-type="float">
            <text:p>2467401,10027235</text:p>
          </table:table-cell>
          <table:table-cell table:style-name="ce13" table:formula="of:= 2*[.I12]*[.J12]" office:value-type="float" office:value="19739.2088021787" calcext:value-type="float">
            <text:p>19739,2088021787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"/>
          <table:table-cell table:formula="of:=(PI()/[.G12])*(([.M12]/1000)/[.$B$2])*([.$B$5]/[.$B$2])" office:value-type="float" office:value="3296.48387266216" calcext:value-type="float">
            <text:p>3296,48387266216</text:p>
          </table:table-cell>
          <table:table-cell table:style-name="ce13" table:formula="of:=[.P12]/[.G12]*[.H12]+[.P12]/([.M12]/1000)*(1/1000) + (2*[.P12]/[.$B$2])*[.$B$3]+ ([.P12]/[.$B$5])*[.$B$6]" office:value-type="float" office:value="245.015206302685" calcext:value-type="float">
            <text:p>245,015206302685</text:p>
          </table:table-cell>
          <table:table-cell table:formula="of:=(PI()/(2*[.G12]))*(([.N12]/1000)/[.$B$2])*([.$B$5]/[.$B$2])" office:value-type="float" office:value="3296.48387266216" calcext:value-type="float">
            <text:p>3296,48387266216</text:p>
          </table:table-cell>
          <table:table-cell table:style-name="ce13" table:formula="of:=[.R12]/[.G12]*[.H12]+[.R12]/([.N12]/1000)*(1/1000) + ([.R12]/[.$B$2])*[.$B$3]+ ([.R12]/[.$B$8])*[.$B$9]" office:value-type="float" office:value="385.841872281542" calcext:value-type="float">
            <text:p>385,841872281542</text:p>
          </table:table-cell>
          <table:table-cell table:formula="of:=(PI()/(3*[.G12]))*(([.O12]/1000)/[.$B$2])*([.$B$5]/[.$B$2])" office:value-type="float" office:value="0" calcext:value-type="float">
            <text:p>0</text:p>
          </table:table-cell>
          <table:table-cell table:style-name="ce13" table:formula="of:=[.T12]/[.G12]*[.H12]+[.T12]/([.O12]/1000)*(1/1000) + ([.T12]/[.$B$2])*[.$B$3]+ ([.T12]/[.$B$8])*[.$B$9]" office:value-type="string" office:string-value="" calcext:value-type="error">
            <text:p>#¡DIV/0!</text:p>
          </table:table-cell>
          <table:table-cell table:formula="of:=[.P12]^3" office:value-type="float" office:value="35822250471.6019" calcext:value-type="float">
            <text:p>35822250471,6019</text:p>
          </table:table-cell>
          <table:table-cell table:style-name="ce13" table:formula="of:=3 * [.P12]^2*[.Q12]" office:value-type="float" office:value="7987598085.02072" calcext:value-type="float">
            <text:p>7987598085,02072</text:p>
          </table:table-cell>
          <table:table-cell table:formula="of:=[.R12]^3" office:value-type="float" office:value="35822250471.6019" calcext:value-type="float">
            <text:p>35822250471,6019</text:p>
          </table:table-cell>
          <table:table-cell table:style-name="ce13" table:formula="of:=3*[.R12]^2*[.S12]" office:value-type="float" office:value="12578606228.8293" calcext:value-type="float">
            <text:p>12578606228,8293</text:p>
          </table:table-cell>
          <table:table-cell table:formula="of:=[.T12]^3" office:value-type="float" office:value="0" calcext:value-type="float">
            <text:p>0</text:p>
          </table:table-cell>
          <table:table-cell table:style-name="ce13" table:formula="of:=3*[.T12]^2*[.U12]" office:value-type="string" office:string-value="" calcext:value-type="error">
            <text:p>#¡DIV/0!</text:p>
          </table:table-cell>
          <table:table-cell/>
          <table:table-cell table:formula="of:=[.K12]/[.V12]" office:value-type="float" office:value="0.0000688790086549247" calcext:value-type="float">
            <text:p>6,88790086549247E-05</text:p>
          </table:table-cell>
          <table:table-cell table:formula="of:=[.K12]/[.X12]" office:value-type="float" office:value="0.0000688790086549247" calcext:value-type="float">
            <text:p>6,88790086549247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E12]+10" office:value-type="float" office:value="260" calcext:value-type="float">
            <text:p>26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3]" office:value-type="float" office:value="1633.62817986669" calcext:value-type="float">
            <text:p>1633,62817986669</text:p>
          </table:table-cell>
          <table:table-cell table:style-name="ce15" table:formula="of:= 2*PI() * [.F13]" office:value-type="float" office:value="6.28318530717959" calcext:value-type="float">
            <text:p>6,28318530717959</text:p>
          </table:table-cell>
          <table:table-cell table:formula="of:=[.I13]^2" office:value-type="float" office:value="2668741.03005455" calcext:value-type="float">
            <text:p>2668741,03005455</text:p>
          </table:table-cell>
          <table:table-cell table:style-name="ce13" table:formula="of:= 2*[.I13]*[.J13]" office:value-type="float" office:value="20528.7771542659" calcext:value-type="float">
            <text:p>20528,7771542659</text:p>
          </table:table-cell>
          <table:table-cell table:style-name="ce3" office:value-type="float" office:value="18" calcext:value-type="float">
            <text:p>18</text:p>
          </table:table-cell>
          <table:table-cell table:formula="of:=40-3" office:value-type="float" office:value="37" calcext:value-type="float">
            <text:p>37</text:p>
          </table:table-cell>
          <table:table-cell table:style-name="ce7"/>
          <table:table-cell table:formula="of:=(PI()/[.G13])*(([.M13]/1000)/[.$B$2])*([.$B$5]/[.$B$2])" office:value-type="float" office:value="3296.48387266216" calcext:value-type="float">
            <text:p>3296,48387266216</text:p>
          </table:table-cell>
          <table:table-cell table:style-name="ce13" table:formula="of:=[.P13]/[.G13]*[.H13]+[.P13]/([.M13]/1000)*(1/1000) + (2*[.P13]/[.$B$2])*[.$B$3]+ ([.P13]/[.$B$5])*[.$B$6]" office:value-type="float" office:value="245.015206302685" calcext:value-type="float">
            <text:p>245,015206302685</text:p>
          </table:table-cell>
          <table:table-cell table:formula="of:=(PI()/(2*[.G13]))*(([.N13]/1000)/[.$B$2])*([.$B$5]/[.$B$2])" office:value-type="float" office:value="3388.052869125" calcext:value-type="float">
            <text:p>3388,052869125</text:p>
          </table:table-cell>
          <table:table-cell table:style-name="ce13" table:formula="of:=[.R13]/[.G13]*[.H13]+[.R13]/([.N13]/1000)*(1/1000) + ([.R13]/[.$B$2])*[.$B$3]+ ([.R13]/[.$B$8])*[.$B$9]" office:value-type="float" office:value="394.016118832062" calcext:value-type="float">
            <text:p>394,016118832062</text:p>
          </table:table-cell>
          <table:table-cell table:formula="of:=(PI()/(3*[.G13]))*(([.O13]/1000)/[.$B$2])*([.$B$5]/[.$B$2])" office:value-type="float" office:value="0" calcext:value-type="float">
            <text:p>0</text:p>
          </table:table-cell>
          <table:table-cell table:style-name="ce13" table:formula="of:=[.T13]/[.G13]*[.H13]+[.T13]/([.O13]/1000)*(1/1000) + ([.T13]/[.$B$2])*[.$B$3]+ ([.T13]/[.$B$8])*[.$B$9]" office:value-type="string" office:string-value="" calcext:value-type="error">
            <text:p>#¡DIV/0!</text:p>
          </table:table-cell>
          <table:table-cell table:formula="of:=[.P13]^3" office:value-type="float" office:value="35822250471.6019" calcext:value-type="float">
            <text:p>35822250471,6019</text:p>
          </table:table-cell>
          <table:table-cell table:style-name="ce13" table:formula="of:=3 * [.P13]^2*[.Q13]" office:value-type="float" office:value="7987598085.02072" calcext:value-type="float">
            <text:p>7987598085,02072</text:p>
          </table:table-cell>
          <table:table-cell table:formula="of:=[.R13]^3" office:value-type="float" office:value="38891127682.1428" calcext:value-type="float">
            <text:p>38891127682,1428</text:p>
          </table:table-cell>
          <table:table-cell table:style-name="ce13" table:formula="of:=3*[.R13]^2*[.S13]" office:value-type="float" office:value="13568617531.8842" calcext:value-type="float">
            <text:p>13568617531,8842</text:p>
          </table:table-cell>
          <table:table-cell table:formula="of:=[.T13]^3" office:value-type="float" office:value="0" calcext:value-type="float">
            <text:p>0</text:p>
          </table:table-cell>
          <table:table-cell table:style-name="ce13" table:formula="of:=3*[.T13]^2*[.U13]" office:value-type="string" office:string-value="" calcext:value-type="error">
            <text:p>#¡DIV/0!</text:p>
          </table:table-cell>
          <table:table-cell/>
          <table:table-cell table:formula="of:=[.K13]/[.V13]" office:value-type="float" office:value="0.000074499535761166" calcext:value-type="float">
            <text:p>7,4499535761166E-05</text:p>
          </table:table-cell>
          <table:table-cell table:formula="of:=[.K13]/[.X13]" office:value-type="float" office:value="0.0000686208189144367" calcext:value-type="float">
            <text:p>6,86208189144367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E13]+10" office:value-type="float" office:value="270" calcext:value-type="float">
            <text:p>27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4]" office:value-type="float" office:value="1696.46003293849" calcext:value-type="float">
            <text:p>1696,46003293849</text:p>
          </table:table-cell>
          <table:table-cell table:style-name="ce15" table:formula="of:= 2*PI() * [.F14]" office:value-type="float" office:value="6.28318530717959" calcext:value-type="float">
            <text:p>6,28318530717959</text:p>
          </table:table-cell>
          <table:table-cell table:formula="of:=[.I14]^2" office:value-type="float" office:value="2877976.64335766" calcext:value-type="float">
            <text:p>2877976,64335766</text:p>
          </table:table-cell>
          <table:table-cell table:style-name="ce13" table:formula="of:= 2*[.I14]*[.J14]" office:value-type="float" office:value="21318.345506353" calcext:value-type="float">
            <text:p>21318,345506353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7"/>
          <table:table-cell table:formula="of:=(PI()/[.G14])*(([.M14]/1000)/[.$B$2])*([.$B$5]/[.$B$2])" office:value-type="float" office:value="3479.62186558784" calcext:value-type="float">
            <text:p>3479,62186558784</text:p>
          </table:table-cell>
          <table:table-cell table:style-name="ce13" table:formula="of:=[.P14]/[.G14]*[.H14]+[.P14]/([.M14]/1000)*(1/1000) + (2*[.P14]/[.$B$2])*[.$B$3]+ ([.P14]/[.$B$5])*[.$B$6]" office:value-type="float" office:value="248.452829268074" calcext:value-type="float">
            <text:p>248,452829268074</text:p>
          </table:table-cell>
          <table:table-cell table:formula="of:=(PI()/(2*[.G14]))*(([.N14]/1000)/[.$B$2])*([.$B$5]/[.$B$2])" office:value-type="float" office:value="3571.19086205068" calcext:value-type="float">
            <text:p>3571,19086205068</text:p>
          </table:table-cell>
          <table:table-cell table:style-name="ce13" table:formula="of:=[.R14]/[.G14]*[.H14]+[.R14]/([.N14]/1000)*(1/1000) + ([.R14]/[.$B$2])*[.$B$3]+ ([.R14]/[.$B$8])*[.$B$9]" office:value-type="float" office:value="410.364611933101" calcext:value-type="float">
            <text:p>410,364611933101</text:p>
          </table:table-cell>
          <table:table-cell table:formula="of:=(PI()/(3*[.G14]))*(([.O14]/1000)/[.$B$2])*([.$B$5]/[.$B$2])" office:value-type="float" office:value="0" calcext:value-type="float">
            <text:p>0</text:p>
          </table:table-cell>
          <table:table-cell table:style-name="ce13" table:formula="of:=[.T14]/[.G14]*[.H14]+[.T14]/([.O14]/1000)*(1/1000) + ([.T14]/[.$B$2])*[.$B$3]+ ([.T14]/[.$B$8])*[.$B$9]" office:value-type="string" office:string-value="" calcext:value-type="error">
            <text:p>#¡DIV/0!</text:p>
          </table:table-cell>
          <table:table-cell table:formula="of:=[.P14]^3" office:value-type="float" office:value="42130455415.7609" calcext:value-type="float">
            <text:p>42130455415,7609</text:p>
          </table:table-cell>
          <table:table-cell table:style-name="ce13" table:formula="of:=3 * [.P14]^2*[.Q14]" office:value-type="float" office:value="9024627891.25212" calcext:value-type="float">
            <text:p>9024627891,25212</text:p>
          </table:table-cell>
          <table:table-cell table:formula="of:=[.R14]^3" office:value-type="float" office:value="45544840443.3504" calcext:value-type="float">
            <text:p>45544840443,3504</text:p>
          </table:table-cell>
          <table:table-cell table:style-name="ce13" table:formula="of:=3*[.R14]^2*[.S14]" office:value-type="float" office:value="15700637263.0766" calcext:value-type="float">
            <text:p>15700637263,0766</text:p>
          </table:table-cell>
          <table:table-cell table:formula="of:=[.T14]^3" office:value-type="float" office:value="0" calcext:value-type="float">
            <text:p>0</text:p>
          </table:table-cell>
          <table:table-cell table:style-name="ce13" table:formula="of:=3*[.T14]^2*[.U14]" office:value-type="string" office:string-value="" calcext:value-type="error">
            <text:p>#¡DIV/0!</text:p>
          </table:table-cell>
          <table:table-cell/>
          <table:table-cell table:formula="of:=[.K14]/[.V14]" office:value-type="float" office:value="0.0000683110736629022" calcext:value-type="float">
            <text:p>6,83110736629022E-05</text:p>
          </table:table-cell>
          <table:table-cell table:formula="of:=[.K14]/[.X14]" office:value-type="float" office:value="0.0000631899599458988" calcext:value-type="float">
            <text:p>6,31899599458988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E14]+10" office:value-type="float" office:value="280" calcext:value-type="float">
            <text:p>28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5]" office:value-type="float" office:value="1759.29188601028" calcext:value-type="float">
            <text:p>1759,29188601028</text:p>
          </table:table-cell>
          <table:table-cell table:style-name="ce15" table:formula="of:= 2*PI() * [.F15]" office:value-type="float" office:value="6.28318530717959" calcext:value-type="float">
            <text:p>6,28318530717959</text:p>
          </table:table-cell>
          <table:table-cell table:formula="of:=[.I15]^2" office:value-type="float" office:value="3095107.94018161" calcext:value-type="float">
            <text:p>3095107,94018161</text:p>
          </table:table-cell>
          <table:table-cell table:style-name="ce13" table:formula="of:= 2*[.I15]*[.J15]" office:value-type="float" office:value="22107.9138584402" calcext:value-type="float">
            <text:p>22107,913858440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"/>
          <table:table-cell table:formula="of:=(PI()/[.G15])*(([.M15]/1000)/[.$B$2])*([.$B$5]/[.$B$2])" office:value-type="float" office:value="3662.75985851352" calcext:value-type="float">
            <text:p>3662,75985851352</text:p>
          </table:table-cell>
          <table:table-cell table:style-name="ce13" table:formula="of:=[.P15]/[.G15]*[.H15]+[.P15]/([.M15]/1000)*(1/1000) + (2*[.P15]/[.$B$2])*[.$B$3]+ ([.P15]/[.$B$5])*[.$B$6]" office:value-type="float" office:value="251.890452233464" calcext:value-type="float">
            <text:p>251,890452233464</text:p>
          </table:table-cell>
          <table:table-cell table:formula="of:=(PI()/(2*[.G15]))*(([.N15]/1000)/[.$B$2])*([.$B$5]/[.$B$2])" office:value-type="float" office:value="3662.75985851352" calcext:value-type="float">
            <text:p>3662,75985851352</text:p>
          </table:table-cell>
          <table:table-cell table:style-name="ce13" table:formula="of:=[.R15]/[.G15]*[.H15]+[.R15]/([.N15]/1000)*(1/1000) + ([.R15]/[.$B$2])*[.$B$3]+ ([.R15]/[.$B$8])*[.$B$9]" office:value-type="float" office:value="418.53885848362" calcext:value-type="float">
            <text:p>418,53885848362</text:p>
          </table:table-cell>
          <table:table-cell table:formula="of:=(PI()/(3*[.G15]))*(([.O15]/1000)/[.$B$2])*([.$B$5]/[.$B$2])" office:value-type="float" office:value="0" calcext:value-type="float">
            <text:p>0</text:p>
          </table:table-cell>
          <table:table-cell table:style-name="ce13" table:formula="of:=[.T15]/[.G15]*[.H15]+[.T15]/([.O15]/1000)*(1/1000) + ([.T15]/[.$B$2])*[.$B$3]+ ([.T15]/[.$B$8])*[.$B$9]" office:value-type="string" office:string-value="" calcext:value-type="error">
            <text:p>#¡DIV/0!</text:p>
          </table:table-cell>
          <table:table-cell table:formula="of:=[.P15]^3" office:value-type="float" office:value="49138889535.8051" calcext:value-type="float">
            <text:p>49138889535,8051</text:p>
          </table:table-cell>
          <table:table-cell table:style-name="ce13" table:formula="of:=3 * [.P15]^2*[.Q15]" office:value-type="float" office:value="10137943178.5469" calcext:value-type="float">
            <text:p>10137943178,5469</text:p>
          </table:table-cell>
          <table:table-cell table:formula="of:=[.R15]^3" office:value-type="float" office:value="49138889535.8051" calcext:value-type="float">
            <text:p>49138889535,8051</text:p>
          </table:table-cell>
          <table:table-cell table:style-name="ce13" table:formula="of:=3*[.R15]^2*[.S15]" office:value-type="float" office:value="16845113134.2926" calcext:value-type="float">
            <text:p>16845113134,2926</text:p>
          </table:table-cell>
          <table:table-cell table:formula="of:=[.T15]^3" office:value-type="float" office:value="0" calcext:value-type="float">
            <text:p>0</text:p>
          </table:table-cell>
          <table:table-cell table:style-name="ce13" table:formula="of:=3*[.T15]^2*[.U15]" office:value-type="string" office:string-value="" calcext:value-type="error">
            <text:p>#¡DIV/0!</text:p>
          </table:table-cell>
          <table:table-cell/>
          <table:table-cell table:formula="of:=[.K15]/[.V15]" office:value-type="float" office:value="0.0000629869329449611" calcext:value-type="float">
            <text:p>6,29869329449611E-05</text:p>
          </table:table-cell>
          <table:table-cell table:formula="of:=[.K15]/[.X15]" office:value-type="float" office:value="0.0000629869329449611" calcext:value-type="float">
            <text:p>6,29869329449611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15]+10" office:value-type="float" office:value="290" calcext:value-type="float">
            <text:p>29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6]" office:value-type="float" office:value="1822.12373908208" calcext:value-type="float">
            <text:p>1822,12373908208</text:p>
          </table:table-cell>
          <table:table-cell table:style-name="ce15" table:formula="of:= 2*PI() * [.F16]" office:value-type="float" office:value="6.28318530717959" calcext:value-type="float">
            <text:p>6,28318530717959</text:p>
          </table:table-cell>
          <table:table-cell table:formula="of:=[.I16]^2" office:value-type="float" office:value="3320134.92052646" calcext:value-type="float">
            <text:p>3320134,92052646</text:p>
          </table:table-cell>
          <table:table-cell table:style-name="ce13" table:formula="of:= 2*[.I16]*[.J16]" office:value-type="float" office:value="22897.4822105273" calcext:value-type="float">
            <text:p>22897,4822105273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"/>
          <table:table-cell table:formula="of:=(PI()/[.G16])*(([.M16]/1000)/[.$B$2])*([.$B$5]/[.$B$2])" office:value-type="float" office:value="3845.89785143919" calcext:value-type="float">
            <text:p>3845,89785143919</text:p>
          </table:table-cell>
          <table:table-cell table:style-name="ce13" table:formula="of:=[.P16]/[.G16]*[.H16]+[.P16]/([.M16]/1000)*(1/1000) + (2*[.P16]/[.$B$2])*[.$B$3]+ ([.P16]/[.$B$5])*[.$B$6]" office:value-type="float" office:value="255.328075198853" calcext:value-type="float">
            <text:p>255,328075198853</text:p>
          </table:table-cell>
          <table:table-cell table:formula="of:=(PI()/(2*[.G16]))*(([.N16]/1000)/[.$B$2])*([.$B$5]/[.$B$2])" office:value-type="float" office:value="3754.32885497636" calcext:value-type="float">
            <text:p>3754,32885497636</text:p>
          </table:table-cell>
          <table:table-cell table:style-name="ce13" table:formula="of:=[.R16]/[.G16]*[.H16]+[.R16]/([.N16]/1000)*(1/1000) + ([.R16]/[.$B$2])*[.$B$3]+ ([.R16]/[.$B$8])*[.$B$9]" office:value-type="float" office:value="426.71310503414" calcext:value-type="float">
            <text:p>426,71310503414</text:p>
          </table:table-cell>
          <table:table-cell table:formula="of:=(PI()/(3*[.G16]))*(([.O16]/1000)/[.$B$2])*([.$B$5]/[.$B$2])" office:value-type="float" office:value="0" calcext:value-type="float">
            <text:p>0</text:p>
          </table:table-cell>
          <table:table-cell table:style-name="ce13" table:formula="of:=[.T16]/[.G16]*[.H16]+[.T16]/([.O16]/1000)*(1/1000) + ([.T16]/[.$B$2])*[.$B$3]+ ([.T16]/[.$B$8])*[.$B$9]" office:value-type="string" office:string-value="" calcext:value-type="error">
            <text:p>#¡DIV/0!</text:p>
          </table:table-cell>
          <table:table-cell table:formula="of:=[.P16]^3" office:value-type="float" office:value="56884406998.8864" calcext:value-type="float">
            <text:p>56884406998,8864</text:p>
          </table:table-cell>
          <table:table-cell table:style-name="ce13" table:formula="of:=3 * [.P16]^2*[.Q16]" office:value-type="float" office:value="11329619279.2162" calcext:value-type="float">
            <text:p>11329619279,2162</text:p>
          </table:table-cell>
          <table:table-cell table:formula="of:=[.R16]^3" office:value-type="float" office:value="52917209464.0192" calcext:value-type="float">
            <text:p>52917209464,0192</text:p>
          </table:table-cell>
          <table:table-cell table:style-name="ce13" table:formula="of:=3*[.R16]^2*[.S16]" office:value-type="float" office:value="18043544637.9743" calcext:value-type="float">
            <text:p>18043544637,9743</text:p>
          </table:table-cell>
          <table:table-cell table:formula="of:=[.T16]^3" office:value-type="float" office:value="0" calcext:value-type="float">
            <text:p>0</text:p>
          </table:table-cell>
          <table:table-cell table:style-name="ce13" table:formula="of:=3*[.T16]^2*[.U16]" office:value-type="string" office:string-value="" calcext:value-type="error">
            <text:p>#¡DIV/0!</text:p>
          </table:table-cell>
          <table:table-cell/>
          <table:table-cell table:formula="of:=[.K16]/[.V16]" office:value-type="float" office:value="0.0000583663449386306" calcext:value-type="float">
            <text:p>5,83663449386306E-05</text:p>
          </table:table-cell>
          <table:table-cell table:formula="of:=[.K16]/[.X16]" office:value-type="float" office:value="0.0000627420635773315" calcext:value-type="float">
            <text:p>6,27420635773315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E16]+10" office:value-type="float" office:value="300" calcext:value-type="float">
            <text:p>30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7]" office:value-type="float" office:value="1884.95559215388" calcext:value-type="float">
            <text:p>1884,95559215388</text:p>
          </table:table-cell>
          <table:table-cell table:style-name="ce15" table:formula="of:= 2*PI() * [.F17]" office:value-type="float" office:value="6.28318530717959" calcext:value-type="float">
            <text:p>6,28318530717959</text:p>
          </table:table-cell>
          <table:table-cell table:formula="of:=[.I17]^2" office:value-type="float" office:value="3553057.58439218" calcext:value-type="float">
            <text:p>3553057,58439218</text:p>
          </table:table-cell>
          <table:table-cell table:style-name="ce13" table:formula="of:= 2*[.I17]*[.J17]" office:value-type="float" office:value="23687.0505626145" calcext:value-type="float">
            <text:p>23687,0505626145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formula="of:=(PI()/[.G17])*(([.M17]/1000)/[.$B$2])*([.$B$5]/[.$B$2])" office:value-type="float" office:value="3845.89785143919" calcext:value-type="float">
            <text:p>3845,89785143919</text:p>
          </table:table-cell>
          <table:table-cell table:style-name="ce13" table:formula="of:=[.P17]/[.G17]*[.H17]+[.P17]/([.M17]/1000)*(1/1000) + (2*[.P17]/[.$B$2])*[.$B$3]+ ([.P17]/[.$B$5])*[.$B$6]" office:value-type="float" office:value="255.328075198853" calcext:value-type="float">
            <text:p>255,328075198853</text:p>
          </table:table-cell>
          <table:table-cell table:formula="of:=(PI()/(2*[.G17]))*(([.N17]/1000)/[.$B$2])*([.$B$5]/[.$B$2])" office:value-type="float" office:value="3845.89785143919" calcext:value-type="float">
            <text:p>3845,89785143919</text:p>
          </table:table-cell>
          <table:table-cell table:style-name="ce13" table:formula="of:=[.R17]/[.G17]*[.H17]+[.R17]/([.N17]/1000)*(1/1000) + ([.R17]/[.$B$2])*[.$B$3]+ ([.R17]/[.$B$8])*[.$B$9]" office:value-type="float" office:value="434.887351584659" calcext:value-type="float">
            <text:p>434,887351584659</text:p>
          </table:table-cell>
          <table:table-cell table:formula="of:=(PI()/(3*[.G17]))*(([.O17]/1000)/[.$B$2])*([.$B$5]/[.$B$2])" office:value-type="float" office:value="0" calcext:value-type="float">
            <text:p>0</text:p>
          </table:table-cell>
          <table:table-cell table:style-name="ce13" table:formula="of:=[.T17]/[.G17]*[.H17]+[.T17]/([.O17]/1000)*(1/1000) + ([.T17]/[.$B$2])*[.$B$3]+ ([.T17]/[.$B$8])*[.$B$9]" office:value-type="string" office:string-value="" calcext:value-type="error">
            <text:p>#¡DIV/0!</text:p>
          </table:table-cell>
          <table:table-cell table:formula="of:=[.P17]^3" office:value-type="float" office:value="56884406998.8864" calcext:value-type="float">
            <text:p>56884406998,8864</text:p>
          </table:table-cell>
          <table:table-cell table:style-name="ce13" table:formula="of:=3 * [.P17]^2*[.Q17]" office:value-type="float" office:value="11329619279.2162" calcext:value-type="float">
            <text:p>11329619279,2162</text:p>
          </table:table-cell>
          <table:table-cell table:formula="of:=[.R17]^3" office:value-type="float" office:value="56884406998.8864" calcext:value-type="float">
            <text:p>56884406998,8864</text:p>
          </table:table-cell>
          <table:table-cell table:style-name="ce13" table:formula="of:=3*[.R17]^2*[.S17]" office:value-type="float" office:value="19297165495.6609" calcext:value-type="float">
            <text:p>19297165495,6609</text:p>
          </table:table-cell>
          <table:table-cell table:formula="of:=[.T17]^3" office:value-type="float" office:value="0" calcext:value-type="float">
            <text:p>0</text:p>
          </table:table-cell>
          <table:table-cell table:style-name="ce13" table:formula="of:=3*[.T17]^2*[.U17]" office:value-type="string" office:string-value="" calcext:value-type="error">
            <text:p>#¡DIV/0!</text:p>
          </table:table-cell>
          <table:table-cell/>
          <table:table-cell table:formula="of:=[.K17]/[.V17]" office:value-type="float" office:value="0.0000624610112304017" calcext:value-type="float">
            <text:p>6,24610112304017E-05</text:p>
          </table:table-cell>
          <table:table-cell table:formula="of:=[.K17]/[.X17]" office:value-type="float" office:value="0.0000624610112304017" calcext:value-type="float">
            <text:p>6,24610112304017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E17]+10" office:value-type="float" office:value="310" calcext:value-type="float">
            <text:p>31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8]" office:value-type="float" office:value="1947.78744522567" calcext:value-type="float">
            <text:p>1947,78744522567</text:p>
          </table:table-cell>
          <table:table-cell table:style-name="ce15" table:formula="of:= 2*PI() * [.F18]" office:value-type="float" office:value="6.28318530717959" calcext:value-type="float">
            <text:p>6,28318530717959</text:p>
          </table:table-cell>
          <table:table-cell table:formula="of:=[.I18]^2" office:value-type="float" office:value="3793875.93177874" calcext:value-type="float">
            <text:p>3793875,93177874</text:p>
          </table:table-cell>
          <table:table-cell table:style-name="ce13" table:formula="of:= 2*[.I18]*[.J18]" office:value-type="float" office:value="24476.6189147016" calcext:value-type="float">
            <text:p>24476,6189147016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formula="of:=(PI()/[.G18])*(([.M18]/1000)/[.$B$2])*([.$B$5]/[.$B$2])" office:value-type="float" office:value="3845.89785143919" calcext:value-type="float">
            <text:p>3845,89785143919</text:p>
          </table:table-cell>
          <table:table-cell table:style-name="ce13" table:formula="of:=[.P18]/[.G18]*[.H18]+[.P18]/([.M18]/1000)*(1/1000) + (2*[.P18]/[.$B$2])*[.$B$3]+ ([.P18]/[.$B$5])*[.$B$6]" office:value-type="float" office:value="255.328075198853" calcext:value-type="float">
            <text:p>255,328075198853</text:p>
          </table:table-cell>
          <table:table-cell table:formula="of:=(PI()/(2*[.G18]))*(([.N18]/1000)/[.$B$2])*([.$B$5]/[.$B$2])" office:value-type="float" office:value="3845.89785143919" calcext:value-type="float">
            <text:p>3845,89785143919</text:p>
          </table:table-cell>
          <table:table-cell table:style-name="ce13" table:formula="of:=[.R18]/[.G18]*[.H18]+[.R18]/([.N18]/1000)*(1/1000) + ([.R18]/[.$B$2])*[.$B$3]+ ([.R18]/[.$B$8])*[.$B$9]" office:value-type="float" office:value="434.887351584659" calcext:value-type="float">
            <text:p>434,887351584659</text:p>
          </table:table-cell>
          <table:table-cell table:formula="of:=(PI()/(3*[.G18]))*(([.O18]/1000)/[.$B$2])*([.$B$5]/[.$B$2])" office:value-type="float" office:value="0" calcext:value-type="float">
            <text:p>0</text:p>
          </table:table-cell>
          <table:table-cell table:style-name="ce13" table:formula="of:=[.T18]/[.G18]*[.H18]+[.T18]/([.O18]/1000)*(1/1000) + ([.T18]/[.$B$2])*[.$B$3]+ ([.T18]/[.$B$8])*[.$B$9]" office:value-type="string" office:string-value="" calcext:value-type="error">
            <text:p>#¡DIV/0!</text:p>
          </table:table-cell>
          <table:table-cell table:formula="of:=[.P18]^3" office:value-type="float" office:value="56884406998.8864" calcext:value-type="float">
            <text:p>56884406998,8864</text:p>
          </table:table-cell>
          <table:table-cell table:style-name="ce13" table:formula="of:=3 * [.P18]^2*[.Q18]" office:value-type="float" office:value="11329619279.2162" calcext:value-type="float">
            <text:p>11329619279,2162</text:p>
          </table:table-cell>
          <table:table-cell table:formula="of:=[.R18]^3" office:value-type="float" office:value="56884406998.8864" calcext:value-type="float">
            <text:p>56884406998,8864</text:p>
          </table:table-cell>
          <table:table-cell table:style-name="ce13" table:formula="of:=3*[.R18]^2*[.S18]" office:value-type="float" office:value="19297165495.6609" calcext:value-type="float">
            <text:p>19297165495,6609</text:p>
          </table:table-cell>
          <table:table-cell table:formula="of:=[.T18]^3" office:value-type="float" office:value="0" calcext:value-type="float">
            <text:p>0</text:p>
          </table:table-cell>
          <table:table-cell table:style-name="ce13" table:formula="of:=3*[.T18]^2*[.U18]" office:value-type="string" office:string-value="" calcext:value-type="error">
            <text:p>#¡DIV/0!</text:p>
          </table:table-cell>
          <table:table-cell/>
          <table:table-cell table:formula="of:=[.K18]/[.V18]" office:value-type="float" office:value="0.0000666944797693507" calcext:value-type="float">
            <text:p>6,66944797693507E-05</text:p>
          </table:table-cell>
          <table:table-cell table:formula="of:=[.K18]/[.X18]" office:value-type="float" office:value="0.0000666944797693507" calcext:value-type="float">
            <text:p>6,66944797693507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E18]+10" office:value-type="float" office:value="320" calcext:value-type="float">
            <text:p>32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19]" office:value-type="float" office:value="2010.61929829747" calcext:value-type="float">
            <text:p>2010,61929829747</text:p>
          </table:table-cell>
          <table:table-cell table:style-name="ce15" table:formula="of:= 2*PI() * [.F19]" office:value-type="float" office:value="6.28318530717959" calcext:value-type="float">
            <text:p>6,28318530717959</text:p>
          </table:table-cell>
          <table:table-cell table:formula="of:=[.I19]^2" office:value-type="float" office:value="4042589.96268621" calcext:value-type="float">
            <text:p>4042589,96268621</text:p>
          </table:table-cell>
          <table:table-cell table:style-name="ce13" table:formula="of:= 2*[.I19]*[.J19]" office:value-type="float" office:value="25266.1872667888" calcext:value-type="float">
            <text:p>25266,1872667888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67" calcext:value-type="float">
            <text:p>67</text:p>
          </table:table-cell>
          <table:table-cell table:formula="of:=(PI()/[.G19])*(([.M19]/1000)/[.$B$2])*([.$B$5]/[.$B$2])" office:value-type="float" office:value="4029.03584436487" calcext:value-type="float">
            <text:p>4029,03584436487</text:p>
          </table:table-cell>
          <table:table-cell table:style-name="ce13" table:formula="of:=[.P19]/[.G19]*[.H19]+[.P19]/([.M19]/1000)*(1/1000) + (2*[.P19]/[.$B$2])*[.$B$3]+ ([.P19]/[.$B$5])*[.$B$6]" office:value-type="float" office:value="258.765698164242" calcext:value-type="float">
            <text:p>258,765698164242</text:p>
          </table:table-cell>
          <table:table-cell table:formula="of:=(PI()/(2*[.G19]))*(([.N19]/1000)/[.$B$2])*([.$B$5]/[.$B$2])" office:value-type="float" office:value="4029.03584436487" calcext:value-type="float">
            <text:p>4029,03584436487</text:p>
          </table:table-cell>
          <table:table-cell table:style-name="ce13" table:formula="of:=[.R19]/[.G19]*[.H19]+[.R19]/([.N19]/1000)*(1/1000) + ([.R19]/[.$B$2])*[.$B$3]+ ([.R19]/[.$B$8])*[.$B$9]" office:value-type="float" office:value="451.235844685698" calcext:value-type="float">
            <text:p>451,235844685698</text:p>
          </table:table-cell>
          <table:table-cell table:formula="of:=(PI()/(3*[.G19]))*(([.O19]/1000)/[.$B$2])*([.$B$5]/[.$B$2])" office:value-type="float" office:value="4090.08184200676" calcext:value-type="float">
            <text:p>4090,08184200676</text:p>
          </table:table-cell>
          <table:table-cell table:style-name="ce13" table:formula="of:=[.T19]/[.G19]*[.H19]+[.T19]/([.O19]/1000)*(1/1000) + ([.T19]/[.$B$2])*[.$B$3]+ ([.T19]/[.$B$8])*[.$B$9]" office:value-type="float" office:value="426.162343565099" calcext:value-type="float">
            <text:p>426,162343565099</text:p>
          </table:table-cell>
          <table:table-cell table:formula="of:=[.P19]^3" office:value-type="float" office:value="65403861972.1566" calcext:value-type="float">
            <text:p>65403861972,1566</text:p>
          </table:table-cell>
          <table:table-cell table:style-name="ce13" table:formula="of:=3 * [.P19]^2*[.Q19]" office:value-type="float" office:value="12601731525.571" calcext:value-type="float">
            <text:p>12601731525,571</text:p>
          </table:table-cell>
          <table:table-cell table:formula="of:=[.R19]^3" office:value-type="float" office:value="65403861972.1566" calcext:value-type="float">
            <text:p>65403861972,1566</text:p>
          </table:table-cell>
          <table:table-cell table:style-name="ce13" table:formula="of:=3*[.R19]^2*[.S19]" office:value-type="float" office:value="21974910159.206" calcext:value-type="float">
            <text:p>21974910159,206</text:p>
          </table:table-cell>
          <table:table-cell table:formula="of:=[.T19]^3" office:value-type="float" office:value="68422036266.0063" calcext:value-type="float">
            <text:p>68422036266,0063</text:p>
          </table:table-cell>
          <table:table-cell table:style-name="ce13" table:formula="of:=3*[.T19]^2*[.U19]" office:value-type="float" office:value="21387514812.4011" calcext:value-type="float">
            <text:p>21387514812,4011</text:p>
          </table:table-cell>
          <table:table-cell/>
          <table:table-cell table:formula="of:=[.K19]/[.V19]" office:value-type="float" office:value="0.0000618096522252341" calcext:value-type="float">
            <text:p>6,18096522252341E-05</text:p>
          </table:table-cell>
          <table:table-cell table:formula="of:=[.K19]/[.X19]" office:value-type="float" office:value="0.0000618096522252341" calcext:value-type="float">
            <text:p>6,18096522252341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E19]+10" office:value-type="float" office:value="330" calcext:value-type="float">
            <text:p>33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0]" office:value-type="float" office:value="2073.45115136926" calcext:value-type="float">
            <text:p>2073,45115136926</text:p>
          </table:table-cell>
          <table:table-cell table:style-name="ce15" table:formula="of:= 2*PI() * [.F20]" office:value-type="float" office:value="6.28318530717959" calcext:value-type="float">
            <text:p>6,28318530717959</text:p>
          </table:table-cell>
          <table:table-cell table:formula="of:=[.I20]^2" office:value-type="float" office:value="4299199.67711451" calcext:value-type="float">
            <text:p>4299199,67711451</text:p>
          </table:table-cell>
          <table:table-cell table:style-name="ce13" table:formula="of:= 2*[.I20]*[.J20]" office:value-type="float" office:value="26055.7556188759" calcext:value-type="float">
            <text:p>26055,7556188759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68" calcext:value-type="float">
            <text:p>68</text:p>
          </table:table-cell>
          <table:table-cell table:formula="of:=(PI()/[.G20])*(([.M20]/1000)/[.$B$2])*([.$B$5]/[.$B$2])" office:value-type="float" office:value="4029.03584436487" calcext:value-type="float">
            <text:p>4029,03584436487</text:p>
          </table:table-cell>
          <table:table-cell table:style-name="ce13" table:formula="of:=[.P20]/[.G20]*[.H20]+[.P20]/([.M20]/1000)*(1/1000) + (2*[.P20]/[.$B$2])*[.$B$3]+ ([.P20]/[.$B$5])*[.$B$6]" office:value-type="float" office:value="258.765698164242" calcext:value-type="float">
            <text:p>258,765698164242</text:p>
          </table:table-cell>
          <table:table-cell table:formula="of:=(PI()/(2*[.G20]))*(([.N20]/1000)/[.$B$2])*([.$B$5]/[.$B$2])" office:value-type="float" office:value="4120.60484082771" calcext:value-type="float">
            <text:p>4120,60484082771</text:p>
          </table:table-cell>
          <table:table-cell table:style-name="ce13" table:formula="of:=[.R20]/[.G20]*[.H20]+[.R20]/([.N20]/1000)*(1/1000) + ([.R20]/[.$B$2])*[.$B$3]+ ([.R20]/[.$B$8])*[.$B$9]" office:value-type="float" office:value="459.410091236218" calcext:value-type="float">
            <text:p>459,410091236218</text:p>
          </table:table-cell>
          <table:table-cell table:formula="of:=(PI()/(3*[.G20]))*(([.O20]/1000)/[.$B$2])*([.$B$5]/[.$B$2])" office:value-type="float" office:value="4151.12783964865" calcext:value-type="float">
            <text:p>4151,12783964865</text:p>
          </table:table-cell>
          <table:table-cell table:style-name="ce13" table:formula="of:=[.T20]/[.G20]*[.H20]+[.T20]/([.O20]/1000)*(1/1000) + ([.T20]/[.$B$2])*[.$B$3]+ ([.T20]/[.$B$8])*[.$B$9]" office:value-type="float" office:value="431.611841265445" calcext:value-type="float">
            <text:p>431,611841265445</text:p>
          </table:table-cell>
          <table:table-cell table:formula="of:=[.P20]^3" office:value-type="float" office:value="65403861972.1566" calcext:value-type="float">
            <text:p>65403861972,1566</text:p>
          </table:table-cell>
          <table:table-cell table:style-name="ce13" table:formula="of:=3 * [.P20]^2*[.Q20]" office:value-type="float" office:value="12601731525.571" calcext:value-type="float">
            <text:p>12601731525,571</text:p>
          </table:table-cell>
          <table:table-cell table:formula="of:=[.R20]^3" office:value-type="float" office:value="69965332952.3475" calcext:value-type="float">
            <text:p>69965332952,3475</text:p>
          </table:table-cell>
          <table:table-cell table:style-name="ce13" table:formula="of:=3*[.R20]^2*[.S20]" office:value-type="float" office:value="23401501408.1431" calcext:value-type="float">
            <text:p>23401501408,1431</text:p>
          </table:table-cell>
          <table:table-cell table:formula="of:=[.T20]^3" office:value-type="float" office:value="71531663493.1587" calcext:value-type="float">
            <text:p>71531663493,1587</text:p>
          </table:table-cell>
          <table:table-cell table:style-name="ce13" table:formula="of:=3*[.T20]^2*[.U20]" office:value-type="float" office:value="22312427500.4325" calcext:value-type="float">
            <text:p>22312427500,4325</text:p>
          </table:table-cell>
          <table:table-cell/>
          <table:table-cell table:formula="of:=[.K20]/[.V20]" office:value-type="float" office:value="0.000065733116477812" calcext:value-type="float">
            <text:p>6,5733116477812E-05</text:p>
          </table:table-cell>
          <table:table-cell table:formula="of:=[.K20]/[.X20]" office:value-type="float" office:value="0.000061447569756334" calcext:value-type="float">
            <text:p>6,1447569756334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E20]+10" office:value-type="float" office:value="340" calcext:value-type="float">
            <text:p>34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1]" office:value-type="float" office:value="2136.28300444106" calcext:value-type="float">
            <text:p>2136,28300444106</text:p>
          </table:table-cell>
          <table:table-cell table:style-name="ce15" table:formula="of:= 2*PI() * [.F21]" office:value-type="float" office:value="6.28318530717959" calcext:value-type="float">
            <text:p>6,28318530717959</text:p>
          </table:table-cell>
          <table:table-cell table:formula="of:=[.I21]^2" office:value-type="float" office:value="4563705.07506372" calcext:value-type="float">
            <text:p>4563705,07506372</text:p>
          </table:table-cell>
          <table:table-cell table:style-name="ce13" table:formula="of:= 2*[.I21]*[.J21]" office:value-type="float" office:value="26845.3239709631" calcext:value-type="float">
            <text:p>26845,323970963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69" calcext:value-type="float">
            <text:p>69</text:p>
          </table:table-cell>
          <table:table-cell table:formula="of:=(PI()/[.G21])*(([.M21]/1000)/[.$B$2])*([.$B$5]/[.$B$2])" office:value-type="float" office:value="4029.03584436487" calcext:value-type="float">
            <text:p>4029,03584436487</text:p>
          </table:table-cell>
          <table:table-cell table:style-name="ce13" table:formula="of:=[.P21]/[.G21]*[.H21]+[.P21]/([.M21]/1000)*(1/1000) + (2*[.P21]/[.$B$2])*[.$B$3]+ ([.P21]/[.$B$5])*[.$B$6]" office:value-type="float" office:value="258.765698164242" calcext:value-type="float">
            <text:p>258,765698164242</text:p>
          </table:table-cell>
          <table:table-cell table:formula="of:=(PI()/(2*[.G21]))*(([.N21]/1000)/[.$B$2])*([.$B$5]/[.$B$2])" office:value-type="float" office:value="4212.17383729054" calcext:value-type="float">
            <text:p>4212,17383729054</text:p>
          </table:table-cell>
          <table:table-cell table:style-name="ce13" table:formula="of:=[.R21]/[.G21]*[.H21]+[.R21]/([.N21]/1000)*(1/1000) + ([.R21]/[.$B$2])*[.$B$3]+ ([.R21]/[.$B$8])*[.$B$9]" office:value-type="float" office:value="467.584337786738" calcext:value-type="float">
            <text:p>467,584337786738</text:p>
          </table:table-cell>
          <table:table-cell table:formula="of:=(PI()/(3*[.G21]))*(([.O21]/1000)/[.$B$2])*([.$B$5]/[.$B$2])" office:value-type="float" office:value="4212.17383729055" calcext:value-type="float">
            <text:p>4212,17383729055</text:p>
          </table:table-cell>
          <table:table-cell table:style-name="ce13" table:formula="of:=[.T21]/[.G21]*[.H21]+[.T21]/([.O21]/1000)*(1/1000) + ([.T21]/[.$B$2])*[.$B$3]+ ([.T21]/[.$B$8])*[.$B$9]" office:value-type="float" office:value="437.061338965792" calcext:value-type="float">
            <text:p>437,061338965792</text:p>
          </table:table-cell>
          <table:table-cell table:formula="of:=[.P21]^3" office:value-type="float" office:value="65403861972.1566" calcext:value-type="float">
            <text:p>65403861972,1566</text:p>
          </table:table-cell>
          <table:table-cell table:style-name="ce13" table:formula="of:=3 * [.P21]^2*[.Q21]" office:value-type="float" office:value="12601731525.571" calcext:value-type="float">
            <text:p>12601731525,571</text:p>
          </table:table-cell>
          <table:table-cell table:formula="of:=[.R21]^3" office:value-type="float" office:value="74734108622.7676" calcext:value-type="float">
            <text:p>74734108622,7676</text:p>
          </table:table-cell>
          <table:table-cell table:style-name="ce13" table:formula="of:=3*[.R21]^2*[.S21]" office:value-type="float" office:value="24888216897.2424" calcext:value-type="float">
            <text:p>24888216897,2424</text:p>
          </table:table-cell>
          <table:table-cell table:formula="of:=[.T21]^3" office:value-type="float" office:value="74734108622.7677" calcext:value-type="float">
            <text:p>74734108622,7677</text:p>
          </table:table-cell>
          <table:table-cell table:style-name="ce13" table:formula="of:=3*[.T21]^2*[.U21]" office:value-type="float" office:value="23263562361.9648" calcext:value-type="float">
            <text:p>23263562361,9648</text:p>
          </table:table-cell>
          <table:table-cell/>
          <table:table-cell table:formula="of:=[.K21]/[.V21]" office:value-type="float" office:value="0.000069777302707393" calcext:value-type="float">
            <text:p>6,9777302707393E-05</text:p>
          </table:table-cell>
          <table:table-cell table:formula="of:=[.K21]/[.X21]" office:value-type="float" office:value="0.0000610658929258092" calcext:value-type="float">
            <text:p>6,10658929258092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E21]+10" office:value-type="float" office:value="350" calcext:value-type="float">
            <text:p>35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2]" office:value-type="float" office:value="2199.11485751286" calcext:value-type="float">
            <text:p>2199,11485751286</text:p>
          </table:table-cell>
          <table:table-cell table:style-name="ce15" table:formula="of:= 2*PI() * [.F22]" office:value-type="float" office:value="6.28318530717959" calcext:value-type="float">
            <text:p>6,28318530717959</text:p>
          </table:table-cell>
          <table:table-cell table:formula="of:=[.I22]^2" office:value-type="float" office:value="4836106.15653381" calcext:value-type="float">
            <text:p>4836106,15653381</text:p>
          </table:table-cell>
          <table:table-cell table:style-name="ce13" table:formula="of:= 2*[.I22]*[.J22]" office:value-type="float" office:value="27634.8923230502" calcext:value-type="float">
            <text:p>27634,8923230502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1" calcext:value-type="float">
            <text:p>71</text:p>
          </table:table-cell>
          <table:table-cell table:formula="of:=(PI()/[.G22])*(([.M22]/1000)/[.$B$2])*([.$B$5]/[.$B$2])" office:value-type="float" office:value="4212.17383729054" calcext:value-type="float">
            <text:p>4212,17383729054</text:p>
          </table:table-cell>
          <table:table-cell table:style-name="ce13" table:formula="of:=[.P22]/[.G22]*[.H22]+[.P22]/([.M22]/1000)*(1/1000) + (2*[.P22]/[.$B$2])*[.$B$3]+ ([.P22]/[.$B$5])*[.$B$6]" office:value-type="float" office:value="262.203321129632" calcext:value-type="float">
            <text:p>262,203321129632</text:p>
          </table:table-cell>
          <table:table-cell table:formula="of:=(PI()/(2*[.G22]))*(([.N22]/1000)/[.$B$2])*([.$B$5]/[.$B$2])" office:value-type="float" office:value="4395.31183021622" calcext:value-type="float">
            <text:p>4395,31183021622</text:p>
          </table:table-cell>
          <table:table-cell table:style-name="ce13" table:formula="of:=[.R22]/[.G22]*[.H22]+[.R22]/([.N22]/1000)*(1/1000) + ([.R22]/[.$B$2])*[.$B$3]+ ([.R22]/[.$B$8])*[.$B$9]" office:value-type="float" office:value="483.932830887777" calcext:value-type="float">
            <text:p>483,932830887777</text:p>
          </table:table-cell>
          <table:table-cell table:formula="of:=(PI()/(3*[.G22]))*(([.O22]/1000)/[.$B$2])*([.$B$5]/[.$B$2])" office:value-type="float" office:value="4334.26583257433" calcext:value-type="float">
            <text:p>4334,26583257433</text:p>
          </table:table-cell>
          <table:table-cell table:style-name="ce13" table:formula="of:=[.T22]/[.G22]*[.H22]+[.T22]/([.O22]/1000)*(1/1000) + ([.T22]/[.$B$2])*[.$B$3]+ ([.T22]/[.$B$8])*[.$B$9]" office:value-type="float" office:value="447.960334366484" calcext:value-type="float">
            <text:p>447,960334366484</text:p>
          </table:table-cell>
          <table:table-cell table:formula="of:=[.P22]^3" office:value-type="float" office:value="74734108622.7676" calcext:value-type="float">
            <text:p>74734108622,7676</text:p>
          </table:table-cell>
          <table:table-cell table:style-name="ce13" table:formula="of:=3 * [.P22]^2*[.Q22]" office:value-type="float" office:value="13956355249.9227" calcext:value-type="float">
            <text:p>13956355249,9227</text:p>
          </table:table-cell>
          <table:table-cell table:formula="of:=[.R22]^3" office:value-type="float" office:value="84912001117.8712" calcext:value-type="float">
            <text:p>84912001117,8712</text:p>
          </table:table-cell>
          <table:table-cell table:style-name="ce13" table:formula="of:=3*[.R22]^2*[.S22]" office:value-type="float" office:value="28046955482.0842" calcext:value-type="float">
            <text:p>28046955482,0842</text:p>
          </table:table-cell>
          <table:table-cell table:formula="of:=[.T22]^3" office:value-type="float" office:value="81422912465.9702" calcext:value-type="float">
            <text:p>81422912465,9702</text:p>
          </table:table-cell>
          <table:table-cell table:style-name="ce13" table:formula="of:=3*[.T22]^2*[.U22]" office:value-type="float" office:value="25245960794.0235" calcext:value-type="float">
            <text:p>25245960794,0235</text:p>
          </table:table-cell>
          <table:table-cell/>
          <table:table-cell table:formula="of:=[.K22]/[.V22]" office:value-type="float" office:value="0.0000647108294412773" calcext:value-type="float">
            <text:p>6,47108294412773E-05</text:p>
          </table:table-cell>
          <table:table-cell table:formula="of:=[.K22]/[.X22]" office:value-type="float" office:value="0.0000569543302815409" calcext:value-type="float">
            <text:p>5,69543302815409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E22]+10" office:value-type="float" office:value="360" calcext:value-type="float">
            <text:p>36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3]" office:value-type="float" office:value="2261.94671058465" calcext:value-type="float">
            <text:p>2261,94671058465</text:p>
          </table:table-cell>
          <table:table-cell table:style-name="ce15" table:formula="of:= 2*PI() * [.F23]" office:value-type="float" office:value="6.28318530717959" calcext:value-type="float">
            <text:p>6,28318530717959</text:p>
          </table:table-cell>
          <table:table-cell table:formula="of:=[.I23]^2" office:value-type="float" office:value="5116402.92152472" calcext:value-type="float">
            <text:p>5116402,92152472</text:p>
          </table:table-cell>
          <table:table-cell table:style-name="ce13" table:formula="of:= 2*[.I23]*[.J23]" office:value-type="float" office:value="28424.4606751373" calcext:value-type="float">
            <text:p>28424,4606751373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2" calcext:value-type="float">
            <text:p>72</text:p>
          </table:table-cell>
          <table:table-cell table:formula="of:=(PI()/[.G23])*(([.M23]/1000)/[.$B$2])*([.$B$5]/[.$B$2])" office:value-type="float" office:value="4212.17383729054" calcext:value-type="float">
            <text:p>4212,17383729054</text:p>
          </table:table-cell>
          <table:table-cell table:style-name="ce13" table:formula="of:=[.P23]/[.G23]*[.H23]+[.P23]/([.M23]/1000)*(1/1000) + (2*[.P23]/[.$B$2])*[.$B$3]+ ([.P23]/[.$B$5])*[.$B$6]" office:value-type="float" office:value="262.203321129632" calcext:value-type="float">
            <text:p>262,203321129632</text:p>
          </table:table-cell>
          <table:table-cell table:formula="of:=(PI()/(2*[.G23]))*(([.N23]/1000)/[.$B$2])*([.$B$5]/[.$B$2])" office:value-type="float" office:value="4395.31183021622" calcext:value-type="float">
            <text:p>4395,31183021622</text:p>
          </table:table-cell>
          <table:table-cell table:style-name="ce13" table:formula="of:=[.R23]/[.G23]*[.H23]+[.R23]/([.N23]/1000)*(1/1000) + ([.R23]/[.$B$2])*[.$B$3]+ ([.R23]/[.$B$8])*[.$B$9]" office:value-type="float" office:value="483.932830887777" calcext:value-type="float">
            <text:p>483,932830887777</text:p>
          </table:table-cell>
          <table:table-cell table:formula="of:=(PI()/(3*[.G23]))*(([.O23]/1000)/[.$B$2])*([.$B$5]/[.$B$2])" office:value-type="float" office:value="4395.31183021622" calcext:value-type="float">
            <text:p>4395,31183021622</text:p>
          </table:table-cell>
          <table:table-cell table:style-name="ce13" table:formula="of:=[.T23]/[.G23]*[.H23]+[.T23]/([.O23]/1000)*(1/1000) + ([.T23]/[.$B$2])*[.$B$3]+ ([.T23]/[.$B$8])*[.$B$9]" office:value-type="float" office:value="453.409832066831" calcext:value-type="float">
            <text:p>453,409832066831</text:p>
          </table:table-cell>
          <table:table-cell table:formula="of:=[.P23]^3" office:value-type="float" office:value="74734108622.7676" calcext:value-type="float">
            <text:p>74734108622,7676</text:p>
          </table:table-cell>
          <table:table-cell table:style-name="ce13" table:formula="of:=3 * [.P23]^2*[.Q23]" office:value-type="float" office:value="13956355249.9227" calcext:value-type="float">
            <text:p>13956355249,9227</text:p>
          </table:table-cell>
          <table:table-cell table:formula="of:=[.R23]^3" office:value-type="float" office:value="84912001117.8712" calcext:value-type="float">
            <text:p>84912001117,8712</text:p>
          </table:table-cell>
          <table:table-cell table:style-name="ce13" table:formula="of:=3*[.R23]^2*[.S23]" office:value-type="float" office:value="28046955482.0842" calcext:value-type="float">
            <text:p>28046955482,0842</text:p>
          </table:table-cell>
          <table:table-cell table:formula="of:=[.T23]^3" office:value-type="float" office:value="84912001117.8712" calcext:value-type="float">
            <text:p>84912001117,8712</text:p>
          </table:table-cell>
          <table:table-cell table:style-name="ce13" table:formula="of:=3*[.T23]^2*[.U23]" office:value-type="float" office:value="26277955458.7952" calcext:value-type="float">
            <text:p>26277955458,7952</text:p>
          </table:table-cell>
          <table:table-cell/>
          <table:table-cell table:formula="of:=[.K23]/[.V23]" office:value-type="float" office:value="0.0000684614162905265" calcext:value-type="float">
            <text:p>6,84614162905265E-05</text:p>
          </table:table-cell>
          <table:table-cell table:formula="of:=[.K23]/[.X23]" office:value-type="float" office:value="0.0000602553567713278" calcext:value-type="float">
            <text:p>6,02553567713278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E23]+10" office:value-type="float" office:value="370" calcext:value-type="float">
            <text:p>37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4]" office:value-type="float" office:value="2324.77856365645" calcext:value-type="float">
            <text:p>2324,77856365645</text:p>
          </table:table-cell>
          <table:table-cell table:style-name="ce15" table:formula="of:= 2*PI() * [.F24]" office:value-type="float" office:value="6.28318530717959" calcext:value-type="float">
            <text:p>6,28318530717959</text:p>
          </table:table-cell>
          <table:table-cell table:formula="of:=[.I24]^2" office:value-type="float" office:value="5404595.37003655" calcext:value-type="float">
            <text:p>5404595,37003655</text:p>
          </table:table-cell>
          <table:table-cell table:style-name="ce13" table:formula="of:= 2*[.I24]*[.J24]" office:value-type="float" office:value="29214.0290272245" calcext:value-type="float">
            <text:p>29214,0290272245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73" calcext:value-type="float">
            <text:p>73</text:p>
          </table:table-cell>
          <table:table-cell table:formula="of:=(PI()/[.G24])*(([.M24]/1000)/[.$B$2])*([.$B$5]/[.$B$2])" office:value-type="float" office:value="4395.31183021622" calcext:value-type="float">
            <text:p>4395,31183021622</text:p>
          </table:table-cell>
          <table:table-cell table:style-name="ce13" table:formula="of:=[.P24]/[.G24]*[.H24]+[.P24]/([.M24]/1000)*(1/1000) + (2*[.P24]/[.$B$2])*[.$B$3]+ ([.P24]/[.$B$5])*[.$B$6]" office:value-type="float" office:value="265.640944095021" calcext:value-type="float">
            <text:p>265,640944095021</text:p>
          </table:table-cell>
          <table:table-cell table:formula="of:=(PI()/(2*[.G24]))*(([.N24]/1000)/[.$B$2])*([.$B$5]/[.$B$2])" office:value-type="float" office:value="4486.88082667906" calcext:value-type="float">
            <text:p>4486,88082667906</text:p>
          </table:table-cell>
          <table:table-cell table:style-name="ce13" table:formula="of:=[.R24]/[.G24]*[.H24]+[.R24]/([.N24]/1000)*(1/1000) + ([.R24]/[.$B$2])*[.$B$3]+ ([.R24]/[.$B$8])*[.$B$9]" office:value-type="float" office:value="492.107077438296" calcext:value-type="float">
            <text:p>492,107077438296</text:p>
          </table:table-cell>
          <table:table-cell table:formula="of:=(PI()/(3*[.G24]))*(([.O24]/1000)/[.$B$2])*([.$B$5]/[.$B$2])" office:value-type="float" office:value="4456.35782785811" calcext:value-type="float">
            <text:p>4456,35782785811</text:p>
          </table:table-cell>
          <table:table-cell table:style-name="ce13" table:formula="of:=[.T24]/[.G24]*[.H24]+[.T24]/([.O24]/1000)*(1/1000) + ([.T24]/[.$B$2])*[.$B$3]+ ([.T24]/[.$B$8])*[.$B$9]" office:value-type="float" office:value="458.859329767177" calcext:value-type="float">
            <text:p>458,859329767177</text:p>
          </table:table-cell>
          <table:table-cell table:formula="of:=[.P24]^3" office:value-type="float" office:value="84912001117.8712" calcext:value-type="float">
            <text:p>84912001117,8712</text:p>
          </table:table-cell>
          <table:table-cell table:style-name="ce13" table:formula="of:=3 * [.P24]^2*[.Q24]" office:value-type="float" office:value="15395565784.5822" calcext:value-type="float">
            <text:p>15395565784,5822</text:p>
          </table:table-cell>
          <table:table-cell table:formula="of:=[.R24]^3" office:value-type="float" office:value="90330331484.3428" calcext:value-type="float">
            <text:p>90330331484,3428</text:p>
          </table:table-cell>
          <table:table-cell table:style-name="ce13" table:formula="of:=3*[.R24]^2*[.S24]" office:value-type="float" office:value="29721446020.9055" calcext:value-type="float">
            <text:p>29721446020,9055</text:p>
          </table:table-cell>
          <table:table-cell table:formula="of:=[.T24]^3" office:value-type="float" office:value="88499367548.844" calcext:value-type="float">
            <text:p>88499367548,844</text:p>
          </table:table-cell>
          <table:table-cell table:style-name="ce13" table:formula="of:=3*[.T24]^2*[.U24]" office:value-type="float" office:value="27337634485.559" calcext:value-type="float">
            <text:p>27337634485,559</text:p>
          </table:table-cell>
          <table:table-cell/>
          <table:table-cell table:formula="of:=[.K24]/[.V24]" office:value-type="float" office:value="0.0000636493699227994" calcext:value-type="float">
            <text:p>6,36493699227994E-05</text:p>
          </table:table-cell>
          <table:table-cell table:formula="of:=[.K24]/[.X24]" office:value-type="float" office:value="0.0000598314572882237" calcext:value-type="float">
            <text:p>5,98314572882237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E24]+10" office:value-type="float" office:value="380" calcext:value-type="float">
            <text:p>38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5]" office:value-type="float" office:value="2387.61041672824" calcext:value-type="float">
            <text:p>2387,61041672824</text:p>
          </table:table-cell>
          <table:table-cell table:style-name="ce15" table:formula="of:= 2*PI() * [.F25]" office:value-type="float" office:value="6.28318530717959" calcext:value-type="float">
            <text:p>6,28318530717959</text:p>
          </table:table-cell>
          <table:table-cell table:formula="of:=[.I25]^2" office:value-type="float" office:value="5700683.5020692" calcext:value-type="float">
            <text:p>5700683,5020692</text:p>
          </table:table-cell>
          <table:table-cell table:style-name="ce13" table:formula="of:= 2*[.I25]*[.J25]" office:value-type="float" office:value="30003.5973793116" calcext:value-type="float">
            <text:p>30003,5973793116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74" calcext:value-type="float">
            <text:p>74</text:p>
          </table:table-cell>
          <table:table-cell table:formula="of:=(PI()/[.G25])*(([.M25]/1000)/[.$B$2])*([.$B$5]/[.$B$2])" office:value-type="float" office:value="4578.4498231419" calcext:value-type="float">
            <text:p>4578,4498231419</text:p>
          </table:table-cell>
          <table:table-cell table:style-name="ce13" table:formula="of:=[.P25]/[.G25]*[.H25]+[.P25]/([.M25]/1000)*(1/1000) + (2*[.P25]/[.$B$2])*[.$B$3]+ ([.P25]/[.$B$5])*[.$B$6]" office:value-type="float" office:value="269.078567060411" calcext:value-type="float">
            <text:p>269,078567060411</text:p>
          </table:table-cell>
          <table:table-cell table:formula="of:=(PI()/(2*[.G25]))*(([.N25]/1000)/[.$B$2])*([.$B$5]/[.$B$2])" office:value-type="float" office:value="4486.88082667906" calcext:value-type="float">
            <text:p>4486,88082667906</text:p>
          </table:table-cell>
          <table:table-cell table:style-name="ce13" table:formula="of:=[.R25]/[.G25]*[.H25]+[.R25]/([.N25]/1000)*(1/1000) + ([.R25]/[.$B$2])*[.$B$3]+ ([.R25]/[.$B$8])*[.$B$9]" office:value-type="float" office:value="492.107077438296" calcext:value-type="float">
            <text:p>492,107077438296</text:p>
          </table:table-cell>
          <table:table-cell table:formula="of:=(PI()/(3*[.G25]))*(([.O25]/1000)/[.$B$2])*([.$B$5]/[.$B$2])" office:value-type="float" office:value="4517.4038255" calcext:value-type="float">
            <text:p>4517,4038255</text:p>
          </table:table-cell>
          <table:table-cell table:style-name="ce13" table:formula="of:=[.T25]/[.G25]*[.H25]+[.T25]/([.O25]/1000)*(1/1000) + ([.T25]/[.$B$2])*[.$B$3]+ ([.T25]/[.$B$8])*[.$B$9]" office:value-type="float" office:value="464.308827467523" calcext:value-type="float">
            <text:p>464,308827467523</text:p>
          </table:table-cell>
          <table:table-cell table:formula="of:=[.P25]^3" office:value-type="float" office:value="95974393624.6194" calcext:value-type="float">
            <text:p>95974393624,6194</text:p>
          </table:table-cell>
          <table:table-cell table:style-name="ce13" table:formula="of:=3 * [.P25]^2*[.Q25]" office:value-type="float" office:value="16921438461.8608" calcext:value-type="float">
            <text:p>16921438461,8608</text:p>
          </table:table-cell>
          <table:table-cell table:formula="of:=[.R25]^3" office:value-type="float" office:value="90330331484.3428" calcext:value-type="float">
            <text:p>90330331484,3428</text:p>
          </table:table-cell>
          <table:table-cell table:style-name="ce13" table:formula="of:=3*[.R25]^2*[.S25]" office:value-type="float" office:value="29721446020.9055" calcext:value-type="float">
            <text:p>29721446020,9055</text:p>
          </table:table-cell>
          <table:table-cell table:formula="of:=[.T25]^3" office:value-type="float" office:value="92186376728.0421" calcext:value-type="float">
            <text:p>92186376728,0421</text:p>
          </table:table-cell>
          <table:table-cell table:style-name="ce13" table:formula="of:=3*[.T25]^2*[.U25]" office:value-type="float" office:value="28425363421.4375" calcext:value-type="float">
            <text:p>28425363421,4375</text:p>
          </table:table-cell>
          <table:table-cell/>
          <table:table-cell table:formula="of:=[.K25]/[.V25]" office:value-type="float" office:value="0.0000593979632147096" calcext:value-type="float">
            <text:p>5,93979632147096E-05</text:p>
          </table:table-cell>
          <table:table-cell table:formula="of:=[.K25]/[.X25]" office:value-type="float" office:value="0.0000631092946122678" calcext:value-type="float">
            <text:p>6,31092946122678E-05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.E25]+10" office:value-type="float" office:value="390" calcext:value-type="float">
            <text:p>39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6]" office:value-type="float" office:value="2450.44226980004" calcext:value-type="float">
            <text:p>2450,44226980004</text:p>
          </table:table-cell>
          <table:table-cell table:style-name="ce15" table:formula="of:= 2*PI() * [.F26]" office:value-type="float" office:value="6.28318530717959" calcext:value-type="float">
            <text:p>6,28318530717959</text:p>
          </table:table-cell>
          <table:table-cell table:formula="of:=[.I26]^2" office:value-type="float" office:value="6004667.31762277" calcext:value-type="float">
            <text:p>6004667,31762277</text:p>
          </table:table-cell>
          <table:table-cell table:style-name="ce13" table:formula="of:= 2*[.I26]*[.J26]" office:value-type="float" office:value="30793.1657313988" calcext:value-type="float">
            <text:p>30793,1657313988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6" calcext:value-type="float">
            <text:p>76</text:p>
          </table:table-cell>
          <table:table-cell table:formula="of:=(PI()/[.G26])*(([.M26]/1000)/[.$B$2])*([.$B$5]/[.$B$2])" office:value-type="float" office:value="4578.4498231419" calcext:value-type="float">
            <text:p>4578,4498231419</text:p>
          </table:table-cell>
          <table:table-cell table:style-name="ce13" table:formula="of:=[.P26]/[.G26]*[.H26]+[.P26]/([.M26]/1000)*(1/1000) + (2*[.P26]/[.$B$2])*[.$B$3]+ ([.P26]/[.$B$5])*[.$B$6]" office:value-type="float" office:value="269.078567060411" calcext:value-type="float">
            <text:p>269,078567060411</text:p>
          </table:table-cell>
          <table:table-cell table:formula="of:=(PI()/(2*[.G26]))*(([.N26]/1000)/[.$B$2])*([.$B$5]/[.$B$2])" office:value-type="float" office:value="4578.4498231419" calcext:value-type="float">
            <text:p>4578,4498231419</text:p>
          </table:table-cell>
          <table:table-cell table:style-name="ce13" table:formula="of:=[.R26]/[.G26]*[.H26]+[.R26]/([.N26]/1000)*(1/1000) + ([.R26]/[.$B$2])*[.$B$3]+ ([.R26]/[.$B$8])*[.$B$9]" office:value-type="float" office:value="500.281323988816" calcext:value-type="float">
            <text:p>500,281323988816</text:p>
          </table:table-cell>
          <table:table-cell table:formula="of:=(PI()/(3*[.G26]))*(([.O26]/1000)/[.$B$2])*([.$B$5]/[.$B$2])" office:value-type="float" office:value="4639.49582078379" calcext:value-type="float">
            <text:p>4639,49582078379</text:p>
          </table:table-cell>
          <table:table-cell table:style-name="ce13" table:formula="of:=[.T26]/[.G26]*[.H26]+[.T26]/([.O26]/1000)*(1/1000) + ([.T26]/[.$B$2])*[.$B$3]+ ([.T26]/[.$B$8])*[.$B$9]" office:value-type="float" office:value="475.207822868216" calcext:value-type="float">
            <text:p>475,207822868216</text:p>
          </table:table-cell>
          <table:table-cell table:formula="of:=[.P26]^3" office:value-type="float" office:value="95974393624.6194" calcext:value-type="float">
            <text:p>95974393624,6194</text:p>
          </table:table-cell>
          <table:table-cell table:style-name="ce13" table:formula="of:=3 * [.P26]^2*[.Q26]" office:value-type="float" office:value="16921438461.8608" calcext:value-type="float">
            <text:p>16921438461,8608</text:p>
          </table:table-cell>
          <table:table-cell table:formula="of:=[.R26]^3" office:value-type="float" office:value="95974393624.6194" calcext:value-type="float">
            <text:p>95974393624,6194</text:p>
          </table:table-cell>
          <table:table-cell table:style-name="ce13" table:formula="of:=3*[.R26]^2*[.S26]" office:value-type="float" office:value="31460995686.046" calcext:value-type="float">
            <text:p>31460995686,046</text:p>
          </table:table-cell>
          <table:table-cell table:formula="of:=[.T26]^3" office:value-type="float" office:value="99864783207.7296" calcext:value-type="float">
            <text:p>99864783207,7296</text:p>
          </table:table-cell>
          <table:table-cell table:style-name="ce13" table:formula="of:=3*[.T26]^2*[.U26]" office:value-type="float" office:value="30686433209.0298" calcext:value-type="float">
            <text:p>30686433209,0298</text:p>
          </table:table-cell>
          <table:table-cell/>
          <table:table-cell table:formula="of:=[.K26]/[.V26]" office:value-type="float" office:value="0.0000625653061285135" calcext:value-type="float">
            <text:p>6,25653061285135E-05</text:p>
          </table:table-cell>
          <table:table-cell table:formula="of:=[.K26]/[.X26]" office:value-type="float" office:value="0.0000625653061285135" calcext:value-type="float">
            <text:p>6,25653061285135E-0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99792458" calcext:value-type="float">
            <text:p>29979245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26]+10" office:value-type="float" office:value="400" calcext:value-type="float">
            <text:p>40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000000633" calcext:value-type="float">
            <text:p>6,33E-07</text:p>
          </table:table-cell>
          <table:table-cell table:style-name="ce13" table:formula="of:=1*10^(-9)" office:value-type="float" office:value="0.000000001" calcext:value-type="float">
            <text:p>1E-09</text:p>
          </table:table-cell>
          <table:table-cell table:style-name="ce3" table:formula="of:=2*PI()*[.E27]" office:value-type="float" office:value="2513.27412287183" calcext:value-type="float">
            <text:p>2513,27412287183</text:p>
          </table:table-cell>
          <table:table-cell table:style-name="ce15" table:formula="of:= 2*PI() * [.F27]" office:value-type="float" office:value="6.28318530717959" calcext:value-type="float">
            <text:p>6,28318530717959</text:p>
          </table:table-cell>
          <table:table-cell table:formula="of:=[.I27]^2" office:value-type="float" office:value="6316546.81669717" calcext:value-type="float">
            <text:p>6316546,81669717</text:p>
          </table:table-cell>
          <table:table-cell table:style-name="ce13" table:formula="of:= 2*[.I27]*[.J27]" office:value-type="float" office:value="31582.7340834859" calcext:value-type="float">
            <text:p>31582,7340834859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77" calcext:value-type="float">
            <text:p>77</text:p>
          </table:table-cell>
          <table:table-cell table:formula="of:=(PI()/[.G27])*(([.M27]/1000)/[.$B$2])*([.$B$5]/[.$B$2])" office:value-type="float" office:value="4761.58781606757" calcext:value-type="float">
            <text:p>4761,58781606757</text:p>
          </table:table-cell>
          <table:table-cell table:style-name="ce13" table:formula="of:=[.P27]/[.G27]*[.H27]+[.P27]/([.M27]/1000)*(1/1000) + (2*[.P27]/[.$B$2])*[.$B$3]+ ([.P27]/[.$B$5])*[.$B$6]" office:value-type="float" office:value="272.5161900258" calcext:value-type="float">
            <text:p>272,5161900258</text:p>
          </table:table-cell>
          <table:table-cell table:formula="of:=(PI()/(2*[.G27]))*(([.N27]/1000)/[.$B$2])*([.$B$5]/[.$B$2])" office:value-type="float" office:value="4670.01881960473" calcext:value-type="float">
            <text:p>4670,01881960473</text:p>
          </table:table-cell>
          <table:table-cell table:style-name="ce13" table:formula="of:=[.R27]/[.G27]*[.H27]+[.R27]/([.N27]/1000)*(1/1000) + ([.R27]/[.$B$2])*[.$B$3]+ ([.R27]/[.$B$8])*[.$B$9]" office:value-type="float" office:value="508.455570539335" calcext:value-type="float">
            <text:p>508,455570539335</text:p>
          </table:table-cell>
          <table:table-cell table:formula="of:=(PI()/(3*[.G27]))*(([.O27]/1000)/[.$B$2])*([.$B$5]/[.$B$2])" office:value-type="float" office:value="4700.54181842568" calcext:value-type="float">
            <text:p>4700,54181842568</text:p>
          </table:table-cell>
          <table:table-cell table:style-name="ce13" table:formula="of:=[.T27]/[.G27]*[.H27]+[.T27]/([.O27]/1000)*(1/1000) + ([.T27]/[.$B$2])*[.$B$3]+ ([.T27]/[.$B$8])*[.$B$9]" office:value-type="float" office:value="480.657320568563" calcext:value-type="float">
            <text:p>480,657320568563</text:p>
          </table:table-cell>
          <table:table-cell table:formula="of:=[.P27]^3" office:value-type="float" office:value="107958140310.164" calcext:value-type="float">
            <text:p>107958140310,164</text:p>
          </table:table-cell>
          <table:table-cell table:style-name="ce13" table:formula="of:=3 * [.P27]^2*[.Q27]" office:value-type="float" office:value="18536048614.0696" calcext:value-type="float">
            <text:p>18536048614,0696</text:p>
          </table:table-cell>
          <table:table-cell table:formula="of:=[.R27]^3" office:value-type="float" office:value="101848794309.595" calcext:value-type="float">
            <text:p>101848794309,595</text:p>
          </table:table-cell>
          <table:table-cell table:style-name="ce13" table:formula="of:=3*[.R27]^2*[.S27]" office:value-type="float" office:value="33266838199.045" calcext:value-type="float">
            <text:p>33266838199,045</text:p>
          </table:table-cell>
          <table:table-cell table:formula="of:=[.T27]^3" office:value-type="float" office:value="103858910446.527" calcext:value-type="float">
            <text:p>103858910446,527</text:p>
          </table:table-cell>
          <table:table-cell table:style-name="ce13" table:formula="of:=3*[.T27]^2*[.U27]" office:value-type="float" office:value="31860505154.9891" calcext:value-type="float">
            <text:p>31860505154,9891</text:p>
          </table:table-cell>
          <table:table-cell/>
          <table:table-cell table:formula="of:=[.K27]/[.V27]" office:value-type="float" office:value="0.0000585092221721282" calcext:value-type="float">
            <text:p>5,85092221721282E-05</text:p>
          </table:table-cell>
          <table:table-cell table:formula="of:=[.K27]/[.X27]" office:value-type="float" office:value="0.0000620188668851241" calcext:value-type="float">
            <text:p>6,20188668851241E-05</text:p>
          </table:table-cell>
          <table:table-cell table:number-columns-repeated="43"/>
        </table:table-row>
        <table:table-row table:style-name="ro1">
          <table:table-cell table:number-columns-repeated="6"/>
          <table:table-cell table:style-name="ce9"/>
          <table:table-cell table:number-columns-repeated="2"/>
          <table:table-cell office:value-type="string" calcext:value-type="string">
            <text:p>2 pi</text:p>
          </table:table-cell>
          <table:table-cell table:number-columns-repeated="6"/>
          <table:table-cell table:style-name="ce13"/>
          <table:table-cell table:number-columns-repeated="56"/>
        </table:table-row>
        <table:table-row table:style-name="ro1">
          <table:table-cell office:value-type="string" calcext:value-type="string">
            <text:p>vel_luz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/s</text:p>
          </table:table-cell>
          <table:table-cell table:number-columns-repeated="9"/>
          <table:table-cell office:value-type="string" calcext:value-type="string">
            <text:p>error 1mm</text:p>
          </table:table-cell>
          <table:table-cell office:value-type="string" calcext:value-type="string">
            <text:p>erro 1mm</text:p>
          </table:table-cell>
          <table:table-cell office:value-type="string" calcext:value-type="string">
            <text:p>error 1mm</text:p>
          </table:table-cell>
          <table:table-cell/>
          <table:table-cell table:style-name="ce13"/>
          <table:table-cell table:number-columns-repeated="56"/>
        </table:table-row>
        <table:table-row table:style-name="ro1">
          <table:table-cell table:number-columns-repeated="8"/>
          <table:table-cell office:value-type="string" calcext:value-type="string">
            <text:p>Omega (w)</text:p>
          </table:table-cell>
          <table:table-cell table:number-columns-repeated="8"/>
          <table:table-cell table:formula="of:=(PI()/[.G2])*(([.M2]/1000)/[.$B$2])*([.$B$5]/[.$B$2])" office:value-type="float" office:value="2380.79390803379" calcext:value-type="float">
            <text:p>2380,79390803379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float" office:value="331" calcext:value-type="float">
            <text:p>331</text:p>
          </table:table-cell>
          <table:table-cell table:number-columns-repeated="6"/>
          <table:table-cell office:value-type="string" calcext:value-type="string">
            <text:p>2 * pi * frecuencia</text:p>
          </table:table-cell>
          <table:table-cell table:number-columns-repeated="64"/>
        </table:table-row>
        <table:table-row table:style-name="ro1">
          <table:table-cell table:number-columns-repeated="6"/>
          <table:table-cell table:formula="of:=[.G2]-[.G27]" office:value-type="float" office:value="0" calcext:value-type="float">
            <text:p>0</text:p>
          </table:table-cell>
          <table:table-cell office:value-type="string" calcext:value-type="string">
            <text:p>si es negativo es que el de abajo es más grande</text:p>
          </table:table-cell>
          <table:table-cell table:number-columns-repeated="7"/>
          <table:table-cell table:formula="of:=[.P2]-[.P27]" office:value-type="float" office:value="-2380.79390803379" calcext:value-type="float">
            <text:p>-2380,79390803379</text:p>
          </table:table-cell>
          <table:table-cell table:number-columns-repeated="57"/>
        </table:table-row>
        <table:table-row table:style-name="ro1">
          <table:table-cell table:number-columns-repeated="73"/>
        </table:table-row>
        <table:table-row table:style-name="ro1">
          <table:table-cell table:number-columns-repeated="2"/>
          <table:table-cell table:style-name="ce9" office:value-type="float" office:value="0.000000633" calcext:value-type="float">
            <text:p>6,33E-07</text:p>
          </table:table-cell>
          <table:table-cell table:formula="of:=1*10^(-9)" office:value-type="float" office:value="0.000000001" calcext:value-type="float">
            <text:p>1E-09</text:p>
          </table:table-cell>
          <table:table-cell table:number-columns-repeated="69"/>
        </table:table-row>
        <table:table-row table:style-name="ro1">
          <table:table-cell table:number-columns-repeated="73"/>
        </table:table-row>
        <table:table-row table:style-name="ro1">
          <table:table-cell table:number-columns-repeated="16"/>
          <table:table-cell office:value-type="string" calcext:value-type="string">
            <text:p>Densidad del agua</text:p>
          </table:table-cell>
          <table:table-cell/>
          <table:table-cell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number-columns-repeated="16"/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kg/m³</text:p>
          </table:table-cell>
          <table:table-cell office:value-type="string" calcext:value-type="string">
            <text:p>1kg/m³</text:p>
          </table:table-cell>
          <table:table-cell table:number-columns-repeated="54"/>
        </table:table-row>
        <table:table-row table:style-name="ro1" table:number-rows-repeated="1048538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w y k para cada f" table:style-name="ta2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ce20"/>
        <table:table-column table:style-name="co8" table:default-cell-style-name="ce21"/>
        <table:table-column table:style-name="co6" table:number-columns-repeated="3" table:default-cell-style-name="ce21"/>
        <table:table-row table:style-name="ro1" table:number-rows-repeated="6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Error +- 1</text:p>
          </table:table-cell>
          <table:table-cell table:style-name="Default" office:value-type="string" calcext:value-type="string">
            <text:p>error omega = +-6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Frecuencia (Hz)</text:p>
          </table:table-cell>
          <table:table-cell table:style-name="ce2" office:value-type="string" calcext:value-type="string">
            <text:p>Omega</text:p>
          </table:table-cell>
          <table:table-cell table:style-name="Default" office:value-type="string" calcext:value-type="string">
            <text:p>k1</text:p>
          </table:table-cell>
          <table:table-cell table:style-name="Default" office:value-type="string" calcext:value-type="string">
            <text:p>error k1</text:p>
          </table:table-cell>
          <table:table-cell table:style-name="Default" office:value-type="string" calcext:value-type="string">
            <text:p>k2</text:p>
          </table:table-cell>
          <table:table-cell table:style-name="Default" office:value-type="string" calcext:value-type="string">
            <text:p>error k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42.477796076938" calcext:value-type="float">
            <text:p>942</text:p>
          </table:table-cell>
          <table:table-cell office:value-type="float" office:value="2380.79390803379" calcext:value-type="float">
            <text:p>2381</text:p>
          </table:table-cell>
          <table:table-cell office:value-type="float" office:value="227.827091475738" calcext:value-type="float">
            <text:p>228</text:p>
          </table:table-cell>
          <table:table-cell office:value-type="float" office:value="2380.79390803379" calcext:value-type="float">
            <text:p>2381</text:p>
          </table:table-cell>
          <table:table-cell office:value-type="float" office:value="304.099406776346" calcext:value-type="float">
            <text:p>304</text:p>
          </table:table-cell>
        </table:table-row>
        <table:table-row table:style-name="ro1">
          <table:table-cell/>
          <table:table-cell table:formula="of:=[.B9]+10" office:value-type="float" office:value="160" calcext:value-type="float">
            <text:p>160</text:p>
          </table:table-cell>
          <table:table-cell office:value-type="float" office:value="1005.30964914873" calcext:value-type="float">
            <text:p>1005</text:p>
          </table:table-cell>
          <table:table-cell office:value-type="float" office:value="2563.93190095946" calcext:value-type="float">
            <text:p>2564</text:p>
          </table:table-cell>
          <table:table-cell office:value-type="float" office:value="231.264714441127" calcext:value-type="float">
            <text:p>231</text:p>
          </table:table-cell>
          <table:table-cell office:value-type="float" office:value="2563.93190095946" calcext:value-type="float">
            <text:p>2564</text:p>
          </table:table-cell>
          <table:table-cell office:value-type="float" office:value="320.447899877386" calcext:value-type="float">
            <text:p>320</text:p>
          </table:table-cell>
        </table:table-row>
        <table:table-row table:style-name="ro1">
          <table:table-cell/>
          <table:table-cell table:formula="of:=[.B10]+10" office:value-type="float" office:value="170" calcext:value-type="float">
            <text:p>170</text:p>
          </table:table-cell>
          <table:table-cell office:value-type="float" office:value="1068.14150222053" calcext:value-type="float">
            <text:p>1068</text:p>
          </table:table-cell>
          <table:table-cell office:value-type="float" office:value="2747.06989388514" calcext:value-type="float">
            <text:p>2747</text:p>
          </table:table-cell>
          <table:table-cell office:value-type="float" office:value="234.702337406517" calcext:value-type="float">
            <text:p>235</text:p>
          </table:table-cell>
          <table:table-cell office:value-type="float" office:value="2747.06989388514" calcext:value-type="float">
            <text:p>2747</text:p>
          </table:table-cell>
          <table:table-cell office:value-type="float" office:value="336.796392978425" calcext:value-type="float">
            <text:p>337</text:p>
          </table:table-cell>
        </table:table-row>
        <table:table-row table:style-name="ro1">
          <table:table-cell/>
          <table:table-cell table:formula="of:=[.B11]+10" office:value-type="float" office:value="180" calcext:value-type="float">
            <text:p>180</text:p>
          </table:table-cell>
          <table:table-cell office:value-type="float" office:value="1130.97335529233" calcext:value-type="float">
            <text:p>1131</text:p>
          </table:table-cell>
          <table:table-cell office:value-type="float" office:value="2930.20788681081" calcext:value-type="float">
            <text:p>2930</text:p>
          </table:table-cell>
          <table:table-cell office:value-type="float" office:value="238.139960371906" calcext:value-type="float">
            <text:p>238</text:p>
          </table:table-cell>
          <table:table-cell office:value-type="float" office:value="2838.63889034798" calcext:value-type="float">
            <text:p>2839</text:p>
          </table:table-cell>
          <table:table-cell office:value-type="float" office:value="344.970639528944" calcext:value-type="float">
            <text:p>345</text:p>
          </table:table-cell>
        </table:table-row>
        <table:table-row table:style-name="ro1">
          <table:table-cell/>
          <table:table-cell table:formula="of:=[.B12]+10" office:value-type="float" office:value="190" calcext:value-type="float">
            <text:p>190</text:p>
          </table:table-cell>
          <table:table-cell office:value-type="float" office:value="1193.80520836412" calcext:value-type="float">
            <text:p>1194</text:p>
          </table:table-cell>
          <table:table-cell office:value-type="float" office:value="2930.20788681081" calcext:value-type="float">
            <text:p>2930</text:p>
          </table:table-cell>
          <table:table-cell office:value-type="float" office:value="238.139960371906" calcext:value-type="float">
            <text:p>238</text:p>
          </table:table-cell>
          <table:table-cell office:value-type="float" office:value="2930.20788681081" calcext:value-type="float">
            <text:p>2930</text:p>
          </table:table-cell>
          <table:table-cell office:value-type="float" office:value="353.144886079464" calcext:value-type="float">
            <text:p>353</text:p>
          </table:table-cell>
        </table:table-row>
        <table:table-row table:style-name="ro1">
          <table:table-cell/>
          <table:table-cell table:formula="of:=[.B13]+10" office:value-type="float" office:value="200" calcext:value-type="float">
            <text:p>200</text:p>
          </table:table-cell>
          <table:table-cell office:value-type="float" office:value="1256.63706143592" calcext:value-type="float">
            <text:p>1257</text:p>
          </table:table-cell>
          <table:table-cell office:value-type="float" office:value="3113.34587973649" calcext:value-type="float">
            <text:p>3113</text:p>
          </table:table-cell>
          <table:table-cell office:value-type="float" office:value="241.577583337295" calcext:value-type="float">
            <text:p>242</text:p>
          </table:table-cell>
          <table:table-cell office:value-type="float" office:value="2930.20788681081" calcext:value-type="float">
            <text:p>2930</text:p>
          </table:table-cell>
          <table:table-cell office:value-type="float" office:value="353.144886079464" calcext:value-type="float">
            <text:p>353</text:p>
          </table:table-cell>
        </table:table-row>
        <table:table-row table:style-name="ro1">
          <table:table-cell/>
          <table:table-cell table:formula="of:=[.B14]+10" office:value-type="float" office:value="210" calcext:value-type="float">
            <text:p>210</text:p>
          </table:table-cell>
          <table:table-cell office:value-type="float" office:value="1319.46891450771" calcext:value-type="float">
            <text:p>1319</text:p>
          </table:table-cell>
          <table:table-cell office:value-type="float" office:value="3113.34587973649" calcext:value-type="float">
            <text:p>3113</text:p>
          </table:table-cell>
          <table:table-cell office:value-type="float" office:value="241.577583337295" calcext:value-type="float">
            <text:p>242</text:p>
          </table:table-cell>
          <table:table-cell office:value-type="float" office:value="3021.77688327365" calcext:value-type="float">
            <text:p>3022</text:p>
          </table:table-cell>
          <table:table-cell office:value-type="float" office:value="361.319132629983" calcext:value-type="float">
            <text:p>361</text:p>
          </table:table-cell>
        </table:table-row>
        <table:table-row table:style-name="ro1">
          <table:table-cell/>
          <table:table-cell table:formula="of:=[.B15]+10" office:value-type="float" office:value="220" calcext:value-type="float">
            <text:p>220</text:p>
          </table:table-cell>
          <table:table-cell office:value-type="float" office:value="1382.30076757951" calcext:value-type="float">
            <text:p>1382</text:p>
          </table:table-cell>
          <table:table-cell office:value-type="float" office:value="3113.34587973649" calcext:value-type="float">
            <text:p>3113</text:p>
          </table:table-cell>
          <table:table-cell office:value-type="float" office:value="241.577583337295" calcext:value-type="float">
            <text:p>242</text:p>
          </table:table-cell>
          <table:table-cell office:value-type="float" office:value="3113.34587973649" calcext:value-type="float">
            <text:p>3113</text:p>
          </table:table-cell>
          <table:table-cell office:value-type="float" office:value="369.493379180503" calcext:value-type="float">
            <text:p>369</text:p>
          </table:table-cell>
        </table:table-row>
        <table:table-row table:style-name="ro1">
          <table:table-cell/>
          <table:table-cell table:formula="of:=[.B16]+10" office:value-type="float" office:value="230" calcext:value-type="float">
            <text:p>230</text:p>
          </table:table-cell>
          <table:table-cell office:value-type="float" office:value="1445.1326206513" calcext:value-type="float">
            <text:p>1445</text:p>
          </table:table-cell>
          <table:table-cell office:value-type="float" office:value="3113.34587973649" calcext:value-type="float">
            <text:p>3113</text:p>
          </table:table-cell>
          <table:table-cell office:value-type="float" office:value="241.577583337295" calcext:value-type="float">
            <text:p>242</text:p>
          </table:table-cell>
          <table:table-cell office:value-type="float" office:value="3204.91487619933" calcext:value-type="float">
            <text:p>3205</text:p>
          </table:table-cell>
          <table:table-cell office:value-type="float" office:value="377.667625731022" calcext:value-type="float">
            <text:p>378</text:p>
          </table:table-cell>
        </table:table-row>
        <table:table-row table:style-name="ro1">
          <table:table-cell/>
          <table:table-cell table:formula="of:=[.B17]+10" office:value-type="float" office:value="240" calcext:value-type="float">
            <text:p>240</text:p>
          </table:table-cell>
          <table:table-cell office:value-type="float" office:value="1507.9644737231" calcext:value-type="float">
            <text:p>1508</text:p>
          </table:table-cell>
          <table:table-cell office:value-type="float" office:value="3113.34587973649" calcext:value-type="float">
            <text:p>3113</text:p>
          </table:table-cell>
          <table:table-cell office:value-type="float" office:value="241.577583337295" calcext:value-type="float">
            <text:p>242</text:p>
          </table:table-cell>
          <table:table-cell office:value-type="float" office:value="3296.48387266216" calcext:value-type="float">
            <text:p>3296</text:p>
          </table:table-cell>
          <table:table-cell office:value-type="float" office:value="385.841872281542" calcext:value-type="float">
            <text:p>386</text:p>
          </table:table-cell>
        </table:table-row>
        <table:table-row table:style-name="ro1">
          <table:table-cell/>
          <table:table-cell table:formula="of:=[.B18]+10" office:value-type="float" office:value="250" calcext:value-type="float">
            <text:p>250</text:p>
          </table:table-cell>
          <table:table-cell office:value-type="float" office:value="1570.7963267949" calcext:value-type="float">
            <text:p>1571</text:p>
          </table:table-cell>
          <table:table-cell office:value-type="float" office:value="3296.48387266216" calcext:value-type="float">
            <text:p>3296</text:p>
          </table:table-cell>
          <table:table-cell office:value-type="float" office:value="245.015206302685" calcext:value-type="float">
            <text:p>245</text:p>
          </table:table-cell>
          <table:table-cell office:value-type="float" office:value="3296.48387266216" calcext:value-type="float">
            <text:p>3296</text:p>
          </table:table-cell>
          <table:table-cell office:value-type="float" office:value="385.841872281542" calcext:value-type="float">
            <text:p>386</text:p>
          </table:table-cell>
        </table:table-row>
        <table:table-row table:style-name="ro1">
          <table:table-cell/>
          <table:table-cell table:formula="of:=[.B19]+10" office:value-type="float" office:value="260" calcext:value-type="float">
            <text:p>260</text:p>
          </table:table-cell>
          <table:table-cell office:value-type="float" office:value="1633.62817986669" calcext:value-type="float">
            <text:p>1634</text:p>
          </table:table-cell>
          <table:table-cell office:value-type="float" office:value="3296.48387266216" calcext:value-type="float">
            <text:p>3296</text:p>
          </table:table-cell>
          <table:table-cell office:value-type="float" office:value="245.015206302685" calcext:value-type="float">
            <text:p>245</text:p>
          </table:table-cell>
          <table:table-cell office:value-type="float" office:value="3388.052869125" calcext:value-type="float">
            <text:p>3388</text:p>
          </table:table-cell>
          <table:table-cell office:value-type="float" office:value="394.016118832062" calcext:value-type="float">
            <text:p>394</text:p>
          </table:table-cell>
        </table:table-row>
        <table:table-row table:style-name="ro1">
          <table:table-cell/>
          <table:table-cell table:formula="of:=[.B20]+10" office:value-type="float" office:value="270" calcext:value-type="float">
            <text:p>270</text:p>
          </table:table-cell>
          <table:table-cell office:value-type="float" office:value="1696.46003293849" calcext:value-type="float">
            <text:p>1696</text:p>
          </table:table-cell>
          <table:table-cell office:value-type="float" office:value="3479.62186558784" calcext:value-type="float">
            <text:p>3480</text:p>
          </table:table-cell>
          <table:table-cell office:value-type="float" office:value="248.452829268074" calcext:value-type="float">
            <text:p>248</text:p>
          </table:table-cell>
          <table:table-cell office:value-type="float" office:value="3571.19086205068" calcext:value-type="float">
            <text:p>3571</text:p>
          </table:table-cell>
          <table:table-cell office:value-type="float" office:value="410.364611933101" calcext:value-type="float">
            <text:p>410</text:p>
          </table:table-cell>
        </table:table-row>
        <table:table-row table:style-name="ro1">
          <table:table-cell/>
          <table:table-cell table:formula="of:=[.B21]+10" office:value-type="float" office:value="280" calcext:value-type="float">
            <text:p>280</text:p>
          </table:table-cell>
          <table:table-cell office:value-type="float" office:value="1759.29188601028" calcext:value-type="float">
            <text:p>1759</text:p>
          </table:table-cell>
          <table:table-cell office:value-type="float" office:value="3662.75985851352" calcext:value-type="float">
            <text:p>3663</text:p>
          </table:table-cell>
          <table:table-cell office:value-type="float" office:value="251.890452233464" calcext:value-type="float">
            <text:p>252</text:p>
          </table:table-cell>
          <table:table-cell office:value-type="float" office:value="3662.75985851352" calcext:value-type="float">
            <text:p>3663</text:p>
          </table:table-cell>
          <table:table-cell office:value-type="float" office:value="418.53885848362" calcext:value-type="float">
            <text:p>419</text:p>
          </table:table-cell>
        </table:table-row>
        <table:table-row table:style-name="ro1">
          <table:table-cell/>
          <table:table-cell table:formula="of:=[.B22]+10" office:value-type="float" office:value="290" calcext:value-type="float">
            <text:p>290</text:p>
          </table:table-cell>
          <table:table-cell office:value-type="float" office:value="1822.12373908208" calcext:value-type="float">
            <text:p>1822</text:p>
          </table:table-cell>
          <table:table-cell office:value-type="float" office:value="3845.89785143919" calcext:value-type="float">
            <text:p>3846</text:p>
          </table:table-cell>
          <table:table-cell office:value-type="float" office:value="255.328075198853" calcext:value-type="float">
            <text:p>255</text:p>
          </table:table-cell>
          <table:table-cell office:value-type="float" office:value="3754.32885497636" calcext:value-type="float">
            <text:p>3754</text:p>
          </table:table-cell>
          <table:table-cell office:value-type="float" office:value="426.71310503414" calcext:value-type="float">
            <text:p>427</text:p>
          </table:table-cell>
        </table:table-row>
        <table:table-row table:style-name="ro1">
          <table:table-cell/>
          <table:table-cell table:formula="of:=[.B23]+10" office:value-type="float" office:value="300" calcext:value-type="float">
            <text:p>300</text:p>
          </table:table-cell>
          <table:table-cell office:value-type="float" office:value="1884.95559215388" calcext:value-type="float">
            <text:p>1885</text:p>
          </table:table-cell>
          <table:table-cell office:value-type="float" office:value="3845.89785143919" calcext:value-type="float">
            <text:p>3846</text:p>
          </table:table-cell>
          <table:table-cell office:value-type="float" office:value="255.328075198853" calcext:value-type="float">
            <text:p>255</text:p>
          </table:table-cell>
          <table:table-cell office:value-type="float" office:value="3845.89785143919" calcext:value-type="float">
            <text:p>3846</text:p>
          </table:table-cell>
          <table:table-cell office:value-type="float" office:value="434.887351584659" calcext:value-type="float">
            <text:p>435</text:p>
          </table:table-cell>
        </table:table-row>
        <table:table-row table:style-name="ro1">
          <table:table-cell/>
          <table:table-cell table:formula="of:=[.B24]+10" office:value-type="float" office:value="310" calcext:value-type="float">
            <text:p>310</text:p>
          </table:table-cell>
          <table:table-cell office:value-type="float" office:value="1947.78744522567" calcext:value-type="float">
            <text:p>1948</text:p>
          </table:table-cell>
          <table:table-cell office:value-type="float" office:value="3845.89785143919" calcext:value-type="float">
            <text:p>3846</text:p>
          </table:table-cell>
          <table:table-cell office:value-type="float" office:value="255.328075198853" calcext:value-type="float">
            <text:p>255</text:p>
          </table:table-cell>
          <table:table-cell office:value-type="float" office:value="3845.89785143919" calcext:value-type="float">
            <text:p>3846</text:p>
          </table:table-cell>
          <table:table-cell office:value-type="float" office:value="434.887351584659" calcext:value-type="float">
            <text:p>435</text:p>
          </table:table-cell>
        </table:table-row>
        <table:table-row table:style-name="ro1">
          <table:table-cell/>
          <table:table-cell table:formula="of:=[.B25]+10" office:value-type="float" office:value="320" calcext:value-type="float">
            <text:p>320</text:p>
          </table:table-cell>
          <table:table-cell office:value-type="float" office:value="2010.61929829747" calcext:value-type="float">
            <text:p>2011</text:p>
          </table:table-cell>
          <table:table-cell office:value-type="float" office:value="4029.03584436487" calcext:value-type="float">
            <text:p>4029</text:p>
          </table:table-cell>
          <table:table-cell office:value-type="float" office:value="258.765698164242" calcext:value-type="float">
            <text:p>259</text:p>
          </table:table-cell>
          <table:table-cell office:value-type="float" office:value="4029.03584436487" calcext:value-type="float">
            <text:p>4029</text:p>
          </table:table-cell>
          <table:table-cell office:value-type="float" office:value="451.235844685698" calcext:value-type="float">
            <text:p>451</text:p>
          </table:table-cell>
        </table:table-row>
        <table:table-row table:style-name="ro1">
          <table:table-cell/>
          <table:table-cell table:formula="of:=[.B26]+10" office:value-type="float" office:value="330" calcext:value-type="float">
            <text:p>330</text:p>
          </table:table-cell>
          <table:table-cell office:value-type="float" office:value="2073.45115136926" calcext:value-type="float">
            <text:p>2073</text:p>
          </table:table-cell>
          <table:table-cell office:value-type="float" office:value="4029.03584436487" calcext:value-type="float">
            <text:p>4029</text:p>
          </table:table-cell>
          <table:table-cell office:value-type="float" office:value="258.765698164242" calcext:value-type="float">
            <text:p>259</text:p>
          </table:table-cell>
          <table:table-cell office:value-type="float" office:value="4120.60484082771" calcext:value-type="float">
            <text:p>4121</text:p>
          </table:table-cell>
          <table:table-cell office:value-type="float" office:value="459.410091236218" calcext:value-type="float">
            <text:p>459</text:p>
          </table:table-cell>
        </table:table-row>
        <table:table-row table:style-name="ro1">
          <table:table-cell/>
          <table:table-cell table:formula="of:=[.B27]+10" office:value-type="float" office:value="340" calcext:value-type="float">
            <text:p>340</text:p>
          </table:table-cell>
          <table:table-cell office:value-type="float" office:value="2136.28300444106" calcext:value-type="float">
            <text:p>2136</text:p>
          </table:table-cell>
          <table:table-cell office:value-type="float" office:value="4029.03584436487" calcext:value-type="float">
            <text:p>4029</text:p>
          </table:table-cell>
          <table:table-cell office:value-type="float" office:value="258.765698164242" calcext:value-type="float">
            <text:p>259</text:p>
          </table:table-cell>
          <table:table-cell office:value-type="float" office:value="4212.17383729054" calcext:value-type="float">
            <text:p>4212</text:p>
          </table:table-cell>
          <table:table-cell office:value-type="float" office:value="467.584337786738" calcext:value-type="float">
            <text:p>468</text:p>
          </table:table-cell>
        </table:table-row>
        <table:table-row table:style-name="ro1">
          <table:table-cell/>
          <table:table-cell table:formula="of:=[.B28]+10" office:value-type="float" office:value="350" calcext:value-type="float">
            <text:p>350</text:p>
          </table:table-cell>
          <table:table-cell office:value-type="float" office:value="2199.11485751286" calcext:value-type="float">
            <text:p>2199</text:p>
          </table:table-cell>
          <table:table-cell office:value-type="float" office:value="4212.17383729054" calcext:value-type="float">
            <text:p>4212</text:p>
          </table:table-cell>
          <table:table-cell office:value-type="float" office:value="262.203321129632" calcext:value-type="float">
            <text:p>262</text:p>
          </table:table-cell>
          <table:table-cell office:value-type="float" office:value="4395.31183021622" calcext:value-type="float">
            <text:p>4395</text:p>
          </table:table-cell>
          <table:table-cell office:value-type="float" office:value="483.932830887777" calcext:value-type="float">
            <text:p>484</text:p>
          </table:table-cell>
        </table:table-row>
        <table:table-row table:style-name="ro1">
          <table:table-cell/>
          <table:table-cell table:formula="of:=[.B29]+10" office:value-type="float" office:value="360" calcext:value-type="float">
            <text:p>360</text:p>
          </table:table-cell>
          <table:table-cell office:value-type="float" office:value="2261.94671058465" calcext:value-type="float">
            <text:p>2262</text:p>
          </table:table-cell>
          <table:table-cell office:value-type="float" office:value="4212.17383729054" calcext:value-type="float">
            <text:p>4212</text:p>
          </table:table-cell>
          <table:table-cell office:value-type="float" office:value="262.203321129632" calcext:value-type="float">
            <text:p>262</text:p>
          </table:table-cell>
          <table:table-cell office:value-type="float" office:value="4395.31183021622" calcext:value-type="float">
            <text:p>4395</text:p>
          </table:table-cell>
          <table:table-cell office:value-type="float" office:value="483.932830887777" calcext:value-type="float">
            <text:p>484</text:p>
          </table:table-cell>
        </table:table-row>
        <table:table-row table:style-name="ro1">
          <table:table-cell/>
          <table:table-cell table:formula="of:=[.B30]+10" office:value-type="float" office:value="370" calcext:value-type="float">
            <text:p>370</text:p>
          </table:table-cell>
          <table:table-cell office:value-type="float" office:value="2324.77856365645" calcext:value-type="float">
            <text:p>2325</text:p>
          </table:table-cell>
          <table:table-cell office:value-type="float" office:value="4395.31183021622" calcext:value-type="float">
            <text:p>4395</text:p>
          </table:table-cell>
          <table:table-cell office:value-type="float" office:value="265.640944095021" calcext:value-type="float">
            <text:p>266</text:p>
          </table:table-cell>
          <table:table-cell office:value-type="float" office:value="4486.88082667906" calcext:value-type="float">
            <text:p>4487</text:p>
          </table:table-cell>
          <table:table-cell office:value-type="float" office:value="492.107077438296" calcext:value-type="float">
            <text:p>492</text:p>
          </table:table-cell>
        </table:table-row>
        <table:table-row table:style-name="ro1">
          <table:table-cell/>
          <table:table-cell table:formula="of:=[.B31]+10" office:value-type="float" office:value="380" calcext:value-type="float">
            <text:p>380</text:p>
          </table:table-cell>
          <table:table-cell office:value-type="float" office:value="2387.61041672824" calcext:value-type="float">
            <text:p>2388</text:p>
          </table:table-cell>
          <table:table-cell office:value-type="float" office:value="4578.4498231419" calcext:value-type="float">
            <text:p>4578</text:p>
          </table:table-cell>
          <table:table-cell office:value-type="float" office:value="269.078567060411" calcext:value-type="float">
            <text:p>269</text:p>
          </table:table-cell>
          <table:table-cell office:value-type="float" office:value="4486.88082667906" calcext:value-type="float">
            <text:p>4487</text:p>
          </table:table-cell>
          <table:table-cell office:value-type="float" office:value="492.107077438296" calcext:value-type="float">
            <text:p>492</text:p>
          </table:table-cell>
        </table:table-row>
        <table:table-row table:style-name="ro1">
          <table:table-cell/>
          <table:table-cell table:formula="of:=[.B32]+10" office:value-type="float" office:value="390" calcext:value-type="float">
            <text:p>390</text:p>
          </table:table-cell>
          <table:table-cell office:value-type="float" office:value="2450.44226980004" calcext:value-type="float">
            <text:p>2450</text:p>
          </table:table-cell>
          <table:table-cell office:value-type="float" office:value="4578.4498231419" calcext:value-type="float">
            <text:p>4578</text:p>
          </table:table-cell>
          <table:table-cell office:value-type="float" office:value="269.078567060411" calcext:value-type="float">
            <text:p>269</text:p>
          </table:table-cell>
          <table:table-cell office:value-type="float" office:value="4578.4498231419" calcext:value-type="float">
            <text:p>4578</text:p>
          </table:table-cell>
          <table:table-cell office:value-type="float" office:value="500.281323988816" calcext:value-type="float">
            <text:p>500</text:p>
          </table:table-cell>
        </table:table-row>
        <table:table-row table:style-name="ro1">
          <table:table-cell/>
          <table:table-cell table:formula="of:=[.B33]+10" office:value-type="float" office:value="400" calcext:value-type="float">
            <text:p>400</text:p>
          </table:table-cell>
          <table:table-cell office:value-type="float" office:value="2513.27412287183" calcext:value-type="float">
            <text:p>2513</text:p>
          </table:table-cell>
          <table:table-cell office:value-type="float" office:value="4761.58781606757" calcext:value-type="float">
            <text:p>4762</text:p>
          </table:table-cell>
          <table:table-cell office:value-type="float" office:value="272.5161900258" calcext:value-type="float">
            <text:p>273</text:p>
          </table:table-cell>
          <table:table-cell office:value-type="float" office:value="4670.01881960473" calcext:value-type="float">
            <text:p>4670</text:p>
          </table:table-cell>
          <table:table-cell office:value-type="float" office:value="508.455570539335" calcext:value-type="float">
            <text:p>50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valores significativos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Error +- 1</text:p>
          </table:table-cell>
          <table:table-cell table:style-name="Default" office:value-type="string" calcext:value-type="string">
            <text:p>error omega = +-6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Frecuencia (Hz)</text:p>
          </table:table-cell>
          <table:table-cell table:style-name="ce2" office:value-type="string" calcext:value-type="string">
            <text:p>Omega</text:p>
          </table:table-cell>
          <table:table-cell table:style-name="Default" office:value-type="string" calcext:value-type="string">
            <text:p>k1</text:p>
          </table:table-cell>
          <table:table-cell table:style-name="Default" office:value-type="string" calcext:value-type="string">
            <text:p>error k1</text:p>
          </table:table-cell>
          <table:table-cell table:style-name="Default" office:value-type="string" calcext:value-type="string">
            <text:p>k2</text:p>
          </table:table-cell>
          <table:table-cell table:style-name="Default" office:value-type="string" calcext:value-type="string">
            <text:p>error k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42.477796076938" calcext:value-type="float">
            <text:p>942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41]+10" office:value-type="float" office:value="160" calcext:value-type="float">
            <text:p>160</text:p>
          </table:table-cell>
          <table:table-cell office:value-type="float" office:value="1005.30964914873" calcext:value-type="float">
            <text:p>1005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42]+10" office:value-type="float" office:value="170" calcext:value-type="float">
            <text:p>170</text:p>
          </table:table-cell>
          <table:table-cell office:value-type="float" office:value="1068.14150222053" calcext:value-type="float">
            <text:p>1068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43]+10" office:value-type="float" office:value="180" calcext:value-type="float">
            <text:p>180</text:p>
          </table:table-cell>
          <table:table-cell office:value-type="float" office:value="1130.97335529233" calcext:value-type="float">
            <text:p>1131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44]+10" office:value-type="float" office:value="190" calcext:value-type="float">
            <text:p>190</text:p>
          </table:table-cell>
          <table:table-cell office:value-type="float" office:value="1193.80520836412" calcext:value-type="float">
            <text:p>1194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45]+10" office:value-type="float" office:value="200" calcext:value-type="float">
            <text:p>200</text:p>
          </table:table-cell>
          <table:table-cell office:value-type="float" office:value="1256.63706143592" calcext:value-type="float">
            <text:p>1257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46]+10" office:value-type="float" office:value="210" calcext:value-type="float">
            <text:p>210</text:p>
          </table:table-cell>
          <table:table-cell office:value-type="float" office:value="1319.46891450771" calcext:value-type="float">
            <text:p>1319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47]+10" office:value-type="float" office:value="220" calcext:value-type="float">
            <text:p>220</text:p>
          </table:table-cell>
          <table:table-cell office:value-type="float" office:value="1382.30076757951" calcext:value-type="float">
            <text:p>1382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3100" calcext:value-type="float">
            <text:p>31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48]+10" office:value-type="float" office:value="230" calcext:value-type="float">
            <text:p>230</text:p>
          </table:table-cell>
          <table:table-cell office:value-type="float" office:value="1445.1326206513" calcext:value-type="float">
            <text:p>1445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49]+10" office:value-type="float" office:value="240" calcext:value-type="float">
            <text:p>240</text:p>
          </table:table-cell>
          <table:table-cell office:value-type="float" office:value="1507.9644737231" calcext:value-type="float">
            <text:p>1508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3300" calcext:value-type="float">
            <text:p>3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0]+10" office:value-type="float" office:value="250" calcext:value-type="float">
            <text:p>250</text:p>
          </table:table-cell>
          <table:table-cell office:value-type="float" office:value="1570.7963267949" calcext:value-type="float">
            <text:p>1571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office:value-type="float" office:value="3300" calcext:value-type="float">
            <text:p>3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1]+10" office:value-type="float" office:value="260" calcext:value-type="float">
            <text:p>260</text:p>
          </table:table-cell>
          <table:table-cell office:value-type="float" office:value="1633.62817986669" calcext:value-type="float">
            <text:p>1634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2]+10" office:value-type="float" office:value="270" calcext:value-type="float">
            <text:p>270</text:p>
          </table:table-cell>
          <table:table-cell office:value-type="float" office:value="1696.46003293849" calcext:value-type="float">
            <text:p>1696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3]+10" office:value-type="float" office:value="280" calcext:value-type="float">
            <text:p>280</text:p>
          </table:table-cell>
          <table:table-cell office:value-type="float" office:value="1759.29188601028" calcext:value-type="float">
            <text:p>1759</text:p>
          </table:table-cell>
          <table:table-cell office:value-type="float" office:value="3700" calcext:value-type="float">
            <text:p>3700</text:p>
          </table:table-cell>
          <table:table-cell office:value-type="float" office:value="300" calcext:value-type="float">
            <text:p>300</text:p>
          </table:table-cell>
          <table:table-cell office:value-type="float" office:value="3700" calcext:value-type="float">
            <text:p>37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4]+10" office:value-type="float" office:value="290" calcext:value-type="float">
            <text:p>290</text:p>
          </table:table-cell>
          <table:table-cell office:value-type="float" office:value="1822.12373908208" calcext:value-type="float">
            <text:p>1822</text:p>
          </table:table-cell>
          <table:table-cell office:value-type="float" office:value="3800" calcext:value-type="float">
            <text:p>3800</text:p>
          </table:table-cell>
          <table:table-cell office:value-type="float" office:value="300" calcext:value-type="float">
            <text:p>300</text:p>
          </table:table-cell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5]+10" office:value-type="float" office:value="300" calcext:value-type="float">
            <text:p>300</text:p>
          </table:table-cell>
          <table:table-cell office:value-type="float" office:value="1884.95559215388" calcext:value-type="float">
            <text:p>1885</text:p>
          </table:table-cell>
          <table:table-cell office:value-type="float" office:value="3800" calcext:value-type="float">
            <text:p>3800</text:p>
          </table:table-cell>
          <table:table-cell office:value-type="float" office:value="300" calcext:value-type="float">
            <text:p>300</text:p>
          </table:table-cell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6]+10" office:value-type="float" office:value="310" calcext:value-type="float">
            <text:p>310</text:p>
          </table:table-cell>
          <table:table-cell office:value-type="float" office:value="1947.78744522567" calcext:value-type="float">
            <text:p>1948</text:p>
          </table:table-cell>
          <table:table-cell office:value-type="float" office:value="3800" calcext:value-type="float">
            <text:p>3800</text:p>
          </table:table-cell>
          <table:table-cell office:value-type="float" office:value="300" calcext:value-type="float">
            <text:p>300</text:p>
          </table:table-cell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7]+10" office:value-type="float" office:value="320" calcext:value-type="float">
            <text:p>320</text:p>
          </table:table-cell>
          <table:table-cell office:value-type="float" office:value="2010.61929829747" calcext:value-type="float">
            <text:p>2011</text:p>
          </table:table-cell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58]+10" office:value-type="float" office:value="330" calcext:value-type="float">
            <text:p>330</text:p>
          </table:table-cell>
          <table:table-cell office:value-type="float" office:value="2073.45115136926" calcext:value-type="float">
            <text:p>2073</text:p>
          </table:table-cell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4100" calcext:value-type="float">
            <text:p>41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59]+10" office:value-type="float" office:value="340" calcext:value-type="float">
            <text:p>340</text:p>
          </table:table-cell>
          <table:table-cell office:value-type="float" office:value="2136.28300444106" calcext:value-type="float">
            <text:p>2136</text:p>
          </table:table-cell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4200" calcext:value-type="float">
            <text:p>42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60]+10" office:value-type="float" office:value="350" calcext:value-type="float">
            <text:p>350</text:p>
          </table:table-cell>
          <table:table-cell office:value-type="float" office:value="2199.11485751286" calcext:value-type="float">
            <text:p>2199</text:p>
          </table:table-cell>
          <table:table-cell office:value-type="float" office:value="4200" calcext:value-type="float">
            <text:p>4200</text:p>
          </table:table-cell>
          <table:table-cell office:value-type="float" office:value="300" calcext:value-type="float">
            <text:p>300</text:p>
          </table:table-cell>
          <table:table-cell office:value-type="float" office:value="4400" calcext:value-type="float">
            <text:p>44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61]+10" office:value-type="float" office:value="360" calcext:value-type="float">
            <text:p>360</text:p>
          </table:table-cell>
          <table:table-cell office:value-type="float" office:value="2261.94671058465" calcext:value-type="float">
            <text:p>2262</text:p>
          </table:table-cell>
          <table:table-cell office:value-type="float" office:value="4200" calcext:value-type="float">
            <text:p>4200</text:p>
          </table:table-cell>
          <table:table-cell office:value-type="float" office:value="300" calcext:value-type="float">
            <text:p>300</text:p>
          </table:table-cell>
          <table:table-cell office:value-type="float" office:value="4400" calcext:value-type="float">
            <text:p>44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62]+10" office:value-type="float" office:value="370" calcext:value-type="float">
            <text:p>370</text:p>
          </table:table-cell>
          <table:table-cell office:value-type="float" office:value="2324.77856365645" calcext:value-type="float">
            <text:p>2325</text:p>
          </table:table-cell>
          <table:table-cell office:value-type="float" office:value="4400" calcext:value-type="float">
            <text:p>44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63]+10" office:value-type="float" office:value="380" calcext:value-type="float">
            <text:p>380</text:p>
          </table:table-cell>
          <table:table-cell office:value-type="float" office:value="2387.61041672824" calcext:value-type="float">
            <text:p>2388</text:p>
          </table:table-cell>
          <table:table-cell office:value-type="float" office:value="4600" calcext:value-type="float">
            <text:p>46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64]+10" office:value-type="float" office:value="390" calcext:value-type="float">
            <text:p>390</text:p>
          </table:table-cell>
          <table:table-cell office:value-type="float" office:value="2450.44226980004" calcext:value-type="float">
            <text:p>2450</text:p>
          </table:table-cell>
          <table:table-cell office:value-type="float" office:value="4600" calcext:value-type="float">
            <text:p>4600</text:p>
          </table:table-cell>
          <table:table-cell office:value-type="float" office:value="300" calcext:value-type="float">
            <text:p>300</text:p>
          </table:table-cell>
          <table:table-cell office:value-type="float" office:value="4600" calcext:value-type="float">
            <text:p>4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B65]+10" office:value-type="float" office:value="400" calcext:value-type="float">
            <text:p>400</text:p>
          </table:table-cell>
          <table:table-cell office:value-type="float" office:value="2513.27412287183" calcext:value-type="float">
            <text:p>2513</text:p>
          </table:table-cell>
          <table:table-cell office:value-type="float" office:value="4800" calcext:value-type="float">
            <text:p>4800</text:p>
          </table:table-cell>
          <table:table-cell office:value-type="float" office:value="300" calcext:value-type="float">
            <text:p>300</text:p>
          </table:table-cell>
          <table:table-cell office:value-type="float" office:value="4700" calcext:value-type="float">
            <text:p>4700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tablas de datos de las graficas" table:style-name="ta2">
        <office:forms form:automatic-focus="false" form:apply-design-mode="false"/>
        <table:table-column table:style-name="co6" table:default-cell-style-name="Default"/>
        <table:table-column table:style-name="co6" table:number-columns-repeated="4" table:default-cell-style-name="ce9"/>
        <table:table-column table:style-name="co6" table:default-cell-style-name="Default"/>
        <table:table-column table:style-name="co6" table:number-columns-repeated="4" table:default-cell-style-name="ce9"/>
        <table:table-column table:style-name="co6" table:number-columns-repeated="5" table:default-cell-style-name="Default"/>
        <table:table-row table:style-name="ro1" table:number-rows-repeated="9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K1³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W²</text:p>
          </table:table-cell>
          <table:table-cell table:style-name="Default" office:value-type="string" calcext:value-type="string">
            <text:p>error</text:p>
          </table:table-cell>
          <table:table-cell/>
          <table:table-cell table:style-name="Default" office:value-type="string" calcext:value-type="string">
            <text:p>K2³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W²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K3³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²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3494767538.7705" calcext:value-type="float">
            <text:p>1,35E+10</text:p>
          </table:table-cell>
          <table:table-cell office:value-type="float" office:value="3874094638.92452" calcext:value-type="float">
            <text:p>3,87E+09</text:p>
          </table:table-cell>
          <table:table-cell office:value-type="float" office:value="888264.396098042" calcext:value-type="float">
            <text:p>8,88E+05</text:p>
          </table:table-cell>
          <table:table-cell office:value-type="float" office:value="11843.5252813072" calcext:value-type="float">
            <text:p>1,18E+04</text:p>
          </table:table-cell>
          <table:table-cell/>
          <table:table-cell office:value-type="float" office:value="13494767538.7705" calcext:value-type="float">
            <text:p>1,35E+10</text:p>
          </table:table-cell>
          <table:table-cell office:value-type="float" office:value="5171070191.26315" calcext:value-type="float">
            <text:p>5,17E+09</text:p>
          </table:table-cell>
          <table:table-cell office:value-type="float" office:value="888264.396098042" calcext:value-type="float">
            <text:p>8,88E+05</text:p>
          </table:table-cell>
          <table:table-cell office:value-type="float" office:value="11843.5252813072" calcext:value-type="float">
            <text:p>1,18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888264.396098042" calcext:value-type="float">
            <text:p>8,88E+05</text:p>
          </table:table-cell>
          <table:table-cell table:style-name="ce9" office:value-type="float" office:value="11843.5252813072" calcext:value-type="float">
            <text:p>1,18E+04</text:p>
          </table:table-cell>
        </table:table-row>
        <table:table-row table:style-name="ro1">
          <table:table-cell/>
          <table:table-cell office:value-type="float" office:value="16854639110.7812" calcext:value-type="float">
            <text:p>1,69E+10</text:p>
          </table:table-cell>
          <table:table-cell office:value-type="float" office:value="4560827024.50609" calcext:value-type="float">
            <text:p>4,56E+09</text:p>
          </table:table-cell>
          <table:table-cell office:value-type="float" office:value="1010647.49067154" calcext:value-type="float">
            <text:p>1,01E+06</text:p>
          </table:table-cell>
          <table:table-cell office:value-type="float" office:value="12633.0936333943" calcext:value-type="float">
            <text:p>1,26E+04</text:p>
          </table:table-cell>
          <table:table-cell/>
          <table:table-cell office:value-type="float" office:value="16854639110.7812" calcext:value-type="float">
            <text:p>1,69E+10</text:p>
          </table:table-cell>
          <table:table-cell office:value-type="float" office:value="6319630062.19462" calcext:value-type="float">
            <text:p>6,32E+09</text:p>
          </table:table-cell>
          <table:table-cell office:value-type="float" office:value="1010647.49067155" calcext:value-type="float">
            <text:p>1,01E+06</text:p>
          </table:table-cell>
          <table:table-cell office:value-type="float" office:value="12633.0936333944" calcext:value-type="float">
            <text:p>1,26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1010647.49067155" calcext:value-type="float">
            <text:p>1,01E+06</text:p>
          </table:table-cell>
          <table:table-cell table:style-name="ce9" office:value-type="float" office:value="12633.0936333944" calcext:value-type="float">
            <text:p>1,26E+04</text:p>
          </table:table-cell>
        </table:table-row>
        <table:table-row table:style-name="ro1">
          <table:table-cell/>
          <table:table-cell office:value-type="float" office:value="20730469022.9178" calcext:value-type="float">
            <text:p>2,07E+10</text:p>
          </table:table-cell>
          <table:table-cell office:value-type="float" office:value="5313468229.59536" calcext:value-type="float">
            <text:p>5,31E+09</text:p>
          </table:table-cell>
          <table:table-cell office:value-type="float" office:value="1140926.26876593" calcext:value-type="float">
            <text:p>1,14E+06</text:p>
          </table:table-cell>
          <table:table-cell office:value-type="float" office:value="13422.6619854815" calcext:value-type="float">
            <text:p>1,34E+04</text:p>
          </table:table-cell>
          <table:table-cell/>
          <table:table-cell office:value-type="float" office:value="20730469022.9178" calcext:value-type="float">
            <text:p>2,07E+10</text:p>
          </table:table-cell>
          <table:table-cell office:value-type="float" office:value="7624793829.10264" calcext:value-type="float">
            <text:p>7,62E+09</text:p>
          </table:table-cell>
          <table:table-cell office:value-type="float" office:value="1140926.26876593" calcext:value-type="float">
            <text:p>1,14E+06</text:p>
          </table:table-cell>
          <table:table-cell office:value-type="float" office:value="13422.6619854815" calcext:value-type="float">
            <text:p>1,34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1140926.26876593" calcext:value-type="float">
            <text:p>1,14E+06</text:p>
          </table:table-cell>
          <table:table-cell table:style-name="ce9" office:value-type="float" office:value="13422.6619854815" calcext:value-type="float">
            <text:p>1,34E+04</text:p>
          </table:table-cell>
        </table:table-row>
        <table:table-row table:style-name="ro1"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6134093586.50347" calcext:value-type="float">
            <text:p>6,13E+09</text:p>
          </table:table-cell>
          <table:table-cell office:value-type="float" office:value="1279100.73038119" calcext:value-type="float">
            <text:p>1,28E+06</text:p>
          </table:table-cell>
          <table:table-cell office:value-type="float" office:value="14212.2303375687" calcext:value-type="float">
            <text:p>1,42E+04</text:p>
          </table:table-cell>
          <table:table-cell/>
          <table:table-cell office:value-type="float" office:value="22873385283.7683" calcext:value-type="float">
            <text:p>2,29E+10</text:p>
          </table:table-cell>
          <table:table-cell office:value-type="float" office:value="8339186477.39609" calcext:value-type="float">
            <text:p>8,34E+09</text:p>
          </table:table-cell>
          <table:table-cell office:value-type="float" office:value="1279100.73038118" calcext:value-type="float">
            <text:p>1,28E+06</text:p>
          </table:table-cell>
          <table:table-cell office:value-type="float" office:value="14212.2303375687" calcext:value-type="float">
            <text:p>1,42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1279100.73038118" calcext:value-type="float">
            <text:p>1,28E+06</text:p>
          </table:table-cell>
          <table:table-cell table:style-name="ce9" office:value-type="float" office:value="14212.2303375687" calcext:value-type="float">
            <text:p>1,42E+04</text:p>
          </table:table-cell>
        </table:table-row>
        <table:table-row table:style-name="ro1"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6134093586.50347" calcext:value-type="float">
            <text:p>6,13E+09</text:p>
          </table:table-cell>
          <table:table-cell office:value-type="float" office:value="1425170.8755173" calcext:value-type="float">
            <text:p>1,43E+06</text:p>
          </table:table-cell>
          <table:table-cell office:value-type="float" office:value="15001.7986896558" calcext:value-type="float">
            <text:p>1,50E+04</text:p>
          </table:table-cell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9096431264.30155" calcext:value-type="float">
            <text:p>9,10E+09</text:p>
          </table:table-cell>
          <table:table-cell office:value-type="float" office:value="1425170.8755173" calcext:value-type="float">
            <text:p>1,43E+06</text:p>
          </table:table-cell>
          <table:table-cell office:value-type="float" office:value="15001.7986896558" calcext:value-type="float">
            <text:p>1,50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1425170.8755173" calcext:value-type="float">
            <text:p>1,43E+06</text:p>
          </table:table-cell>
          <table:table-cell table:style-name="ce9" office:value-type="float" office:value="15001.7986896558" calcext:value-type="float">
            <text:p>1,50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1579136.7041743" calcext:value-type="float">
            <text:p>1,58E+06</text:p>
          </table:table-cell>
          <table:table-cell office:value-type="float" office:value="15791.367041743" calcext:value-type="float">
            <text:p>1,58E+04</text:p>
          </table:table-cell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9096431264.30155" calcext:value-type="float">
            <text:p>9,10E+09</text:p>
          </table:table-cell>
          <table:table-cell office:value-type="float" office:value="1579136.7041743" calcext:value-type="float">
            <text:p>1,58E+06</text:p>
          </table:table-cell>
          <table:table-cell office:value-type="float" office:value="15791.367041743" calcext:value-type="float">
            <text:p>1,58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1579136.7041743" calcext:value-type="float">
            <text:p>1,58E+06</text:p>
          </table:table-cell>
          <table:table-cell table:style-name="ce9" office:value-type="float" office:value="15791.367041743" calcext:value-type="float">
            <text:p>1,58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1740998.21635215" calcext:value-type="float">
            <text:p>1,74E+06</text:p>
          </table:table-cell>
          <table:table-cell office:value-type="float" office:value="16580.9353938301" calcext:value-type="float">
            <text:p>1,66E+04</text:p>
          </table:table-cell>
          <table:table-cell/>
          <table:table-cell office:value-type="float" office:value="27592254269.5036" calcext:value-type="float">
            <text:p>2,76E+10</text:p>
          </table:table-cell>
          <table:table-cell office:value-type="float" office:value="9897761911.35831" calcext:value-type="float">
            <text:p>9,90E+09</text:p>
          </table:table-cell>
          <table:table-cell office:value-type="float" office:value="1740998.21635216" calcext:value-type="float">
            <text:p>1,74E+06</text:p>
          </table:table-cell>
          <table:table-cell office:value-type="float" office:value="16580.9353938301" calcext:value-type="float">
            <text:p>1,66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1740998.21635216" calcext:value-type="float">
            <text:p>1,74E+06</text:p>
          </table:table-cell>
          <table:table-cell table:style-name="ce9" office:value-type="float" office:value="16580.9353938301" calcext:value-type="float">
            <text:p>1,66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1910755.4120509" calcext:value-type="float">
            <text:p>1,91E+06</text:p>
          </table:table-cell>
          <table:table-cell office:value-type="float" office:value="17370.5037459173" calcext:value-type="float">
            <text:p>1,74E+04</text:p>
          </table:table-cell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10744412140.1057" calcext:value-type="float">
            <text:p>1,07E+10</text:p>
          </table:table-cell>
          <table:table-cell office:value-type="float" office:value="1910755.4120509" calcext:value-type="float">
            <text:p>1,91E+06</text:p>
          </table:table-cell>
          <table:table-cell office:value-type="float" office:value="17370.5037459173" calcext:value-type="float">
            <text:p>1,74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1910755.4120509" calcext:value-type="float">
            <text:p>1,91E+06</text:p>
          </table:table-cell>
          <table:table-cell table:style-name="ce9" office:value-type="float" office:value="17370.5037459173" calcext:value-type="float">
            <text:p>1,74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2088408.29127049" calcext:value-type="float">
            <text:p>2,09E+06</text:p>
          </table:table-cell>
          <table:table-cell office:value-type="float" office:value="18160.0720980044" calcext:value-type="float">
            <text:p>1,82E+04</text:p>
          </table:table-cell>
          <table:table-cell/>
          <table:table-cell office:value-type="float" office:value="32919217013.2445" calcext:value-type="float">
            <text:p>3,29E+10</text:p>
          </table:table-cell>
          <table:table-cell office:value-type="float" office:value="11637615672.0829" calcext:value-type="float">
            <text:p>1,16E+10</text:p>
          </table:table-cell>
          <table:table-cell office:value-type="float" office:value="2088408.29127051" calcext:value-type="float">
            <text:p>2,09E+06</text:p>
          </table:table-cell>
          <table:table-cell office:value-type="float" office:value="18160.0720980044" calcext:value-type="float">
            <text:p>1,82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2088408.29127051" calcext:value-type="float">
            <text:p>2,09E+06</text:p>
          </table:table-cell>
          <table:table-cell table:style-name="ce9" office:value-type="float" office:value="18160.0720980044" calcext:value-type="float">
            <text:p>1,82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2273956.85401099" calcext:value-type="float">
            <text:p>2,27E+06</text:p>
          </table:table-cell>
          <table:table-cell office:value-type="float" office:value="18949.6404500916" calcext:value-type="float">
            <text:p>1,89E+04</text:p>
          </table:table-cell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12578606228.8293" calcext:value-type="float">
            <text:p>1,26E+10</text:p>
          </table:table-cell>
          <table:table-cell office:value-type="float" office:value="2273956.85401099" calcext:value-type="float">
            <text:p>2,27E+06</text:p>
          </table:table-cell>
          <table:table-cell office:value-type="float" office:value="18949.6404500916" calcext:value-type="float">
            <text:p>1,89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2273956.85401099" calcext:value-type="float">
            <text:p>2,27E+06</text:p>
          </table:table-cell>
          <table:table-cell table:style-name="ce9" office:value-type="float" office:value="18949.6404500916" calcext:value-type="float">
            <text:p>1,89E+04</text:p>
          </table:table-cell>
        </table:table-row>
        <table:table-row table:style-name="ro1"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7987598085.02072" calcext:value-type="float">
            <text:p>7,99E+09</text:p>
          </table:table-cell>
          <table:table-cell office:value-type="float" office:value="2467401.10027235" calcext:value-type="float">
            <text:p>2,47E+06</text:p>
          </table:table-cell>
          <table:table-cell office:value-type="float" office:value="19739.2088021788" calcext:value-type="float">
            <text:p>1,97E+04</text:p>
          </table:table-cell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12578606228.8293" calcext:value-type="float">
            <text:p>1,26E+10</text:p>
          </table:table-cell>
          <table:table-cell office:value-type="float" office:value="2467401.10027234" calcext:value-type="float">
            <text:p>2,47E+06</text:p>
          </table:table-cell>
          <table:table-cell office:value-type="float" office:value="19739.2088021787" calcext:value-type="float">
            <text:p>1,97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2467401.10027234" calcext:value-type="float">
            <text:p>2,47E+06</text:p>
          </table:table-cell>
          <table:table-cell table:style-name="ce9" office:value-type="float" office:value="19739.2088021787" calcext:value-type="float">
            <text:p>1,97E+04</text:p>
          </table:table-cell>
        </table:table-row>
        <table:table-row table:style-name="ro1"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7987598085.02072" calcext:value-type="float">
            <text:p>7,99E+09</text:p>
          </table:table-cell>
          <table:table-cell office:value-type="float" office:value="2668741.03005455" calcext:value-type="float">
            <text:p>2,67E+06</text:p>
          </table:table-cell>
          <table:table-cell office:value-type="float" office:value="20528.7771542658" calcext:value-type="float">
            <text:p>2,05E+04</text:p>
          </table:table-cell>
          <table:table-cell/>
          <table:table-cell office:value-type="float" office:value="38891127682.1428" calcext:value-type="float">
            <text:p>3,89E+10</text:p>
          </table:table-cell>
          <table:table-cell office:value-type="float" office:value="13568617531.8842" calcext:value-type="float">
            <text:p>1,36E+10</text:p>
          </table:table-cell>
          <table:table-cell office:value-type="float" office:value="2668741.03005456" calcext:value-type="float">
            <text:p>2,67E+06</text:p>
          </table:table-cell>
          <table:table-cell office:value-type="float" office:value="20528.7771542659" calcext:value-type="float">
            <text:p>2,05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2668741.03005456" calcext:value-type="float">
            <text:p>2,67E+06</text:p>
          </table:table-cell>
          <table:table-cell table:style-name="ce9" office:value-type="float" office:value="20528.7771542659" calcext:value-type="float">
            <text:p>2,05E+04</text:p>
          </table:table-cell>
        </table:table-row>
        <table:table-row table:style-name="ro1">
          <table:table-cell/>
          <table:table-cell office:value-type="float" office:value="42130455415.7609" calcext:value-type="float">
            <text:p>4,21E+10</text:p>
          </table:table-cell>
          <table:table-cell office:value-type="float" office:value="9024627891.25213" calcext:value-type="float">
            <text:p>9,02E+09</text:p>
          </table:table-cell>
          <table:table-cell office:value-type="float" office:value="2877976.64335766" calcext:value-type="float">
            <text:p>2,88E+06</text:p>
          </table:table-cell>
          <table:table-cell office:value-type="float" office:value="21318.345506353" calcext:value-type="float">
            <text:p>2,13E+04</text:p>
          </table:table-cell>
          <table:table-cell/>
          <table:table-cell office:value-type="float" office:value="45544840443.3504" calcext:value-type="float">
            <text:p>4,55E+10</text:p>
          </table:table-cell>
          <table:table-cell office:value-type="float" office:value="15700637263.0766" calcext:value-type="float">
            <text:p>1,57E+10</text:p>
          </table:table-cell>
          <table:table-cell office:value-type="float" office:value="2877976.64335766" calcext:value-type="float">
            <text:p>2,88E+06</text:p>
          </table:table-cell>
          <table:table-cell office:value-type="float" office:value="21318.345506353" calcext:value-type="float">
            <text:p>2,13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2877976.64335766" calcext:value-type="float">
            <text:p>2,88E+06</text:p>
          </table:table-cell>
          <table:table-cell table:style-name="ce9" office:value-type="float" office:value="21318.345506353" calcext:value-type="float">
            <text:p>2,13E+04</text:p>
          </table:table-cell>
        </table:table-row>
        <table:table-row table:style-name="ro1">
          <table:table-cell/>
          <table:table-cell office:value-type="float" office:value="49138889535.8051" calcext:value-type="float">
            <text:p>4,91E+10</text:p>
          </table:table-cell>
          <table:table-cell office:value-type="float" office:value="10137943178.5469" calcext:value-type="float">
            <text:p>1,01E+10</text:p>
          </table:table-cell>
          <table:table-cell office:value-type="float" office:value="3095107.94018161" calcext:value-type="float">
            <text:p>3,10E+06</text:p>
          </table:table-cell>
          <table:table-cell office:value-type="float" office:value="22107.9138584401" calcext:value-type="float">
            <text:p>2,21E+04</text:p>
          </table:table-cell>
          <table:table-cell/>
          <table:table-cell office:value-type="float" office:value="49138889535.8051" calcext:value-type="float">
            <text:p>4,91E+10</text:p>
          </table:table-cell>
          <table:table-cell office:value-type="float" office:value="16845113134.2926" calcext:value-type="float">
            <text:p>1,68E+10</text:p>
          </table:table-cell>
          <table:table-cell office:value-type="float" office:value="3095107.94018162" calcext:value-type="float">
            <text:p>3,10E+06</text:p>
          </table:table-cell>
          <table:table-cell office:value-type="float" office:value="22107.9138584402" calcext:value-type="float">
            <text:p>2,21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3095107.94018162" calcext:value-type="float">
            <text:p>3,10E+06</text:p>
          </table:table-cell>
          <table:table-cell table:style-name="ce9" office:value-type="float" office:value="22107.9138584402" calcext:value-type="float">
            <text:p>2,21E+04</text:p>
          </table:table-cell>
        </table:table-row>
        <table:table-row table:style-name="ro1"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1329619279.2162" calcext:value-type="float">
            <text:p>1,13E+10</text:p>
          </table:table-cell>
          <table:table-cell office:value-type="float" office:value="3320134.92052646" calcext:value-type="float">
            <text:p>3,32E+06</text:p>
          </table:table-cell>
          <table:table-cell office:value-type="float" office:value="22897.4822105273" calcext:value-type="float">
            <text:p>2,29E+04</text:p>
          </table:table-cell>
          <table:table-cell/>
          <table:table-cell office:value-type="float" office:value="52917209464.0192" calcext:value-type="float">
            <text:p>5,29E+10</text:p>
          </table:table-cell>
          <table:table-cell office:value-type="float" office:value="18043544637.9743" calcext:value-type="float">
            <text:p>1,80E+10</text:p>
          </table:table-cell>
          <table:table-cell office:value-type="float" office:value="3320134.92052646" calcext:value-type="float">
            <text:p>3,32E+06</text:p>
          </table:table-cell>
          <table:table-cell office:value-type="float" office:value="22897.4822105273" calcext:value-type="float">
            <text:p>2,29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3320134.92052646" calcext:value-type="float">
            <text:p>3,32E+06</text:p>
          </table:table-cell>
          <table:table-cell table:style-name="ce9" office:value-type="float" office:value="22897.4822105273" calcext:value-type="float">
            <text:p>2,29E+04</text:p>
          </table:table-cell>
        </table:table-row>
        <table:table-row table:style-name="ro1"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1329619279.2162" calcext:value-type="float">
            <text:p>1,13E+10</text:p>
          </table:table-cell>
          <table:table-cell office:value-type="float" office:value="3553057.58439218" calcext:value-type="float">
            <text:p>3,55E+06</text:p>
          </table:table-cell>
          <table:table-cell office:value-type="float" office:value="23687.0505626145" calcext:value-type="float">
            <text:p>2,37E+04</text:p>
          </table:table-cell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9297165495.6609" calcext:value-type="float">
            <text:p>1,93E+10</text:p>
          </table:table-cell>
          <table:table-cell office:value-type="float" office:value="3553057.58439217" calcext:value-type="float">
            <text:p>3,55E+06</text:p>
          </table:table-cell>
          <table:table-cell office:value-type="float" office:value="23687.0505626145" calcext:value-type="float">
            <text:p>2,37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3553057.58439217" calcext:value-type="float">
            <text:p>3,55E+06</text:p>
          </table:table-cell>
          <table:table-cell table:style-name="ce9" office:value-type="float" office:value="23687.0505626145" calcext:value-type="float">
            <text:p>2,37E+04</text:p>
          </table:table-cell>
        </table:table-row>
        <table:table-row table:style-name="ro1"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1329619279.2162" calcext:value-type="float">
            <text:p>1,13E+10</text:p>
          </table:table-cell>
          <table:table-cell office:value-type="float" office:value="3793875.93177874" calcext:value-type="float">
            <text:p>3,79E+06</text:p>
          </table:table-cell>
          <table:table-cell office:value-type="float" office:value="24476.6189147016" calcext:value-type="float">
            <text:p>2,45E+04</text:p>
          </table:table-cell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9297165495.6609" calcext:value-type="float">
            <text:p>1,93E+10</text:p>
          </table:table-cell>
          <table:table-cell office:value-type="float" office:value="3793875.93177875" calcext:value-type="float">
            <text:p>3,79E+06</text:p>
          </table:table-cell>
          <table:table-cell office:value-type="float" office:value="24476.6189147016" calcext:value-type="float">
            <text:p>2,45E+04</text:p>
          </table:table-cell>
          <table:table-cell/>
          <table:table-cell table:style-name="ce9" office:value-type="float" office:value="0" calcext:value-type="float">
            <text:p>0,00E+00</text:p>
          </table:table-cell>
          <table:table-cell table:style-name="ce9" table:formula="of:#DIV/0!" office:value-type="string" office:string-value="" calcext:value-type="error">
            <text:p>#¡DIV/0!</text:p>
          </table:table-cell>
          <table:table-cell table:style-name="ce9" office:value-type="float" office:value="3793875.93177875" calcext:value-type="float">
            <text:p>3,79E+06</text:p>
          </table:table-cell>
          <table:table-cell table:style-name="ce9" office:value-type="float" office:value="24476.6189147016" calcext:value-type="float">
            <text:p>2,45E+04</text:p>
          </table:table-cell>
        </table:table-row>
        <table:table-row table:style-name="ro1"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12601731525.5711" calcext:value-type="float">
            <text:p>1,26E+10</text:p>
          </table:table-cell>
          <table:table-cell office:value-type="float" office:value="4042589.96268621" calcext:value-type="float">
            <text:p>4,04E+06</text:p>
          </table:table-cell>
          <table:table-cell office:value-type="float" office:value="25266.1872667888" calcext:value-type="float">
            <text:p>2,53E+04</text:p>
          </table:table-cell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21974910159.206" calcext:value-type="float">
            <text:p>2,20E+10</text:p>
          </table:table-cell>
          <table:table-cell office:value-type="float" office:value="4042589.9626862" calcext:value-type="float">
            <text:p>4,04E+06</text:p>
          </table:table-cell>
          <table:table-cell office:value-type="float" office:value="25266.1872667888" calcext:value-type="float">
            <text:p>2,53E+04</text:p>
          </table:table-cell>
          <table:table-cell/>
          <table:table-cell table:style-name="ce9" office:value-type="float" office:value="68422036266.0063" calcext:value-type="float">
            <text:p>6,84E+10</text:p>
          </table:table-cell>
          <table:table-cell table:style-name="ce9" office:value-type="float" office:value="21387514812.4011" calcext:value-type="float">
            <text:p>2,14E+10</text:p>
          </table:table-cell>
          <table:table-cell table:style-name="ce9" office:value-type="float" office:value="4042589.9626862" calcext:value-type="float">
            <text:p>4,04E+06</text:p>
          </table:table-cell>
          <table:table-cell table:style-name="ce9" office:value-type="float" office:value="25266.1872667888" calcext:value-type="float">
            <text:p>2,53E+04</text:p>
          </table:table-cell>
        </table:table-row>
        <table:table-row table:style-name="ro1"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12601731525.5711" calcext:value-type="float">
            <text:p>1,26E+10</text:p>
          </table:table-cell>
          <table:table-cell office:value-type="float" office:value="4299199.67711451" calcext:value-type="float">
            <text:p>4,30E+06</text:p>
          </table:table-cell>
          <table:table-cell office:value-type="float" office:value="26055.7556188759" calcext:value-type="float">
            <text:p>2,61E+04</text:p>
          </table:table-cell>
          <table:table-cell/>
          <table:table-cell office:value-type="float" office:value="69965332952.3475" calcext:value-type="float">
            <text:p>7,00E+10</text:p>
          </table:table-cell>
          <table:table-cell office:value-type="float" office:value="23401501408.1431" calcext:value-type="float">
            <text:p>2,34E+10</text:p>
          </table:table-cell>
          <table:table-cell office:value-type="float" office:value="4299199.67711452" calcext:value-type="float">
            <text:p>4,30E+06</text:p>
          </table:table-cell>
          <table:table-cell office:value-type="float" office:value="26055.7556188759" calcext:value-type="float">
            <text:p>2,61E+04</text:p>
          </table:table-cell>
          <table:table-cell/>
          <table:table-cell table:style-name="ce9" office:value-type="float" office:value="71531663493.1587" calcext:value-type="float">
            <text:p>7,15E+10</text:p>
          </table:table-cell>
          <table:table-cell table:style-name="ce9" office:value-type="float" office:value="22312427500.4325" calcext:value-type="float">
            <text:p>2,23E+10</text:p>
          </table:table-cell>
          <table:table-cell table:style-name="ce9" office:value-type="float" office:value="4299199.67711452" calcext:value-type="float">
            <text:p>4,30E+06</text:p>
          </table:table-cell>
          <table:table-cell table:style-name="ce9" office:value-type="float" office:value="26055.7556188759" calcext:value-type="float">
            <text:p>2,61E+04</text:p>
          </table:table-cell>
        </table:table-row>
        <table:table-row table:style-name="ro1"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12601731525.5711" calcext:value-type="float">
            <text:p>1,26E+10</text:p>
          </table:table-cell>
          <table:table-cell office:value-type="float" office:value="4563705.07506372" calcext:value-type="float">
            <text:p>4,56E+06</text:p>
          </table:table-cell>
          <table:table-cell office:value-type="float" office:value="26845.3239709631" calcext:value-type="float">
            <text:p>2,68E+04</text:p>
          </table:table-cell>
          <table:table-cell/>
          <table:table-cell office:value-type="float" office:value="74734108622.7676" calcext:value-type="float">
            <text:p>7,47E+10</text:p>
          </table:table-cell>
          <table:table-cell office:value-type="float" office:value="24888216897.2424" calcext:value-type="float">
            <text:p>2,49E+10</text:p>
          </table:table-cell>
          <table:table-cell office:value-type="float" office:value="4563705.07506372" calcext:value-type="float">
            <text:p>4,56E+06</text:p>
          </table:table-cell>
          <table:table-cell office:value-type="float" office:value="26845.3239709631" calcext:value-type="float">
            <text:p>2,68E+04</text:p>
          </table:table-cell>
          <table:table-cell/>
          <table:table-cell table:style-name="ce9" office:value-type="float" office:value="74734108622.7677" calcext:value-type="float">
            <text:p>7,47E+10</text:p>
          </table:table-cell>
          <table:table-cell table:style-name="ce9" office:value-type="float" office:value="23263562361.9648" calcext:value-type="float">
            <text:p>2,33E+10</text:p>
          </table:table-cell>
          <table:table-cell table:style-name="ce9" office:value-type="float" office:value="4563705.07506372" calcext:value-type="float">
            <text:p>4,56E+06</text:p>
          </table:table-cell>
          <table:table-cell table:style-name="ce9" office:value-type="float" office:value="26845.3239709631" calcext:value-type="float">
            <text:p>2,68E+04</text:p>
          </table:table-cell>
        </table:table-row>
        <table:table-row table:style-name="ro1">
          <table:table-cell/>
          <table:table-cell office:value-type="float" office:value="74734108622.7676" calcext:value-type="float">
            <text:p>7,47E+10</text:p>
          </table:table-cell>
          <table:table-cell office:value-type="float" office:value="13956355249.9227" calcext:value-type="float">
            <text:p>1,40E+10</text:p>
          </table:table-cell>
          <table:table-cell office:value-type="float" office:value="4836106.15653381" calcext:value-type="float">
            <text:p>4,84E+06</text:p>
          </table:table-cell>
          <table:table-cell office:value-type="float" office:value="27634.8923230503" calcext:value-type="float">
            <text:p>2,76E+04</text:p>
          </table:table-cell>
          <table:table-cell/>
          <table:table-cell office:value-type="float" office:value="84912001117.8712" calcext:value-type="float">
            <text:p>8,49E+10</text:p>
          </table:table-cell>
          <table:table-cell office:value-type="float" office:value="28046955482.0842" calcext:value-type="float">
            <text:p>2,80E+10</text:p>
          </table:table-cell>
          <table:table-cell office:value-type="float" office:value="4836106.15653378" calcext:value-type="float">
            <text:p>4,84E+06</text:p>
          </table:table-cell>
          <table:table-cell office:value-type="float" office:value="27634.8923230502" calcext:value-type="float">
            <text:p>2,76E+04</text:p>
          </table:table-cell>
          <table:table-cell/>
          <table:table-cell table:style-name="ce9" office:value-type="float" office:value="81422912465.9702" calcext:value-type="float">
            <text:p>8,14E+10</text:p>
          </table:table-cell>
          <table:table-cell table:style-name="ce9" office:value-type="float" office:value="25245960794.0235" calcext:value-type="float">
            <text:p>2,52E+10</text:p>
          </table:table-cell>
          <table:table-cell table:style-name="ce9" office:value-type="float" office:value="4836106.15653378" calcext:value-type="float">
            <text:p>4,84E+06</text:p>
          </table:table-cell>
          <table:table-cell table:style-name="ce9" office:value-type="float" office:value="27634.8923230502" calcext:value-type="float">
            <text:p>2,76E+04</text:p>
          </table:table-cell>
        </table:table-row>
        <table:table-row table:style-name="ro1">
          <table:table-cell/>
          <table:table-cell office:value-type="float" office:value="74734108622.7676" calcext:value-type="float">
            <text:p>7,47E+10</text:p>
          </table:table-cell>
          <table:table-cell office:value-type="float" office:value="13956355249.9227" calcext:value-type="float">
            <text:p>1,40E+10</text:p>
          </table:table-cell>
          <table:table-cell office:value-type="float" office:value="5116402.92152472" calcext:value-type="float">
            <text:p>5,12E+06</text:p>
          </table:table-cell>
          <table:table-cell office:value-type="float" office:value="28424.4606751373" calcext:value-type="float">
            <text:p>2,84E+04</text:p>
          </table:table-cell>
          <table:table-cell/>
          <table:table-cell office:value-type="float" office:value="84912001117.8712" calcext:value-type="float">
            <text:p>8,49E+10</text:p>
          </table:table-cell>
          <table:table-cell office:value-type="float" office:value="28046955482.0842" calcext:value-type="float">
            <text:p>2,80E+10</text:p>
          </table:table-cell>
          <table:table-cell office:value-type="float" office:value="5116402.92152472" calcext:value-type="float">
            <text:p>5,12E+06</text:p>
          </table:table-cell>
          <table:table-cell office:value-type="float" office:value="28424.4606751373" calcext:value-type="float">
            <text:p>2,84E+04</text:p>
          </table:table-cell>
          <table:table-cell/>
          <table:table-cell table:style-name="ce9" office:value-type="float" office:value="84912001117.8712" calcext:value-type="float">
            <text:p>8,49E+10</text:p>
          </table:table-cell>
          <table:table-cell table:style-name="ce9" office:value-type="float" office:value="26277955458.7952" calcext:value-type="float">
            <text:p>2,63E+10</text:p>
          </table:table-cell>
          <table:table-cell table:style-name="ce9" office:value-type="float" office:value="5116402.92152472" calcext:value-type="float">
            <text:p>5,12E+06</text:p>
          </table:table-cell>
          <table:table-cell table:style-name="ce9" office:value-type="float" office:value="28424.4606751373" calcext:value-type="float">
            <text:p>2,84E+04</text:p>
          </table:table-cell>
        </table:table-row>
        <table:table-row table:style-name="ro1">
          <table:table-cell/>
          <table:table-cell office:value-type="float" office:value="84912001117.8712" calcext:value-type="float">
            <text:p>8,49E+10</text:p>
          </table:table-cell>
          <table:table-cell office:value-type="float" office:value="15395565784.5823" calcext:value-type="float">
            <text:p>1,54E+10</text:p>
          </table:table-cell>
          <table:table-cell office:value-type="float" office:value="5404595.37003655" calcext:value-type="float">
            <text:p>5,40E+06</text:p>
          </table:table-cell>
          <table:table-cell office:value-type="float" office:value="29214.0290272245" calcext:value-type="float">
            <text:p>2,92E+04</text:p>
          </table:table-cell>
          <table:table-cell/>
          <table:table-cell office:value-type="float" office:value="90330331484.3428" calcext:value-type="float">
            <text:p>9,03E+10</text:p>
          </table:table-cell>
          <table:table-cell office:value-type="float" office:value="29721446020.9055" calcext:value-type="float">
            <text:p>2,97E+10</text:p>
          </table:table-cell>
          <table:table-cell office:value-type="float" office:value="5404595.37003653" calcext:value-type="float">
            <text:p>5,40E+06</text:p>
          </table:table-cell>
          <table:table-cell office:value-type="float" office:value="29214.0290272245" calcext:value-type="float">
            <text:p>2,92E+04</text:p>
          </table:table-cell>
          <table:table-cell/>
          <table:table-cell table:style-name="ce9" office:value-type="float" office:value="88499367548.844" calcext:value-type="float">
            <text:p>8,85E+10</text:p>
          </table:table-cell>
          <table:table-cell table:style-name="ce9" office:value-type="float" office:value="27337634485.559" calcext:value-type="float">
            <text:p>2,73E+10</text:p>
          </table:table-cell>
          <table:table-cell table:style-name="ce9" office:value-type="float" office:value="5404595.37003653" calcext:value-type="float">
            <text:p>5,40E+06</text:p>
          </table:table-cell>
          <table:table-cell table:style-name="ce9" office:value-type="float" office:value="29214.0290272245" calcext:value-type="float">
            <text:p>2,92E+04</text:p>
          </table:table-cell>
        </table:table-row>
        <table:table-row table:style-name="ro1">
          <table:table-cell/>
          <table:table-cell office:value-type="float" office:value="95974393624.6194" calcext:value-type="float">
            <text:p>9,60E+10</text:p>
          </table:table-cell>
          <table:table-cell office:value-type="float" office:value="16921438461.8608" calcext:value-type="float">
            <text:p>1,69E+10</text:p>
          </table:table-cell>
          <table:table-cell office:value-type="float" office:value="5700683.5020692" calcext:value-type="float">
            <text:p>5,70E+06</text:p>
          </table:table-cell>
          <table:table-cell office:value-type="float" office:value="30003.5973793116" calcext:value-type="float">
            <text:p>3,00E+04</text:p>
          </table:table-cell>
          <table:table-cell/>
          <table:table-cell office:value-type="float" office:value="90330331484.3428" calcext:value-type="float">
            <text:p>9,03E+10</text:p>
          </table:table-cell>
          <table:table-cell office:value-type="float" office:value="29721446020.9055" calcext:value-type="float">
            <text:p>2,97E+10</text:p>
          </table:table-cell>
          <table:table-cell office:value-type="float" office:value="5700683.50206921" calcext:value-type="float">
            <text:p>5,70E+06</text:p>
          </table:table-cell>
          <table:table-cell office:value-type="float" office:value="30003.5973793116" calcext:value-type="float">
            <text:p>3,00E+04</text:p>
          </table:table-cell>
          <table:table-cell/>
          <table:table-cell table:style-name="ce9" office:value-type="float" office:value="92186376728.0421" calcext:value-type="float">
            <text:p>9,22E+10</text:p>
          </table:table-cell>
          <table:table-cell table:style-name="ce9" office:value-type="float" office:value="28425363421.4375" calcext:value-type="float">
            <text:p>2,84E+10</text:p>
          </table:table-cell>
          <table:table-cell table:style-name="ce9" office:value-type="float" office:value="5700683.50206921" calcext:value-type="float">
            <text:p>5,70E+06</text:p>
          </table:table-cell>
          <table:table-cell table:style-name="ce9" office:value-type="float" office:value="30003.5973793116" calcext:value-type="float">
            <text:p>3,00E+04</text:p>
          </table:table-cell>
        </table:table-row>
        <table:table-row table:style-name="ro1">
          <table:table-cell/>
          <table:table-cell office:value-type="float" office:value="95974393624.6194" calcext:value-type="float">
            <text:p>9,60E+10</text:p>
          </table:table-cell>
          <table:table-cell office:value-type="float" office:value="16921438461.8608" calcext:value-type="float">
            <text:p>1,69E+10</text:p>
          </table:table-cell>
          <table:table-cell office:value-type="float" office:value="6004667.31762277" calcext:value-type="float">
            <text:p>6,00E+06</text:p>
          </table:table-cell>
          <table:table-cell office:value-type="float" office:value="30793.1657313988" calcext:value-type="float">
            <text:p>3,08E+04</text:p>
          </table:table-cell>
          <table:table-cell/>
          <table:table-cell office:value-type="float" office:value="95974393624.6194" calcext:value-type="float">
            <text:p>9,60E+10</text:p>
          </table:table-cell>
          <table:table-cell office:value-type="float" office:value="31460995686.046" calcext:value-type="float">
            <text:p>3,15E+10</text:p>
          </table:table-cell>
          <table:table-cell office:value-type="float" office:value="6004667.31762277" calcext:value-type="float">
            <text:p>6,00E+06</text:p>
          </table:table-cell>
          <table:table-cell office:value-type="float" office:value="30793.1657313988" calcext:value-type="float">
            <text:p>3,08E+04</text:p>
          </table:table-cell>
          <table:table-cell/>
          <table:table-cell table:style-name="ce9" office:value-type="float" office:value="99864783207.7296" calcext:value-type="float">
            <text:p>9,99E+10</text:p>
          </table:table-cell>
          <table:table-cell table:style-name="ce9" office:value-type="float" office:value="30686433209.0298" calcext:value-type="float">
            <text:p>3,07E+10</text:p>
          </table:table-cell>
          <table:table-cell table:style-name="ce9" office:value-type="float" office:value="6004667.31762277" calcext:value-type="float">
            <text:p>6,00E+06</text:p>
          </table:table-cell>
          <table:table-cell table:style-name="ce9" office:value-type="float" office:value="30793.1657313988" calcext:value-type="float">
            <text:p>3,08E+04</text:p>
          </table:table-cell>
        </table:table-row>
        <table:table-row table:style-name="ro1">
          <table:table-cell/>
          <table:table-cell office:value-type="float" office:value="107958140310.164" calcext:value-type="float">
            <text:p>1,08E+11</text:p>
          </table:table-cell>
          <table:table-cell office:value-type="float" office:value="18536048614.0696" calcext:value-type="float">
            <text:p>1,85E+10</text:p>
          </table:table-cell>
          <table:table-cell office:value-type="float" office:value="6316546.81669717" calcext:value-type="float">
            <text:p>6,32E+06</text:p>
          </table:table-cell>
          <table:table-cell office:value-type="float" office:value="31582.7340834859" calcext:value-type="float">
            <text:p>3,16E+04</text:p>
          </table:table-cell>
          <table:table-cell/>
          <table:table-cell office:value-type="float" office:value="101848794309.595" calcext:value-type="float">
            <text:p>1,02E+11</text:p>
          </table:table-cell>
          <table:table-cell office:value-type="float" office:value="33266838199.045" calcext:value-type="float">
            <text:p>3,33E+10</text:p>
          </table:table-cell>
          <table:table-cell office:value-type="float" office:value="6316546.81669719" calcext:value-type="float">
            <text:p>6,32E+06</text:p>
          </table:table-cell>
          <table:table-cell office:value-type="float" office:value="31582.7340834859" calcext:value-type="float">
            <text:p>3,16E+04</text:p>
          </table:table-cell>
          <table:table-cell/>
          <table:table-cell table:style-name="ce9" office:value-type="float" office:value="103858910446.527" calcext:value-type="float">
            <text:p>1,04E+11</text:p>
          </table:table-cell>
          <table:table-cell table:style-name="ce9" office:value-type="float" office:value="31860505154.9891" calcext:value-type="float">
            <text:p>3,19E+10</text:p>
          </table:table-cell>
          <table:table-cell table:style-name="ce9" office:value-type="float" office:value="6316546.81669719" calcext:value-type="float">
            <text:p>6,32E+06</text:p>
          </table:table-cell>
          <table:table-cell table:style-name="ce9" office:value-type="float" office:value="31582.7340834859" calcext:value-type="float">
            <text:p>3,16E+04</text:p>
          </table:table-cell>
        </table:table-row>
        <table:table-row table:style-name="ro1" table:number-rows-repeated="9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solo valores significativos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K1³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W²</text:p>
          </table:table-cell>
          <table:table-cell table:style-name="Default" office:value-type="string" calcext:value-type="string">
            <text:p>error</text:p>
          </table:table-cell>
          <table:table-cell/>
          <table:table-cell table:style-name="Default" office:value-type="string" calcext:value-type="string">
            <text:p>K2³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W²</text:p>
          </table:table-cell>
          <table:table-cell table:style-name="Default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494767538.7705" calcext:value-type="float">
            <text:p>1,35E+10</text:p>
          </table:table-cell>
          <table:table-cell office:value-type="float" office:value="3874094638.92452" calcext:value-type="float">
            <text:p>3,87E+09</text:p>
          </table:table-cell>
          <table:table-cell office:value-type="float" office:value="888264.396098042" calcext:value-type="float">
            <text:p>8,88E+05</text:p>
          </table:table-cell>
          <table:table-cell office:value-type="float" office:value="11843.5252813072" calcext:value-type="float">
            <text:p>1,18E+04</text:p>
          </table:table-cell>
          <table:table-cell/>
          <table:table-cell office:value-type="float" office:value="13494767538.7705" calcext:value-type="float">
            <text:p>1,35E+10</text:p>
          </table:table-cell>
          <table:table-cell office:value-type="float" office:value="5171070191.26315" calcext:value-type="float">
            <text:p>5,17E+09</text:p>
          </table:table-cell>
          <table:table-cell office:value-type="float" office:value="888264.396098042" calcext:value-type="float">
            <text:p>8,88E+05</text:p>
          </table:table-cell>
          <table:table-cell office:value-type="float" office:value="11843.5252813072" calcext:value-type="float">
            <text:p>1,18E+04</text:p>
          </table:table-cell>
          <table:table-cell/>
          <table:table-cell office:value-type="string" calcext:value-type="string">
            <text:p>K3³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²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6854639110.7812" calcext:value-type="float">
            <text:p>1,69E+10</text:p>
          </table:table-cell>
          <table:table-cell office:value-type="float" office:value="4560827024.50609" calcext:value-type="float">
            <text:p>4,56E+09</text:p>
          </table:table-cell>
          <table:table-cell office:value-type="float" office:value="1010647.49067154" calcext:value-type="float">
            <text:p>1,01E+06</text:p>
          </table:table-cell>
          <table:table-cell office:value-type="float" office:value="12633.0936333943" calcext:value-type="float">
            <text:p>1,26E+04</text:p>
          </table:table-cell>
          <table:table-cell/>
          <table:table-cell office:value-type="float" office:value="16854639110.7812" calcext:value-type="float">
            <text:p>1,69E+10</text:p>
          </table:table-cell>
          <table:table-cell office:value-type="float" office:value="6319630062.19462" calcext:value-type="float">
            <text:p>6,32E+09</text:p>
          </table:table-cell>
          <table:table-cell office:value-type="float" office:value="1010647.49067155" calcext:value-type="float">
            <text:p>1,01E+06</text:p>
          </table:table-cell>
          <table:table-cell office:value-type="float" office:value="12633.0936333944" calcext:value-type="float">
            <text:p>1,26E+04</text:p>
          </table:table-cell>
          <table:table-cell/>
          <table:table-cell table:style-name="ce9" office:value-type="float" office:value="68400000000" calcext:value-type="float">
            <text:p>6,84E+10</text:p>
          </table:table-cell>
          <table:table-cell table:style-name="ce9" office:value-type="float" office:value="21400000000" calcext:value-type="float">
            <text:p>2,14E+10</text:p>
          </table:table-cell>
          <table:table-cell table:style-name="ce9" office:value-type="float" office:value="4040000" calcext:value-type="float">
            <text:p>4,04E+06</text:p>
          </table:table-cell>
          <table:table-cell table:style-name="ce9" office:value-type="float" office:value="25300" calcext:value-type="float">
            <text:p>2,53E+04</text:p>
          </table:table-cell>
        </table:table-row>
        <table:table-row table:style-name="ro1">
          <table:table-cell/>
          <table:table-cell office:value-type="float" office:value="20730469022.9178" calcext:value-type="float">
            <text:p>2,07E+10</text:p>
          </table:table-cell>
          <table:table-cell office:value-type="float" office:value="5313468229.59536" calcext:value-type="float">
            <text:p>5,31E+09</text:p>
          </table:table-cell>
          <table:table-cell office:value-type="float" office:value="1140926.26876593" calcext:value-type="float">
            <text:p>1,14E+06</text:p>
          </table:table-cell>
          <table:table-cell office:value-type="float" office:value="13422.6619854815" calcext:value-type="float">
            <text:p>1,34E+04</text:p>
          </table:table-cell>
          <table:table-cell/>
          <table:table-cell office:value-type="float" office:value="20730469022.9178" calcext:value-type="float">
            <text:p>2,07E+10</text:p>
          </table:table-cell>
          <table:table-cell office:value-type="float" office:value="7624793829.10264" calcext:value-type="float">
            <text:p>7,62E+09</text:p>
          </table:table-cell>
          <table:table-cell office:value-type="float" office:value="1140926.26876593" calcext:value-type="float">
            <text:p>1,14E+06</text:p>
          </table:table-cell>
          <table:table-cell office:value-type="float" office:value="13422.6619854815" calcext:value-type="float">
            <text:p>1,34E+04</text:p>
          </table:table-cell>
          <table:table-cell/>
          <table:table-cell table:style-name="ce9" office:value-type="float" office:value="71500000000" calcext:value-type="float">
            <text:p>7,15E+10</text:p>
          </table:table-cell>
          <table:table-cell table:style-name="ce9" office:value-type="float" office:value="22300000000" calcext:value-type="float">
            <text:p>2,23E+10</text:p>
          </table:table-cell>
          <table:table-cell table:style-name="ce9" office:value-type="float" office:value="4300000" calcext:value-type="float">
            <text:p>4,30E+06</text:p>
          </table:table-cell>
          <table:table-cell table:style-name="ce9" office:value-type="float" office:value="26100" calcext:value-type="float">
            <text:p>2,61E+04</text:p>
          </table:table-cell>
        </table:table-row>
        <table:table-row table:style-name="ro1"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6134093586.50347" calcext:value-type="float">
            <text:p>6,13E+09</text:p>
          </table:table-cell>
          <table:table-cell office:value-type="float" office:value="1279100.73038119" calcext:value-type="float">
            <text:p>1,28E+06</text:p>
          </table:table-cell>
          <table:table-cell office:value-type="float" office:value="14212.2303375687" calcext:value-type="float">
            <text:p>1,42E+04</text:p>
          </table:table-cell>
          <table:table-cell/>
          <table:table-cell office:value-type="float" office:value="22873385283.7683" calcext:value-type="float">
            <text:p>2,29E+10</text:p>
          </table:table-cell>
          <table:table-cell office:value-type="float" office:value="8339186477.39609" calcext:value-type="float">
            <text:p>8,34E+09</text:p>
          </table:table-cell>
          <table:table-cell office:value-type="float" office:value="1279100.73038118" calcext:value-type="float">
            <text:p>1,28E+06</text:p>
          </table:table-cell>
          <table:table-cell office:value-type="float" office:value="14212.2303375687" calcext:value-type="float">
            <text:p>1,42E+04</text:p>
          </table:table-cell>
          <table:table-cell/>
          <table:table-cell table:style-name="ce9" office:value-type="float" office:value="74700000000" calcext:value-type="float">
            <text:p>7,47E+10</text:p>
          </table:table-cell>
          <table:table-cell table:style-name="ce9" office:value-type="float" office:value="23300000000" calcext:value-type="float">
            <text:p>2,33E+10</text:p>
          </table:table-cell>
          <table:table-cell table:style-name="ce9" office:value-type="float" office:value="4560000" calcext:value-type="float">
            <text:p>4,56E+06</text:p>
          </table:table-cell>
          <table:table-cell table:style-name="ce9" office:value-type="float" office:value="26800" calcext:value-type="float">
            <text:p>2,68E+04</text:p>
          </table:table-cell>
        </table:table-row>
        <table:table-row table:style-name="ro1"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6134093586.50347" calcext:value-type="float">
            <text:p>6,13E+09</text:p>
          </table:table-cell>
          <table:table-cell office:value-type="float" office:value="1425170.8755173" calcext:value-type="float">
            <text:p>1,43E+06</text:p>
          </table:table-cell>
          <table:table-cell office:value-type="float" office:value="15001.7986896558" calcext:value-type="float">
            <text:p>1,50E+04</text:p>
          </table:table-cell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9096431264.30155" calcext:value-type="float">
            <text:p>9,10E+09</text:p>
          </table:table-cell>
          <table:table-cell office:value-type="float" office:value="1425170.8755173" calcext:value-type="float">
            <text:p>1,43E+06</text:p>
          </table:table-cell>
          <table:table-cell office:value-type="float" office:value="15001.7986896558" calcext:value-type="float">
            <text:p>1,50E+04</text:p>
          </table:table-cell>
          <table:table-cell/>
          <table:table-cell table:style-name="ce9" office:value-type="float" office:value="81400000000" calcext:value-type="float">
            <text:p>8,14E+10</text:p>
          </table:table-cell>
          <table:table-cell table:style-name="ce9" office:value-type="float" office:value="25200000000" calcext:value-type="float">
            <text:p>2,52E+10</text:p>
          </table:table-cell>
          <table:table-cell table:style-name="ce9" office:value-type="float" office:value="4840000" calcext:value-type="float">
            <text:p>4,84E+06</text:p>
          </table:table-cell>
          <table:table-cell table:style-name="ce9" office:value-type="float" office:value="27600" calcext:value-type="float">
            <text:p>2,76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1579136.7041743" calcext:value-type="float">
            <text:p>1,58E+06</text:p>
          </table:table-cell>
          <table:table-cell office:value-type="float" office:value="15791.367041743" calcext:value-type="float">
            <text:p>1,58E+04</text:p>
          </table:table-cell>
          <table:table-cell/>
          <table:table-cell office:value-type="float" office:value="25159111442.3322" calcext:value-type="float">
            <text:p>2,52E+10</text:p>
          </table:table-cell>
          <table:table-cell office:value-type="float" office:value="9096431264.30155" calcext:value-type="float">
            <text:p>9,10E+09</text:p>
          </table:table-cell>
          <table:table-cell office:value-type="float" office:value="1579136.7041743" calcext:value-type="float">
            <text:p>1,58E+06</text:p>
          </table:table-cell>
          <table:table-cell office:value-type="float" office:value="15791.367041743" calcext:value-type="float">
            <text:p>1,58E+04</text:p>
          </table:table-cell>
          <table:table-cell/>
          <table:table-cell table:style-name="ce9" office:value-type="float" office:value="84900000000" calcext:value-type="float">
            <text:p>8,49E+10</text:p>
          </table:table-cell>
          <table:table-cell table:style-name="ce9" office:value-type="float" office:value="26300000000" calcext:value-type="float">
            <text:p>2,63E+10</text:p>
          </table:table-cell>
          <table:table-cell table:style-name="ce9" office:value-type="float" office:value="5120000" calcext:value-type="float">
            <text:p>5,12E+06</text:p>
          </table:table-cell>
          <table:table-cell table:style-name="ce9" office:value-type="float" office:value="28400" calcext:value-type="float">
            <text:p>2,84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1740998.21635215" calcext:value-type="float">
            <text:p>1,74E+06</text:p>
          </table:table-cell>
          <table:table-cell office:value-type="float" office:value="16580.9353938301" calcext:value-type="float">
            <text:p>1,66E+04</text:p>
          </table:table-cell>
          <table:table-cell/>
          <table:table-cell office:value-type="float" office:value="27592254269.5036" calcext:value-type="float">
            <text:p>2,76E+10</text:p>
          </table:table-cell>
          <table:table-cell office:value-type="float" office:value="9897761911.35831" calcext:value-type="float">
            <text:p>9,90E+09</text:p>
          </table:table-cell>
          <table:table-cell office:value-type="float" office:value="1740998.21635216" calcext:value-type="float">
            <text:p>1,74E+06</text:p>
          </table:table-cell>
          <table:table-cell office:value-type="float" office:value="16580.9353938301" calcext:value-type="float">
            <text:p>1,66E+04</text:p>
          </table:table-cell>
          <table:table-cell/>
          <table:table-cell table:style-name="ce9" office:value-type="float" office:value="88500000000" calcext:value-type="float">
            <text:p>8,85E+10</text:p>
          </table:table-cell>
          <table:table-cell table:style-name="ce9" office:value-type="float" office:value="27300000000" calcext:value-type="float">
            <text:p>2,73E+10</text:p>
          </table:table-cell>
          <table:table-cell table:style-name="ce9" office:value-type="float" office:value="5400000" calcext:value-type="float">
            <text:p>5,40E+06</text:p>
          </table:table-cell>
          <table:table-cell table:style-name="ce9" office:value-type="float" office:value="29200" calcext:value-type="float">
            <text:p>2,92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1910755.4120509" calcext:value-type="float">
            <text:p>1,91E+06</text:p>
          </table:table-cell>
          <table:table-cell office:value-type="float" office:value="17370.5037459173" calcext:value-type="float">
            <text:p>1,74E+04</text:p>
          </table:table-cell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10744412140.1057" calcext:value-type="float">
            <text:p>1,07E+10</text:p>
          </table:table-cell>
          <table:table-cell office:value-type="float" office:value="1910755.4120509" calcext:value-type="float">
            <text:p>1,91E+06</text:p>
          </table:table-cell>
          <table:table-cell office:value-type="float" office:value="17370.5037459173" calcext:value-type="float">
            <text:p>1,74E+04</text:p>
          </table:table-cell>
          <table:table-cell/>
          <table:table-cell table:style-name="ce9" office:value-type="float" office:value="92200000000" calcext:value-type="float">
            <text:p>9,22E+10</text:p>
          </table:table-cell>
          <table:table-cell table:style-name="ce9" office:value-type="float" office:value="28400000000" calcext:value-type="float">
            <text:p>2,84E+10</text:p>
          </table:table-cell>
          <table:table-cell table:style-name="ce9" office:value-type="float" office:value="5700000" calcext:value-type="float">
            <text:p>5,70E+06</text:p>
          </table:table-cell>
          <table:table-cell table:style-name="ce9" office:value-type="float" office:value="30000" calcext:value-type="float">
            <text:p>3,00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2088408.29127049" calcext:value-type="float">
            <text:p>2,09E+06</text:p>
          </table:table-cell>
          <table:table-cell office:value-type="float" office:value="18160.0720980044" calcext:value-type="float">
            <text:p>1,82E+04</text:p>
          </table:table-cell>
          <table:table-cell/>
          <table:table-cell office:value-type="float" office:value="32919217013.2445" calcext:value-type="float">
            <text:p>3,29E+10</text:p>
          </table:table-cell>
          <table:table-cell office:value-type="float" office:value="11637615672.0829" calcext:value-type="float">
            <text:p>1,16E+10</text:p>
          </table:table-cell>
          <table:table-cell office:value-type="float" office:value="2088408.29127051" calcext:value-type="float">
            <text:p>2,09E+06</text:p>
          </table:table-cell>
          <table:table-cell office:value-type="float" office:value="18160.0720980044" calcext:value-type="float">
            <text:p>1,82E+04</text:p>
          </table:table-cell>
          <table:table-cell/>
          <table:table-cell table:style-name="ce9" office:value-type="float" office:value="99900000000" calcext:value-type="float">
            <text:p>9,99E+10</text:p>
          </table:table-cell>
          <table:table-cell table:style-name="ce9" office:value-type="float" office:value="30700000000" calcext:value-type="float">
            <text:p>3,07E+10</text:p>
          </table:table-cell>
          <table:table-cell table:style-name="ce9" office:value-type="float" office:value="6000000" calcext:value-type="float">
            <text:p>6,00E+06</text:p>
          </table:table-cell>
          <table:table-cell table:style-name="ce9" office:value-type="float" office:value="30800" calcext:value-type="float">
            <text:p>3,08E+04</text:p>
          </table:table-cell>
        </table:table-row>
        <table:table-row table:style-name="ro1">
          <table:table-cell/>
          <table:table-cell office:value-type="float" office:value="30177420536.1763" calcext:value-type="float">
            <text:p>3,02E+10</text:p>
          </table:table-cell>
          <table:table-cell office:value-type="float" office:value="7024778427.54155" calcext:value-type="float">
            <text:p>7,02E+09</text:p>
          </table:table-cell>
          <table:table-cell office:value-type="float" office:value="2273956.85401099" calcext:value-type="float">
            <text:p>2,27E+06</text:p>
          </table:table-cell>
          <table:table-cell office:value-type="float" office:value="18949.6404500916" calcext:value-type="float">
            <text:p>1,89E+04</text:p>
          </table:table-cell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12578606228.8293" calcext:value-type="float">
            <text:p>1,26E+10</text:p>
          </table:table-cell>
          <table:table-cell office:value-type="float" office:value="2273956.85401099" calcext:value-type="float">
            <text:p>2,27E+06</text:p>
          </table:table-cell>
          <table:table-cell office:value-type="float" office:value="18949.6404500916" calcext:value-type="float">
            <text:p>1,89E+04</text:p>
          </table:table-cell>
          <table:table-cell/>
          <table:table-cell table:style-name="ce9" office:value-type="float" office:value="104000000000" calcext:value-type="float">
            <text:p>1,04E+11</text:p>
          </table:table-cell>
          <table:table-cell table:style-name="ce9" office:value-type="float" office:value="31900000000" calcext:value-type="float">
            <text:p>3,19E+10</text:p>
          </table:table-cell>
          <table:table-cell table:style-name="ce9" office:value-type="float" office:value="6320000" calcext:value-type="float">
            <text:p>6,32E+06</text:p>
          </table:table-cell>
          <table:table-cell table:style-name="ce9" office:value-type="float" office:value="31600" calcext:value-type="float">
            <text:p>3,16E+04</text:p>
          </table:table-cell>
        </table:table-row>
        <table:table-row table:style-name="ro1"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7987598085.02072" calcext:value-type="float">
            <text:p>7,99E+09</text:p>
          </table:table-cell>
          <table:table-cell office:value-type="float" office:value="2467401.10027235" calcext:value-type="float">
            <text:p>2,47E+06</text:p>
          </table:table-cell>
          <table:table-cell office:value-type="float" office:value="19739.2088021788" calcext:value-type="float">
            <text:p>1,97E+04</text:p>
          </table:table-cell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12578606228.8293" calcext:value-type="float">
            <text:p>1,26E+10</text:p>
          </table:table-cell>
          <table:table-cell office:value-type="float" office:value="2467401.10027234" calcext:value-type="float">
            <text:p>2,47E+06</text:p>
          </table:table-cell>
          <table:table-cell office:value-type="float" office:value="19739.2088021787" calcext:value-type="float">
            <text:p>1,97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22250471.6019" calcext:value-type="float">
            <text:p>3,58E+10</text:p>
          </table:table-cell>
          <table:table-cell office:value-type="float" office:value="7987598085.02072" calcext:value-type="float">
            <text:p>7,99E+09</text:p>
          </table:table-cell>
          <table:table-cell office:value-type="float" office:value="2668741.03005455" calcext:value-type="float">
            <text:p>2,67E+06</text:p>
          </table:table-cell>
          <table:table-cell office:value-type="float" office:value="20528.7771542658" calcext:value-type="float">
            <text:p>2,05E+04</text:p>
          </table:table-cell>
          <table:table-cell/>
          <table:table-cell office:value-type="float" office:value="38891127682.1428" calcext:value-type="float">
            <text:p>3,89E+10</text:p>
          </table:table-cell>
          <table:table-cell office:value-type="float" office:value="13568617531.8842" calcext:value-type="float">
            <text:p>1,36E+10</text:p>
          </table:table-cell>
          <table:table-cell office:value-type="float" office:value="2668741.03005456" calcext:value-type="float">
            <text:p>2,67E+06</text:p>
          </table:table-cell>
          <table:table-cell office:value-type="float" office:value="20528.7771542659" calcext:value-type="float">
            <text:p>2,05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130455415.7609" calcext:value-type="float">
            <text:p>4,21E+10</text:p>
          </table:table-cell>
          <table:table-cell office:value-type="float" office:value="9024627891.25213" calcext:value-type="float">
            <text:p>9,02E+09</text:p>
          </table:table-cell>
          <table:table-cell office:value-type="float" office:value="2877976.64335766" calcext:value-type="float">
            <text:p>2,88E+06</text:p>
          </table:table-cell>
          <table:table-cell office:value-type="float" office:value="21318.345506353" calcext:value-type="float">
            <text:p>2,13E+04</text:p>
          </table:table-cell>
          <table:table-cell/>
          <table:table-cell office:value-type="float" office:value="45544840443.3504" calcext:value-type="float">
            <text:p>4,55E+10</text:p>
          </table:table-cell>
          <table:table-cell office:value-type="float" office:value="15700637263.0766" calcext:value-type="float">
            <text:p>1,57E+10</text:p>
          </table:table-cell>
          <table:table-cell office:value-type="float" office:value="2877976.64335766" calcext:value-type="float">
            <text:p>2,88E+06</text:p>
          </table:table-cell>
          <table:table-cell office:value-type="float" office:value="21318.345506353" calcext:value-type="float">
            <text:p>2,13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138889535.8051" calcext:value-type="float">
            <text:p>4,91E+10</text:p>
          </table:table-cell>
          <table:table-cell office:value-type="float" office:value="10137943178.5469" calcext:value-type="float">
            <text:p>1,01E+10</text:p>
          </table:table-cell>
          <table:table-cell office:value-type="float" office:value="3095107.94018161" calcext:value-type="float">
            <text:p>3,10E+06</text:p>
          </table:table-cell>
          <table:table-cell office:value-type="float" office:value="22107.9138584401" calcext:value-type="float">
            <text:p>2,21E+04</text:p>
          </table:table-cell>
          <table:table-cell/>
          <table:table-cell office:value-type="float" office:value="49138889535.8051" calcext:value-type="float">
            <text:p>4,91E+10</text:p>
          </table:table-cell>
          <table:table-cell office:value-type="float" office:value="16845113134.2926" calcext:value-type="float">
            <text:p>1,68E+10</text:p>
          </table:table-cell>
          <table:table-cell office:value-type="float" office:value="3095107.94018162" calcext:value-type="float">
            <text:p>3,10E+06</text:p>
          </table:table-cell>
          <table:table-cell office:value-type="float" office:value="22107.9138584402" calcext:value-type="float">
            <text:p>2,21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1329619279.2162" calcext:value-type="float">
            <text:p>1,13E+10</text:p>
          </table:table-cell>
          <table:table-cell office:value-type="float" office:value="3320134.92052646" calcext:value-type="float">
            <text:p>3,32E+06</text:p>
          </table:table-cell>
          <table:table-cell office:value-type="float" office:value="22897.4822105273" calcext:value-type="float">
            <text:p>2,29E+04</text:p>
          </table:table-cell>
          <table:table-cell/>
          <table:table-cell office:value-type="float" office:value="52917209464.0192" calcext:value-type="float">
            <text:p>5,29E+10</text:p>
          </table:table-cell>
          <table:table-cell office:value-type="float" office:value="18043544637.9743" calcext:value-type="float">
            <text:p>1,80E+10</text:p>
          </table:table-cell>
          <table:table-cell office:value-type="float" office:value="3320134.92052646" calcext:value-type="float">
            <text:p>3,32E+06</text:p>
          </table:table-cell>
          <table:table-cell office:value-type="float" office:value="22897.4822105273" calcext:value-type="float">
            <text:p>2,29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1329619279.2162" calcext:value-type="float">
            <text:p>1,13E+10</text:p>
          </table:table-cell>
          <table:table-cell office:value-type="float" office:value="3553057.58439218" calcext:value-type="float">
            <text:p>3,55E+06</text:p>
          </table:table-cell>
          <table:table-cell office:value-type="float" office:value="23687.0505626145" calcext:value-type="float">
            <text:p>2,37E+04</text:p>
          </table:table-cell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9297165495.6609" calcext:value-type="float">
            <text:p>1,93E+10</text:p>
          </table:table-cell>
          <table:table-cell office:value-type="float" office:value="3553057.58439217" calcext:value-type="float">
            <text:p>3,55E+06</text:p>
          </table:table-cell>
          <table:table-cell office:value-type="float" office:value="23687.0505626145" calcext:value-type="float">
            <text:p>2,37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1329619279.2162" calcext:value-type="float">
            <text:p>1,13E+10</text:p>
          </table:table-cell>
          <table:table-cell office:value-type="float" office:value="3793875.93177874" calcext:value-type="float">
            <text:p>3,79E+06</text:p>
          </table:table-cell>
          <table:table-cell office:value-type="float" office:value="24476.6189147016" calcext:value-type="float">
            <text:p>2,45E+04</text:p>
          </table:table-cell>
          <table:table-cell/>
          <table:table-cell office:value-type="float" office:value="56884406998.8864" calcext:value-type="float">
            <text:p>5,69E+10</text:p>
          </table:table-cell>
          <table:table-cell office:value-type="float" office:value="19297165495.6609" calcext:value-type="float">
            <text:p>1,93E+10</text:p>
          </table:table-cell>
          <table:table-cell office:value-type="float" office:value="3793875.93177875" calcext:value-type="float">
            <text:p>3,79E+06</text:p>
          </table:table-cell>
          <table:table-cell office:value-type="float" office:value="24476.6189147016" calcext:value-type="float">
            <text:p>2,45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12601731525.5711" calcext:value-type="float">
            <text:p>1,26E+10</text:p>
          </table:table-cell>
          <table:table-cell office:value-type="float" office:value="4042589.96268621" calcext:value-type="float">
            <text:p>4,04E+06</text:p>
          </table:table-cell>
          <table:table-cell office:value-type="float" office:value="25266.1872667888" calcext:value-type="float">
            <text:p>2,53E+04</text:p>
          </table:table-cell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21974910159.206" calcext:value-type="float">
            <text:p>2,20E+10</text:p>
          </table:table-cell>
          <table:table-cell office:value-type="float" office:value="4042589.9626862" calcext:value-type="float">
            <text:p>4,04E+06</text:p>
          </table:table-cell>
          <table:table-cell office:value-type="float" office:value="25266.1872667888" calcext:value-type="float">
            <text:p>2,53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12601731525.5711" calcext:value-type="float">
            <text:p>1,26E+10</text:p>
          </table:table-cell>
          <table:table-cell office:value-type="float" office:value="4299199.67711451" calcext:value-type="float">
            <text:p>4,30E+06</text:p>
          </table:table-cell>
          <table:table-cell office:value-type="float" office:value="26055.7556188759" calcext:value-type="float">
            <text:p>2,61E+04</text:p>
          </table:table-cell>
          <table:table-cell/>
          <table:table-cell office:value-type="float" office:value="69965332952.3475" calcext:value-type="float">
            <text:p>7,00E+10</text:p>
          </table:table-cell>
          <table:table-cell office:value-type="float" office:value="23401501408.1431" calcext:value-type="float">
            <text:p>2,34E+10</text:p>
          </table:table-cell>
          <table:table-cell office:value-type="float" office:value="4299199.67711452" calcext:value-type="float">
            <text:p>4,30E+06</text:p>
          </table:table-cell>
          <table:table-cell office:value-type="float" office:value="26055.7556188759" calcext:value-type="float">
            <text:p>2,61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403861972.1566" calcext:value-type="float">
            <text:p>6,54E+10</text:p>
          </table:table-cell>
          <table:table-cell office:value-type="float" office:value="12601731525.5711" calcext:value-type="float">
            <text:p>1,26E+10</text:p>
          </table:table-cell>
          <table:table-cell office:value-type="float" office:value="4563705.07506372" calcext:value-type="float">
            <text:p>4,56E+06</text:p>
          </table:table-cell>
          <table:table-cell office:value-type="float" office:value="26845.3239709631" calcext:value-type="float">
            <text:p>2,68E+04</text:p>
          </table:table-cell>
          <table:table-cell/>
          <table:table-cell office:value-type="float" office:value="74734108622.7676" calcext:value-type="float">
            <text:p>7,47E+10</text:p>
          </table:table-cell>
          <table:table-cell office:value-type="float" office:value="24888216897.2424" calcext:value-type="float">
            <text:p>2,49E+10</text:p>
          </table:table-cell>
          <table:table-cell office:value-type="float" office:value="4563705.07506372" calcext:value-type="float">
            <text:p>4,56E+06</text:p>
          </table:table-cell>
          <table:table-cell office:value-type="float" office:value="26845.3239709631" calcext:value-type="float">
            <text:p>2,68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734108622.7676" calcext:value-type="float">
            <text:p>7,47E+10</text:p>
          </table:table-cell>
          <table:table-cell office:value-type="float" office:value="13956355249.9227" calcext:value-type="float">
            <text:p>1,40E+10</text:p>
          </table:table-cell>
          <table:table-cell office:value-type="float" office:value="4836106.15653381" calcext:value-type="float">
            <text:p>4,84E+06</text:p>
          </table:table-cell>
          <table:table-cell office:value-type="float" office:value="27634.8923230503" calcext:value-type="float">
            <text:p>2,76E+04</text:p>
          </table:table-cell>
          <table:table-cell/>
          <table:table-cell office:value-type="float" office:value="84912001117.8712" calcext:value-type="float">
            <text:p>8,49E+10</text:p>
          </table:table-cell>
          <table:table-cell office:value-type="float" office:value="28046955482.0842" calcext:value-type="float">
            <text:p>2,80E+10</text:p>
          </table:table-cell>
          <table:table-cell office:value-type="float" office:value="4836106.15653378" calcext:value-type="float">
            <text:p>4,84E+06</text:p>
          </table:table-cell>
          <table:table-cell office:value-type="float" office:value="27634.8923230502" calcext:value-type="float">
            <text:p>2,76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734108622.7676" calcext:value-type="float">
            <text:p>7,47E+10</text:p>
          </table:table-cell>
          <table:table-cell office:value-type="float" office:value="13956355249.9227" calcext:value-type="float">
            <text:p>1,40E+10</text:p>
          </table:table-cell>
          <table:table-cell office:value-type="float" office:value="5116402.92152472" calcext:value-type="float">
            <text:p>5,12E+06</text:p>
          </table:table-cell>
          <table:table-cell office:value-type="float" office:value="28424.4606751373" calcext:value-type="float">
            <text:p>2,84E+04</text:p>
          </table:table-cell>
          <table:table-cell/>
          <table:table-cell office:value-type="float" office:value="84912001117.8712" calcext:value-type="float">
            <text:p>8,49E+10</text:p>
          </table:table-cell>
          <table:table-cell office:value-type="float" office:value="28046955482.0842" calcext:value-type="float">
            <text:p>2,80E+10</text:p>
          </table:table-cell>
          <table:table-cell office:value-type="float" office:value="5116402.92152472" calcext:value-type="float">
            <text:p>5,12E+06</text:p>
          </table:table-cell>
          <table:table-cell office:value-type="float" office:value="28424.4606751373" calcext:value-type="float">
            <text:p>2,84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912001117.8712" calcext:value-type="float">
            <text:p>8,49E+10</text:p>
          </table:table-cell>
          <table:table-cell office:value-type="float" office:value="15395565784.5823" calcext:value-type="float">
            <text:p>1,54E+10</text:p>
          </table:table-cell>
          <table:table-cell office:value-type="float" office:value="5404595.37003655" calcext:value-type="float">
            <text:p>5,40E+06</text:p>
          </table:table-cell>
          <table:table-cell office:value-type="float" office:value="29214.0290272245" calcext:value-type="float">
            <text:p>2,92E+04</text:p>
          </table:table-cell>
          <table:table-cell/>
          <table:table-cell office:value-type="float" office:value="90330331484.3428" calcext:value-type="float">
            <text:p>9,03E+10</text:p>
          </table:table-cell>
          <table:table-cell office:value-type="float" office:value="29721446020.9055" calcext:value-type="float">
            <text:p>2,97E+10</text:p>
          </table:table-cell>
          <table:table-cell office:value-type="float" office:value="5404595.37003653" calcext:value-type="float">
            <text:p>5,40E+06</text:p>
          </table:table-cell>
          <table:table-cell office:value-type="float" office:value="29214.0290272245" calcext:value-type="float">
            <text:p>2,92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974393624.6194" calcext:value-type="float">
            <text:p>9,60E+10</text:p>
          </table:table-cell>
          <table:table-cell office:value-type="float" office:value="16921438461.8608" calcext:value-type="float">
            <text:p>1,69E+10</text:p>
          </table:table-cell>
          <table:table-cell office:value-type="float" office:value="5700683.5020692" calcext:value-type="float">
            <text:p>5,70E+06</text:p>
          </table:table-cell>
          <table:table-cell office:value-type="float" office:value="30003.5973793116" calcext:value-type="float">
            <text:p>3,00E+04</text:p>
          </table:table-cell>
          <table:table-cell/>
          <table:table-cell office:value-type="float" office:value="90330331484.3428" calcext:value-type="float">
            <text:p>9,03E+10</text:p>
          </table:table-cell>
          <table:table-cell office:value-type="float" office:value="29721446020.9055" calcext:value-type="float">
            <text:p>2,97E+10</text:p>
          </table:table-cell>
          <table:table-cell office:value-type="float" office:value="5700683.50206921" calcext:value-type="float">
            <text:p>5,70E+06</text:p>
          </table:table-cell>
          <table:table-cell office:value-type="float" office:value="30003.5973793116" calcext:value-type="float">
            <text:p>3,00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974393624.6194" calcext:value-type="float">
            <text:p>9,60E+10</text:p>
          </table:table-cell>
          <table:table-cell office:value-type="float" office:value="16921438461.8608" calcext:value-type="float">
            <text:p>1,69E+10</text:p>
          </table:table-cell>
          <table:table-cell office:value-type="float" office:value="6004667.31762277" calcext:value-type="float">
            <text:p>6,00E+06</text:p>
          </table:table-cell>
          <table:table-cell office:value-type="float" office:value="30793.1657313988" calcext:value-type="float">
            <text:p>3,08E+04</text:p>
          </table:table-cell>
          <table:table-cell/>
          <table:table-cell office:value-type="float" office:value="95974393624.6194" calcext:value-type="float">
            <text:p>9,60E+10</text:p>
          </table:table-cell>
          <table:table-cell office:value-type="float" office:value="31460995686.046" calcext:value-type="float">
            <text:p>3,15E+10</text:p>
          </table:table-cell>
          <table:table-cell office:value-type="float" office:value="6004667.31762277" calcext:value-type="float">
            <text:p>6,00E+06</text:p>
          </table:table-cell>
          <table:table-cell office:value-type="float" office:value="30793.1657313988" calcext:value-type="float">
            <text:p>3,08E+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958140310.164" calcext:value-type="float">
            <text:p>1,08E+11</text:p>
          </table:table-cell>
          <table:table-cell office:value-type="float" office:value="18536048614.0696" calcext:value-type="float">
            <text:p>1,85E+10</text:p>
          </table:table-cell>
          <table:table-cell office:value-type="float" office:value="6316546.81669717" calcext:value-type="float">
            <text:p>6,32E+06</text:p>
          </table:table-cell>
          <table:table-cell office:value-type="float" office:value="31582.7340834859" calcext:value-type="float">
            <text:p>3,16E+04</text:p>
          </table:table-cell>
          <table:table-cell/>
          <table:table-cell office:value-type="float" office:value="101848794309.595" calcext:value-type="float">
            <text:p>1,02E+11</text:p>
          </table:table-cell>
          <table:table-cell office:value-type="float" office:value="33266838199.045" calcext:value-type="float">
            <text:p>3,33E+10</text:p>
          </table:table-cell>
          <table:table-cell office:value-type="float" office:value="6316546.81669719" calcext:value-type="float">
            <text:p>6,32E+06</text:p>
          </table:table-cell>
          <table:table-cell office:value-type="float" office:value="31582.7340834859" calcext:value-type="float">
            <text:p>3,16E+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6:04:42.4543751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cion_5f_dispersion" style:display-name="PageStyle_Relacion_disp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09:03:50</meta:creation-date>
    <dc:date>2024-04-20T22:47:13.524447288</dc:date>
    <meta:generator>LibreOffice/6.4.7.2$Linux_X86_64 LibreOffice_project/40$Build-2</meta:generator>
    <meta:editing-duration>PT5H39M14S</meta:editing-duration>
    <meta:editing-cycles>19</meta:editing-cycles>
    <meta:document-statistic meta:table-count="3" meta:cell-count="1629" meta:object-count="1"/>
    <meta:user-defined meta:name="ICV">442107D648104500BBEA2FF877E555FC_11</meta:user-defined>
    <meta:user-defined meta:name="KSOProductBuildVer">3082-12.2.0.13489</meta:user-defined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scatter" chart:style-name="ch1">
        <chart:legend chart:legend-position="end" svg:x="13.507cm" svg:y="3.966cm" style:legend-expansion="high" chart:style-name="ch2"/>
        <chart:plot-area chart:style-name="ch3" table:cell-range-address="Relacion_dispersion.E2:Relacion_dispersion.E27 Relacion_dispersion.M2:Relacion_dispersion.N27" svg:x="0.319cm" svg:y="0.18cm" svg:width="12.869cm" svg:height="8.647cm">
          <chartooo:coordinate-region svg:x="0.936cm" svg:y="0.374cm" svg:width="11.976cm" svg:height="7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lacion_dispersion.M2:Relacion_dispersion.M27" chart:class="chart:scatter">
            <chart:domain table:cell-range-address="Relacion_dispersion.E2:Relacion_dispersion.E27"/>
            <chart:data-point chart:repeated="26"/>
          </chart:series>
          <chart:series chart:style-name="ch7" chart:values-cell-range-address="Relacion_dispersion.N2:Relacion_dispersion.N27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Relacion_dispersion.E2:Relacion_dispersion.E27</svg:desc>
                </draw:g>
              </table:table-cell>
              <table:table-cell office:value-type="float" office:value="13">
                <text:p>13</text:p>
                <draw:g>
                  <svg:desc>Relacion_dispersion.M2:Relacion_dispersion.M27</svg:desc>
                </draw:g>
              </table:table-cell>
              <table:table-cell office:value-type="float" office:value="26">
                <text:p>26</text:p>
                <draw:g>
                  <svg:desc>Relacion_dispersion.N2:Relacion_dispersion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">
                <text:p>270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">
                <text:p>290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">
                <text:p>310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">
                <text:p>330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">
                <text:p>340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">
                <text:p>350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">
                <text:p>360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0">
                <text:p>370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">
                <text:p>39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">
                <text:p>400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